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5.12mm"/>
    </style:style>
    <style:style style:name="co6" style:family="table-column">
      <style:table-column-properties fo:break-before="auto" style:column-width="7.43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12.79mm"/>
    </style:style>
    <style:style style:name="co12" style:family="table-column">
      <style:table-column-properties fo:break-before="auto" style:column-width="7.97mm"/>
    </style:style>
    <style:style style:name="co13" style:family="table-column">
      <style:table-column-properties fo:break-before="auto" style:column-width="11.98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0.07mm"/>
    </style:style>
    <style:style style:name="co16" style:family="table-column">
      <style:table-column-properties fo:break-before="auto" style:column-width="12.52mm"/>
    </style:style>
    <style:style style:name="co17" style:family="table-column">
      <style:table-column-properties fo:break-before="auto" style:column-width="7.62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10.62mm"/>
    </style:style>
    <style:style style:name="co20" style:family="table-column">
      <style:table-column-properties fo:break-before="auto" style:column-width="15.52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9.79mm"/>
    </style:style>
    <style:style style:name="co25" style:family="table-column">
      <style:table-column-properties fo:break-before="auto" style:column-width="21.24mm"/>
    </style:style>
    <style:style style:name="co26" style:family="table-column">
      <style:table-column-properties fo:break-before="auto" style:column-width="31.04mm"/>
    </style:style>
    <style:style style:name="co27" style:family="table-column">
      <style:table-column-properties fo:break-before="auto" style:column-width="49.28mm"/>
    </style:style>
    <style:style style:name="co28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/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6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4"/>
        <table:table-column table:style-name="co5" table:default-cell-style-name="ce4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 table:number-columns-spanned="2" table:number-rows-spanned="1">
            <text:p>Standard(s)</text:p>
          </table:table-cell>
          <table:covered-table-cell table:style-name="ce1"/>
          <table:table-cell table:style-name="ce1" office:value-type="string" calcext:value-type="string">
            <text:p>LED?</text:p>
          </table:table-cell>
          <table:table-cell table:style-name="ce1" office:value-type="string" calcext:value-type="string">
            <text:p>Eth?</text:p>
          </table:table-cell>
          <table:table-cell table:style-name="ce1" office:value-type="string" calcext:value-type="string">
            <text:p>RAM?</text:p>
          </table:table-cell>
          <table:table-cell table:style-name="ce1" office:value-type="string" calcext:value-type="string">
            <text:p>Other?</text:p>
          </table:table-cell>
          <table:table-cell table:style-name="ce1" office:value-type="string" calcext:value-type="string">
            <text:p>Function</text:p>
          </table:table-cell>
          <table:table-cell table:style-name="ce2" table:number-columns-repeated="5"/>
          <table:table-cell table:style-name="ce3" table:number-columns-repeated="2"/>
          <table:table-cell table:style-name="ce2" table:number-columns-repeated="1008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]);&quot;LED&quot;;&quot;&quot;)">
            <text:p/>
          </table:table-cell>
          <table:table-cell table:formula="of:=IF(COUNTIF([$'v6.0 Eth RAM'.$O$3:.$R$19];[.A2]);&quot;Eth&quot;;&quot;&quot;)">
            <text:p/>
          </table:table-cell>
          <table:table-cell table:formula="of:=IF(COUNTIF([$'v6.0 Eth RAM'.$O$23:.$O$77];[.A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3]);&quot;LED&quot;;&quot;&quot;)">
            <text:p/>
          </table:table-cell>
          <table:table-cell table:formula="of:=IF(COUNTIF([$'v6.0 Eth RAM'.$O$3:.$R$19];[.A3]);&quot;Eth&quot;;&quot;&quot;)">
            <text:p/>
          </table:table-cell>
          <table:table-cell table:formula="of:=IF(COUNTIF([$'v6.0 Eth RAM'.$O$23:.$O$77];[.A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]);&quot;LED&quot;;&quot;&quot;)">
            <text:p/>
          </table:table-cell>
          <table:table-cell table:formula="of:=IF(COUNTIF([$'v6.0 Eth RAM'.$O$3:.$R$19];[.A4]);&quot;Eth&quot;;&quot;&quot;)">
            <text:p/>
          </table:table-cell>
          <table:table-cell table:formula="of:=IF(COUNTIF([$'v6.0 Eth RAM'.$O$23:.$O$77];[.A4]);&quot;RAM&quot;;&quot;&quot;)">
            <text:p/>
          </table:table-cell>
          <table:table-cell table:number-columns-repeated="6"/>
          <table:table-cell office:value-type="string" calcext:value-type="string">
            <text:p>bidi</text:p>
          </table:table-cell>
          <table:table-cell table:formula="of:=COUNTIF([.B$1:.B$1048576]; [.N4])" office:value-type="float" office:value="35" calcext:value-type="float">
            <text:p>35</text:p>
          </table:table-cell>
          <table:table-cell office:value-type="string" calcext:value-type="string">
            <text:p>32 data, 1 mdc, 1 led, 1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]);&quot;LED&quot;;&quot;&quot;)">
            <text:p/>
          </table:table-cell>
          <table:table-cell table:formula="of:=IF(COUNTIF([$'v6.0 Eth RAM'.$O$3:.$R$19];[.A5]);&quot;Eth&quot;;&quot;&quot;)">
            <text:p/>
          </table:table-cell>
          <table:table-cell table:formula="of:=IF(COUNTIF([$'v6.0 Eth RAM'.$O$23:.$O$77];[.A5]);&quot;RAM&quot;;&quot;&quot;)">
            <text:p/>
          </table:table-cell>
          <table:table-cell table:number-columns-repeated="6"/>
          <table:table-cell office:value-type="string" calcext:value-type="string">
            <text:p>input</text:p>
          </table:table-cell>
          <table:table-cell table:formula="of:=COUNTIF([.B$1:.B$1048576]; [.N5])" office:value-type="float" office:value="17" calcext:value-type="float">
            <text:p>17</text:p>
          </table:table-cell>
          <table:table-cell office:value-type="string" calcext:value-type="string">
            <text:p>12 for 2 phys, 1 clk, 1 miso, 3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]);&quot;LED&quot;;&quot;&quot;)">
            <text:p/>
          </table:table-cell>
          <table:table-cell table:formula="of:=IF(COUNTIF([$'v6.0 Eth RAM'.$O$3:.$R$19];[.A6]);&quot;Eth&quot;;&quot;&quot;)">
            <text:p/>
          </table:table-cell>
          <table:table-cell table:formula="of:=IF(COUNTIF([$'v6.0 Eth RAM'.$O$23:.$O$77];[.A6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output</text:p>
          </table:table-cell>
          <table:table-cell table:formula="of:=COUNTIF([.B$1:.B$1048576]; [.N6])" office:value-type="float" office:value="144" calcext:value-type="float">
            <text:p>144</text:p>
          </table:table-cell>
          <table:table-cell office:value-type="string" calcext:value-type="string">
            <text:p>12 for 2 phys, 1 mdc, 1 phy rst, 1 mosi, 1 flash cs, 11 RAM A, 5 RAM ctrl, 6x16=96 LED data, 8 LED shared, 8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/>
          <table:table-cell table:formula="of:=IF(COUNTIF([$'v6.0 LEDs'.$N$3:$'v6.0 LEDs'.$R$80];[.A7]);&quot;LED&quot;;&quot;&quot;)">
            <text:p/>
          </table:table-cell>
          <table:table-cell table:formula="of:=IF(COUNTIF([$'v6.0 Eth RAM'.$O$3:.$R$19];[.A7]);&quot;Eth&quot;;&quot;&quot;)">
            <text:p/>
          </table:table-cell>
          <table:table-cell table:formula="of:=IF(COUNTIF([$'v6.0 Eth RAM'.$O$23:.$O$77];[.A7]);&quot;RAM&quot;;&quot;&quot;)">
            <text:p/>
          </table:table-cell>
          <table:table-cell table:number-columns-repeated="6"/>
          <table:table-cell office:value-type="string" calcext:value-type="string">
            <text:p>special</text:p>
          </table:table-cell>
          <table:table-cell table:formula="of:=COUNTIF([.B$1:.B$1048576]; [.N7])" office:value-type="float" office:value="1" calcext:value-type="float">
            <text:p>1</text:p>
          </table:table-cell>
          <table:table-cell office:value-type="string" calcext:value-type="string">
            <text:p>flash sc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8]);&quot;LED&quot;;&quot;&quot;)">
            <text:p/>
          </table:table-cell>
          <table:table-cell table:formula="of:=IF(COUNTIF([$'v6.0 Eth RAM'.$O$3:.$R$19];[.A8]);&quot;Eth&quot;;&quot;&quot;)">
            <text:p/>
          </table:table-cell>
          <table:table-cell table:formula="of:=IF(COUNTIF([$'v6.0 Eth RAM'.$O$23:.$O$77];[.A8]);&quot;RAM&quot;;&quot;&quot;)" office:value-type="string" office:string-value="RAM" calcext:value-type="string">
            <text:p>RAM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table:formula="of:=SUM([.O4:.O7])" office:value-type="float" office:value="197" calcext:value-type="float">
            <text:p>197</text:p>
          </table:table-cell>
          <table:table-cell office:value-type="string" calcext:value-type="string">
            <text:p>12 unkn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9]);&quot;LED&quot;;&quot;&quot;)">
            <text:p/>
          </table:table-cell>
          <table:table-cell table:formula="of:=IF(COUNTIF([$'v6.0 Eth RAM'.$O$3:.$R$19];[.A9]);&quot;Eth&quot;;&quot;&quot;)">
            <text:p/>
          </table:table-cell>
          <table:table-cell table:formula="of:=IF(COUNTIF([$'v6.0 Eth RAM'.$O$23:.$O$77];[.A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]);&quot;LED&quot;;&quot;&quot;)">
            <text:p/>
          </table:table-cell>
          <table:table-cell table:formula="of:=IF(COUNTIF([$'v6.0 Eth RAM'.$O$3:.$R$19];[.A10]);&quot;Eth&quot;;&quot;&quot;)">
            <text:p/>
          </table:table-cell>
          <table:table-cell table:formula="of:=IF(COUNTIF([$'v6.0 Eth RAM'.$O$23:.$O$77];[.A10]);&quot;RAM&quot;;&quot;&quot;)">
            <text:p/>
          </table:table-cell>
          <table:table-cell table:number-columns-repeated="6"/>
          <table:table-cell office:value-type="string" calcext:value-type="string">
            <text:p>LED</text:p>
          </table:table-cell>
          <table:table-cell table:formula="of:=COUNTIF([.E$1:.E$1048576];&quot;LED&quot;)" office:value-type="float" office:value="104" calcext:value-type="float">
            <text:p>1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11]);&quot;LED&quot;;&quot;&quot;)">
            <text:p/>
          </table:table-cell>
          <table:table-cell table:formula="of:=IF(COUNTIF([$'v6.0 Eth RAM'.$O$3:.$R$19];[.A11]);&quot;Eth&quot;;&quot;&quot;)">
            <text:p/>
          </table:table-cell>
          <table:table-cell table:formula="of:=IF(COUNTIF([$'v6.0 Eth RAM'.$O$23:.$O$77];[.A1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2]);&quot;LED&quot;;&quot;&quot;)">
            <text:p/>
          </table:table-cell>
          <table:table-cell table:formula="of:=IF(COUNTIF([$'v6.0 Eth RAM'.$O$3:.$R$19];[.A12]);&quot;Eth&quot;;&quot;&quot;)">
            <text:p/>
          </table:table-cell>
          <table:table-cell table:formula="of:=IF(COUNTIF([$'v6.0 Eth RAM'.$O$23:.$O$77];[.A1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]);&quot;LED&quot;;&quot;&quot;)">
            <text:p/>
          </table:table-cell>
          <table:table-cell table:formula="of:=IF(COUNTIF([$'v6.0 Eth RAM'.$O$3:.$R$19];[.A13]);&quot;Eth&quot;;&quot;&quot;)">
            <text:p/>
          </table:table-cell>
          <table:table-cell table:formula="of:=IF(COUNTIF([$'v6.0 Eth RAM'.$O$23:.$O$77];[.A1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4]);&quot;LED&quot;;&quot;&quot;)">
            <text:p/>
          </table:table-cell>
          <table:table-cell table:formula="of:=IF(COUNTIF([$'v6.0 Eth RAM'.$O$3:.$R$19];[.A14]);&quot;Eth&quot;;&quot;&quot;)">
            <text:p/>
          </table:table-cell>
          <table:table-cell table:formula="of:=IF(COUNTIF([$'v6.0 Eth RAM'.$O$23:.$O$77];[.A1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]);&quot;LED&quot;;&quot;&quot;)">
            <text:p/>
          </table:table-cell>
          <table:table-cell table:formula="of:=IF(COUNTIF([$'v6.0 Eth RAM'.$O$3:.$R$19];[.A15]);&quot;Eth&quot;;&quot;&quot;)">
            <text:p/>
          </table:table-cell>
          <table:table-cell table:formula="of:=IF(COUNTIF([$'v6.0 Eth RAM'.$O$23:.$O$77];[.A1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]);&quot;LED&quot;;&quot;&quot;)" office:value-type="string" office:string-value="LED" calcext:value-type="string">
            <text:p>LED</text:p>
          </table:table-cell>
          <table:table-cell table:formula="of:=IF(COUNTIF([$'v6.0 Eth RAM'.$O$3:.$R$19];[.A16]);&quot;Eth&quot;;&quot;&quot;)">
            <text:p/>
          </table:table-cell>
          <table:table-cell table:formula="of:=IF(COUNTIF([$'v6.0 Eth RAM'.$O$23:.$O$77];[.A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]);&quot;LED&quot;;&quot;&quot;)">
            <text:p/>
          </table:table-cell>
          <table:table-cell table:formula="of:=IF(COUNTIF([$'v6.0 Eth RAM'.$O$3:.$R$19];[.A17]);&quot;Eth&quot;;&quot;&quot;)">
            <text:p/>
          </table:table-cell>
          <table:table-cell table:formula="of:=IF(COUNTIF([$'v6.0 Eth RAM'.$O$23:.$O$77];[.A1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]);&quot;LED&quot;;&quot;&quot;)">
            <text:p/>
          </table:table-cell>
          <table:table-cell table:formula="of:=IF(COUNTIF([$'v6.0 Eth RAM'.$O$3:.$R$19];[.A18]);&quot;Eth&quot;;&quot;&quot;)">
            <text:p/>
          </table:table-cell>
          <table:table-cell table:formula="of:=IF(COUNTIF([$'v6.0 Eth RAM'.$O$23:.$O$77];[.A1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]);&quot;LED&quot;;&quot;&quot;)">
            <text:p/>
          </table:table-cell>
          <table:table-cell table:formula="of:=IF(COUNTIF([$'v6.0 Eth RAM'.$O$3:.$R$19];[.A19]);&quot;Eth&quot;;&quot;&quot;)">
            <text:p/>
          </table:table-cell>
          <table:table-cell table:formula="of:=IF(COUNTIF([$'v6.0 Eth RAM'.$O$23:.$O$77];[.A1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0]);&quot;LED&quot;;&quot;&quot;)">
            <text:p/>
          </table:table-cell>
          <table:table-cell table:formula="of:=IF(COUNTIF([$'v6.0 Eth RAM'.$O$3:.$R$19];[.A20]);&quot;Eth&quot;;&quot;&quot;)">
            <text:p/>
          </table:table-cell>
          <table:table-cell table:formula="of:=IF(COUNTIF([$'v6.0 Eth RAM'.$O$23:.$O$77];[.A2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1]);&quot;LED&quot;;&quot;&quot;)">
            <text:p/>
          </table:table-cell>
          <table:table-cell table:formula="of:=IF(COUNTIF([$'v6.0 Eth RAM'.$O$3:.$R$19];[.A21]);&quot;Eth&quot;;&quot;&quot;)">
            <text:p/>
          </table:table-cell>
          <table:table-cell table:formula="of:=IF(COUNTIF([$'v6.0 Eth RAM'.$O$23:.$O$77];[.A2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2]);&quot;LED&quot;;&quot;&quot;)">
            <text:p/>
          </table:table-cell>
          <table:table-cell table:formula="of:=IF(COUNTIF([$'v6.0 Eth RAM'.$O$3:.$R$19];[.A22]);&quot;Eth&quot;;&quot;&quot;)">
            <text:p/>
          </table:table-cell>
          <table:table-cell table:formula="of:=IF(COUNTIF([$'v6.0 Eth RAM'.$O$23:.$O$77];[.A22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3]);&quot;LED&quot;;&quot;&quot;)">
            <text:p/>
          </table:table-cell>
          <table:table-cell table:formula="of:=IF(COUNTIF([$'v6.0 Eth RAM'.$O$3:.$R$19];[.A23]);&quot;Eth&quot;;&quot;&quot;)">
            <text:p/>
          </table:table-cell>
          <table:table-cell table:formula="of:=IF(COUNTIF([$'v6.0 Eth RAM'.$O$23:.$O$77];[.A23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4]);&quot;LED&quot;;&quot;&quot;)">
            <text:p/>
          </table:table-cell>
          <table:table-cell table:formula="of:=IF(COUNTIF([$'v6.0 Eth RAM'.$O$3:.$R$19];[.A24]);&quot;Eth&quot;;&quot;&quot;)">
            <text:p/>
          </table:table-cell>
          <table:table-cell table:formula="of:=IF(COUNTIF([$'v6.0 Eth RAM'.$O$23:.$O$77];[.A2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5]);&quot;LED&quot;;&quot;&quot;)">
            <text:p/>
          </table:table-cell>
          <table:table-cell table:formula="of:=IF(COUNTIF([$'v6.0 Eth RAM'.$O$3:.$R$19];[.A25]);&quot;Eth&quot;;&quot;&quot;)">
            <text:p/>
          </table:table-cell>
          <table:table-cell table:formula="of:=IF(COUNTIF([$'v6.0 Eth RAM'.$O$23:.$O$77];[.A2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6]);&quot;LED&quot;;&quot;&quot;)">
            <text:p/>
          </table:table-cell>
          <table:table-cell table:formula="of:=IF(COUNTIF([$'v6.0 Eth RAM'.$O$3:.$R$19];[.A26]);&quot;Eth&quot;;&quot;&quot;)">
            <text:p/>
          </table:table-cell>
          <table:table-cell table:formula="of:=IF(COUNTIF([$'v6.0 Eth RAM'.$O$23:.$O$77];[.A2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7]);&quot;LED&quot;;&quot;&quot;)">
            <text:p/>
          </table:table-cell>
          <table:table-cell table:formula="of:=IF(COUNTIF([$'v6.0 Eth RAM'.$O$3:.$R$19];[.A27]);&quot;Eth&quot;;&quot;&quot;)">
            <text:p/>
          </table:table-cell>
          <table:table-cell table:formula="of:=IF(COUNTIF([$'v6.0 Eth RAM'.$O$23:.$O$77];[.A2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28]);&quot;LED&quot;;&quot;&quot;)">
            <text:p/>
          </table:table-cell>
          <table:table-cell table:formula="of:=IF(COUNTIF([$'v6.0 Eth RAM'.$O$3:.$R$19];[.A28]);&quot;Eth&quot;;&quot;&quot;)">
            <text:p/>
          </table:table-cell>
          <table:table-cell table:formula="of:=IF(COUNTIF([$'v6.0 Eth RAM'.$O$23:.$O$77];[.A2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29]);&quot;LED&quot;;&quot;&quot;)">
            <text:p/>
          </table:table-cell>
          <table:table-cell table:formula="of:=IF(COUNTIF([$'v6.0 Eth RAM'.$O$3:.$R$19];[.A29]);&quot;Eth&quot;;&quot;&quot;)">
            <text:p/>
          </table:table-cell>
          <table:table-cell table:formula="of:=IF(COUNTIF([$'v6.0 Eth RAM'.$O$23:.$O$77];[.A2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0]);&quot;LED&quot;;&quot;&quot;)" office:value-type="string" office:string-value="LED" calcext:value-type="string">
            <text:p>LED</text:p>
          </table:table-cell>
          <table:table-cell table:formula="of:=IF(COUNTIF([$'v6.0 Eth RAM'.$O$3:.$R$19];[.A30]);&quot;Eth&quot;;&quot;&quot;)">
            <text:p/>
          </table:table-cell>
          <table:table-cell table:formula="of:=IF(COUNTIF([$'v6.0 Eth RAM'.$O$23:.$O$77];[.A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1]);&quot;LED&quot;;&quot;&quot;)" office:value-type="string" office:string-value="LED" calcext:value-type="string">
            <text:p>LED</text:p>
          </table:table-cell>
          <table:table-cell table:formula="of:=IF(COUNTIF([$'v6.0 Eth RAM'.$O$3:.$R$19];[.A31]);&quot;Eth&quot;;&quot;&quot;)">
            <text:p/>
          </table:table-cell>
          <table:table-cell table:formula="of:=IF(COUNTIF([$'v6.0 Eth RAM'.$O$23:.$O$77];[.A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2]);&quot;LED&quot;;&quot;&quot;)" office:value-type="string" office:string-value="LED" calcext:value-type="string">
            <text:p>LED</text:p>
          </table:table-cell>
          <table:table-cell table:formula="of:=IF(COUNTIF([$'v6.0 Eth RAM'.$O$3:.$R$19];[.A32]);&quot;Eth&quot;;&quot;&quot;)">
            <text:p/>
          </table:table-cell>
          <table:table-cell table:formula="of:=IF(COUNTIF([$'v6.0 Eth RAM'.$O$23:.$O$77];[.A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3]);&quot;LED&quot;;&quot;&quot;)" office:value-type="string" office:string-value="LED" calcext:value-type="string">
            <text:p>LED</text:p>
          </table:table-cell>
          <table:table-cell table:formula="of:=IF(COUNTIF([$'v6.0 Eth RAM'.$O$3:.$R$19];[.A33]);&quot;Eth&quot;;&quot;&quot;)">
            <text:p/>
          </table:table-cell>
          <table:table-cell table:formula="of:=IF(COUNTIF([$'v6.0 Eth RAM'.$O$23:.$O$77];[.A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34]);&quot;LED&quot;;&quot;&quot;)">
            <text:p/>
          </table:table-cell>
          <table:table-cell table:formula="of:=IF(COUNTIF([$'v6.0 Eth RAM'.$O$3:.$R$19];[.A34]);&quot;Eth&quot;;&quot;&quot;)">
            <text:p/>
          </table:table-cell>
          <table:table-cell table:formula="of:=IF(COUNTIF([$'v6.0 Eth RAM'.$O$23:.$O$77];[.A3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5]);&quot;LED&quot;;&quot;&quot;)" office:value-type="string" office:string-value="LED" calcext:value-type="string">
            <text:p>LED</text:p>
          </table:table-cell>
          <table:table-cell table:formula="of:=IF(COUNTIF([$'v6.0 Eth RAM'.$O$3:.$R$19];[.A35]);&quot;Eth&quot;;&quot;&quot;)">
            <text:p/>
          </table:table-cell>
          <table:table-cell table:formula="of:=IF(COUNTIF([$'v6.0 Eth RAM'.$O$23:.$O$77];[.A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6]);&quot;LED&quot;;&quot;&quot;)">
            <text:p/>
          </table:table-cell>
          <table:table-cell table:formula="of:=IF(COUNTIF([$'v6.0 Eth RAM'.$O$3:.$R$19];[.A36]);&quot;Eth&quot;;&quot;&quot;)">
            <text:p/>
          </table:table-cell>
          <table:table-cell table:formula="of:=IF(COUNTIF([$'v6.0 Eth RAM'.$O$23:.$O$77];[.A3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7]);&quot;LED&quot;;&quot;&quot;)">
            <text:p/>
          </table:table-cell>
          <table:table-cell table:formula="of:=IF(COUNTIF([$'v6.0 Eth RAM'.$O$3:.$R$19];[.A37]);&quot;Eth&quot;;&quot;&quot;)">
            <text:p/>
          </table:table-cell>
          <table:table-cell table:formula="of:=IF(COUNTIF([$'v6.0 Eth RAM'.$O$23:.$O$77];[.A3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8]);&quot;LED&quot;;&quot;&quot;)">
            <text:p/>
          </table:table-cell>
          <table:table-cell table:formula="of:=IF(COUNTIF([$'v6.0 Eth RAM'.$O$3:.$R$19];[.A38]);&quot;Eth&quot;;&quot;&quot;)">
            <text:p/>
          </table:table-cell>
          <table:table-cell table:formula="of:=IF(COUNTIF([$'v6.0 Eth RAM'.$O$23:.$O$77];[.A38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39]);&quot;LED&quot;;&quot;&quot;)">
            <text:p/>
          </table:table-cell>
          <table:table-cell table:formula="of:=IF(COUNTIF([$'v6.0 Eth RAM'.$O$3:.$R$19];[.A39]);&quot;Eth&quot;;&quot;&quot;)">
            <text:p/>
          </table:table-cell>
          <table:table-cell table:formula="of:=IF(COUNTIF([$'v6.0 Eth RAM'.$O$23:.$O$77];[.A3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0]);&quot;LED&quot;;&quot;&quot;)">
            <text:p/>
          </table:table-cell>
          <table:table-cell table:formula="of:=IF(COUNTIF([$'v6.0 Eth RAM'.$O$3:.$R$19];[.A40]);&quot;Eth&quot;;&quot;&quot;)">
            <text:p/>
          </table:table-cell>
          <table:table-cell table:formula="of:=IF(COUNTIF([$'v6.0 Eth RAM'.$O$23:.$O$77];[.A4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1]);&quot;LED&quot;;&quot;&quot;)">
            <text:p/>
          </table:table-cell>
          <table:table-cell table:formula="of:=IF(COUNTIF([$'v6.0 Eth RAM'.$O$3:.$R$19];[.A41]);&quot;Eth&quot;;&quot;&quot;)">
            <text:p/>
          </table:table-cell>
          <table:table-cell table:formula="of:=IF(COUNTIF([$'v6.0 Eth RAM'.$O$23:.$O$77];[.A41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2]);&quot;LED&quot;;&quot;&quot;)">
            <text:p/>
          </table:table-cell>
          <table:table-cell table:formula="of:=IF(COUNTIF([$'v6.0 Eth RAM'.$O$3:.$R$19];[.A42]);&quot;Eth&quot;;&quot;&quot;)">
            <text:p/>
          </table:table-cell>
          <table:table-cell table:formula="of:=IF(COUNTIF([$'v6.0 Eth RAM'.$O$23:.$O$77];[.A4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3]);&quot;LED&quot;;&quot;&quot;)">
            <text:p/>
          </table:table-cell>
          <table:table-cell table:formula="of:=IF(COUNTIF([$'v6.0 Eth RAM'.$O$3:.$R$19];[.A43]);&quot;Eth&quot;;&quot;&quot;)">
            <text:p/>
          </table:table-cell>
          <table:table-cell table:formula="of:=IF(COUNTIF([$'v6.0 Eth RAM'.$O$23:.$O$77];[.A4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44]);&quot;LED&quot;;&quot;&quot;)">
            <text:p/>
          </table:table-cell>
          <table:table-cell table:formula="of:=IF(COUNTIF([$'v6.0 Eth RAM'.$O$3:.$R$19];[.A44]);&quot;Eth&quot;;&quot;&quot;)">
            <text:p/>
          </table:table-cell>
          <table:table-cell table:formula="of:=IF(COUNTIF([$'v6.0 Eth RAM'.$O$23:.$O$77];[.A4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5]);&quot;LED&quot;;&quot;&quot;)" office:value-type="string" office:string-value="LED" calcext:value-type="string">
            <text:p>LED</text:p>
          </table:table-cell>
          <table:table-cell table:formula="of:=IF(COUNTIF([$'v6.0 Eth RAM'.$O$3:.$R$19];[.A45]);&quot;Eth&quot;;&quot;&quot;)">
            <text:p/>
          </table:table-cell>
          <table:table-cell table:formula="of:=IF(COUNTIF([$'v6.0 Eth RAM'.$O$23:.$O$77];[.A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6]);&quot;LED&quot;;&quot;&quot;)" office:value-type="string" office:string-value="LED" calcext:value-type="string">
            <text:p>LED</text:p>
          </table:table-cell>
          <table:table-cell table:formula="of:=IF(COUNTIF([$'v6.0 Eth RAM'.$O$3:.$R$19];[.A46]);&quot;Eth&quot;;&quot;&quot;)">
            <text:p/>
          </table:table-cell>
          <table:table-cell table:formula="of:=IF(COUNTIF([$'v6.0 Eth RAM'.$O$23:.$O$77];[.A4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7]);&quot;LED&quot;;&quot;&quot;)" office:value-type="string" office:string-value="LED" calcext:value-type="string">
            <text:p>LED</text:p>
          </table:table-cell>
          <table:table-cell table:formula="of:=IF(COUNTIF([$'v6.0 Eth RAM'.$O$3:.$R$19];[.A47]);&quot;Eth&quot;;&quot;&quot;)">
            <text:p/>
          </table:table-cell>
          <table:table-cell table:formula="of:=IF(COUNTIF([$'v6.0 Eth RAM'.$O$23:.$O$77];[.A4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8]);&quot;LED&quot;;&quot;&quot;)" office:value-type="string" office:string-value="LED" calcext:value-type="string">
            <text:p>LED</text:p>
          </table:table-cell>
          <table:table-cell table:formula="of:=IF(COUNTIF([$'v6.0 Eth RAM'.$O$3:.$R$19];[.A48]);&quot;Eth&quot;;&quot;&quot;)">
            <text:p/>
          </table:table-cell>
          <table:table-cell table:formula="of:=IF(COUNTIF([$'v6.0 Eth RAM'.$O$23:.$O$77];[.A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49]);&quot;LED&quot;;&quot;&quot;)" office:value-type="string" office:string-value="LED" calcext:value-type="string">
            <text:p>LED</text:p>
          </table:table-cell>
          <table:table-cell table:formula="of:=IF(COUNTIF([$'v6.0 Eth RAM'.$O$3:.$R$19];[.A49]);&quot;Eth&quot;;&quot;&quot;)">
            <text:p/>
          </table:table-cell>
          <table:table-cell table:formula="of:=IF(COUNTIF([$'v6.0 Eth RAM'.$O$23:.$O$77];[.A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0]);&quot;LED&quot;;&quot;&quot;)" office:value-type="string" office:string-value="LED" calcext:value-type="string">
            <text:p>LED</text:p>
          </table:table-cell>
          <table:table-cell table:formula="of:=IF(COUNTIF([$'v6.0 Eth RAM'.$O$3:.$R$19];[.A50]);&quot;Eth&quot;;&quot;&quot;)">
            <text:p/>
          </table:table-cell>
          <table:table-cell table:formula="of:=IF(COUNTIF([$'v6.0 Eth RAM'.$O$23:.$O$77];[.A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1]);&quot;LED&quot;;&quot;&quot;)">
            <text:p/>
          </table:table-cell>
          <table:table-cell table:formula="of:=IF(COUNTIF([$'v6.0 Eth RAM'.$O$3:.$R$19];[.A51]);&quot;Eth&quot;;&quot;&quot;)">
            <text:p/>
          </table:table-cell>
          <table:table-cell table:formula="of:=IF(COUNTIF([$'v6.0 Eth RAM'.$O$23:.$O$77];[.A5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2]);&quot;LED&quot;;&quot;&quot;)">
            <text:p/>
          </table:table-cell>
          <table:table-cell table:formula="of:=IF(COUNTIF([$'v6.0 Eth RAM'.$O$3:.$R$19];[.A52]);&quot;Eth&quot;;&quot;&quot;)">
            <text:p/>
          </table:table-cell>
          <table:table-cell table:formula="of:=IF(COUNTIF([$'v6.0 Eth RAM'.$O$23:.$O$77];[.A5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3]);&quot;LED&quot;;&quot;&quot;)">
            <text:p/>
          </table:table-cell>
          <table:table-cell table:formula="of:=IF(COUNTIF([$'v6.0 Eth RAM'.$O$3:.$R$19];[.A53]);&quot;Eth&quot;;&quot;&quot;)">
            <text:p/>
          </table:table-cell>
          <table:table-cell table:formula="of:=IF(COUNTIF([$'v6.0 Eth RAM'.$O$23:.$O$77];[.A5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4]);&quot;LED&quot;;&quot;&quot;)">
            <text:p/>
          </table:table-cell>
          <table:table-cell table:formula="of:=IF(COUNTIF([$'v6.0 Eth RAM'.$O$3:.$R$19];[.A54]);&quot;Eth&quot;;&quot;&quot;)">
            <text:p/>
          </table:table-cell>
          <table:table-cell table:formula="of:=IF(COUNTIF([$'v6.0 Eth RAM'.$O$23:.$O$77];[.A54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5]);&quot;LED&quot;;&quot;&quot;)">
            <text:p/>
          </table:table-cell>
          <table:table-cell table:formula="of:=IF(COUNTIF([$'v6.0 Eth RAM'.$O$3:.$R$19];[.A55]);&quot;Eth&quot;;&quot;&quot;)">
            <text:p/>
          </table:table-cell>
          <table:table-cell table:formula="of:=IF(COUNTIF([$'v6.0 Eth RAM'.$O$23:.$O$77];[.A55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6]);&quot;LED&quot;;&quot;&quot;)">
            <text:p/>
          </table:table-cell>
          <table:table-cell table:formula="of:=IF(COUNTIF([$'v6.0 Eth RAM'.$O$3:.$R$19];[.A56]);&quot;Eth&quot;;&quot;&quot;)">
            <text:p/>
          </table:table-cell>
          <table:table-cell table:formula="of:=IF(COUNTIF([$'v6.0 Eth RAM'.$O$23:.$O$77];[.A5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57]);&quot;LED&quot;;&quot;&quot;)">
            <text:p/>
          </table:table-cell>
          <table:table-cell table:formula="of:=IF(COUNTIF([$'v6.0 Eth RAM'.$O$3:.$R$19];[.A57]);&quot;Eth&quot;;&quot;&quot;)">
            <text:p/>
          </table:table-cell>
          <table:table-cell table:formula="of:=IF(COUNTIF([$'v6.0 Eth RAM'.$O$23:.$O$77];[.A5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8]);&quot;LED&quot;;&quot;&quot;)">
            <text:p/>
          </table:table-cell>
          <table:table-cell table:formula="of:=IF(COUNTIF([$'v6.0 Eth RAM'.$O$3:.$R$19];[.A58]);&quot;Eth&quot;;&quot;&quot;)">
            <text:p/>
          </table:table-cell>
          <table:table-cell table:formula="of:=IF(COUNTIF([$'v6.0 Eth RAM'.$O$23:.$O$77];[.A5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59]);&quot;LED&quot;;&quot;&quot;)">
            <text:p/>
          </table:table-cell>
          <table:table-cell table:formula="of:=IF(COUNTIF([$'v6.0 Eth RAM'.$O$3:.$R$19];[.A59]);&quot;Eth&quot;;&quot;&quot;)">
            <text:p/>
          </table:table-cell>
          <table:table-cell table:formula="of:=IF(COUNTIF([$'v6.0 Eth RAM'.$O$23:.$O$77];[.A5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0]);&quot;LED&quot;;&quot;&quot;)">
            <text:p/>
          </table:table-cell>
          <table:table-cell table:formula="of:=IF(COUNTIF([$'v6.0 Eth RAM'.$O$3:.$R$19];[.A60]);&quot;Eth&quot;;&quot;&quot;)">
            <text:p/>
          </table:table-cell>
          <table:table-cell table:formula="of:=IF(COUNTIF([$'v6.0 Eth RAM'.$O$23:.$O$77];[.A6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1]);&quot;LED&quot;;&quot;&quot;)" office:value-type="string" office:string-value="LED" calcext:value-type="string">
            <text:p>LED</text:p>
          </table:table-cell>
          <table:table-cell table:formula="of:=IF(COUNTIF([$'v6.0 Eth RAM'.$O$3:.$R$19];[.A61]);&quot;Eth&quot;;&quot;&quot;)">
            <text:p/>
          </table:table-cell>
          <table:table-cell table:formula="of:=IF(COUNTIF([$'v6.0 Eth RAM'.$O$23:.$O$77];[.A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2]);&quot;LED&quot;;&quot;&quot;)" office:value-type="string" office:string-value="LED" calcext:value-type="string">
            <text:p>LED</text:p>
          </table:table-cell>
          <table:table-cell table:formula="of:=IF(COUNTIF([$'v6.0 Eth RAM'.$O$3:.$R$19];[.A62]);&quot;Eth&quot;;&quot;&quot;)">
            <text:p/>
          </table:table-cell>
          <table:table-cell table:formula="of:=IF(COUNTIF([$'v6.0 Eth RAM'.$O$23:.$O$77];[.A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3]);&quot;LED&quot;;&quot;&quot;)" office:value-type="string" office:string-value="LED" calcext:value-type="string">
            <text:p>LED</text:p>
          </table:table-cell>
          <table:table-cell table:formula="of:=IF(COUNTIF([$'v6.0 Eth RAM'.$O$3:.$R$19];[.A63]);&quot;Eth&quot;;&quot;&quot;)">
            <text:p/>
          </table:table-cell>
          <table:table-cell table:formula="of:=IF(COUNTIF([$'v6.0 Eth RAM'.$O$23:.$O$77];[.A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64]);&quot;LED&quot;;&quot;&quot;)" office:value-type="string" office:string-value="LED" calcext:value-type="string">
            <text:p>LED</text:p>
          </table:table-cell>
          <table:table-cell table:formula="of:=IF(COUNTIF([$'v6.0 Eth RAM'.$O$3:.$R$19];[.A64]);&quot;Eth&quot;;&quot;&quot;)">
            <text:p/>
          </table:table-cell>
          <table:table-cell table:formula="of:=IF(COUNTIF([$'v6.0 Eth RAM'.$O$23:.$O$77];[.A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65]);&quot;LED&quot;;&quot;&quot;)" office:value-type="string" office:string-value="LED" calcext:value-type="string">
            <text:p>LED</text:p>
          </table:table-cell>
          <table:table-cell table:formula="of:=IF(COUNTIF([$'v6.0 Eth RAM'.$O$3:.$R$19];[.A65]);&quot;Eth&quot;;&quot;&quot;)">
            <text:p/>
          </table:table-cell>
          <table:table-cell table:formula="of:=IF(COUNTIF([$'v6.0 Eth RAM'.$O$23:.$O$77];[.A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6]);&quot;LED&quot;;&quot;&quot;)">
            <text:p/>
          </table:table-cell>
          <table:table-cell table:formula="of:=IF(COUNTIF([$'v6.0 Eth RAM'.$O$3:.$R$19];[.A66]);&quot;Eth&quot;;&quot;&quot;)">
            <text:p/>
          </table:table-cell>
          <table:table-cell table:formula="of:=IF(COUNTIF([$'v6.0 Eth RAM'.$O$23:.$O$77];[.A6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7]);&quot;LED&quot;;&quot;&quot;)">
            <text:p/>
          </table:table-cell>
          <table:table-cell table:formula="of:=IF(COUNTIF([$'v6.0 Eth RAM'.$O$3:.$R$19];[.A67]);&quot;Eth&quot;;&quot;&quot;)">
            <text:p/>
          </table:table-cell>
          <table:table-cell table:formula="of:=IF(COUNTIF([$'v6.0 Eth RAM'.$O$23:.$O$77];[.A6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68]);&quot;LED&quot;;&quot;&quot;)">
            <text:p/>
          </table:table-cell>
          <table:table-cell table:formula="of:=IF(COUNTIF([$'v6.0 Eth RAM'.$O$3:.$R$19];[.A68]);&quot;Eth&quot;;&quot;&quot;)">
            <text:p/>
          </table:table-cell>
          <table:table-cell table:formula="of:=IF(COUNTIF([$'v6.0 Eth RAM'.$O$23:.$O$77];[.A6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formula="of:=IF(COUNTIF([$'v6.0 LEDs'.$N$3:$'v6.0 LEDs'.$R$80];[.A69]);&quot;LED&quot;;&quot;&quot;)">
            <text:p/>
          </table:table-cell>
          <table:table-cell table:formula="of:=IF(COUNTIF([$'v6.0 Eth RAM'.$O$3:.$R$19];[.A69]);&quot;Eth&quot;;&quot;&quot;)">
            <text:p/>
          </table:table-cell>
          <table:table-cell table:formula="of:=IF(COUNTIF([$'v6.0 Eth RAM'.$O$23:.$O$77];[.A69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0]);&quot;LED&quot;;&quot;&quot;)">
            <text:p/>
          </table:table-cell>
          <table:table-cell table:formula="of:=IF(COUNTIF([$'v6.0 Eth RAM'.$O$3:.$R$19];[.A70]);&quot;Eth&quot;;&quot;&quot;)">
            <text:p/>
          </table:table-cell>
          <table:table-cell table:formula="of:=IF(COUNTIF([$'v6.0 Eth RAM'.$O$23:.$O$77];[.A70]);&quot;RAM&quot;;&quot;&quot;)" office:value-type="string" office:string-value="RAM" calcext:value-type="string">
            <text:p>RA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1]);&quot;LED&quot;;&quot;&quot;)">
            <text:p/>
          </table:table-cell>
          <table:table-cell table:formula="of:=IF(COUNTIF([$'v6.0 Eth RAM'.$O$3:.$R$19];[.A71]);&quot;Eth&quot;;&quot;&quot;)">
            <text:p/>
          </table:table-cell>
          <table:table-cell table:formula="of:=IF(COUNTIF([$'v6.0 Eth RAM'.$O$23:.$O$77];[.A7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2]);&quot;LED&quot;;&quot;&quot;)">
            <text:p/>
          </table:table-cell>
          <table:table-cell table:formula="of:=IF(COUNTIF([$'v6.0 Eth RAM'.$O$3:.$R$19];[.A72]);&quot;Eth&quot;;&quot;&quot;)">
            <text:p/>
          </table:table-cell>
          <table:table-cell table:formula="of:=IF(COUNTIF([$'v6.0 Eth RAM'.$O$23:.$O$77];[.A7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3]);&quot;LED&quot;;&quot;&quot;)">
            <text:p/>
          </table:table-cell>
          <table:table-cell table:formula="of:=IF(COUNTIF([$'v6.0 Eth RAM'.$O$3:.$R$19];[.A73]);&quot;Eth&quot;;&quot;&quot;)">
            <text:p/>
          </table:table-cell>
          <table:table-cell table:formula="of:=IF(COUNTIF([$'v6.0 Eth RAM'.$O$23:.$O$77];[.A7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74]);&quot;LED&quot;;&quot;&quot;)">
            <text:p/>
          </table:table-cell>
          <table:table-cell table:formula="of:=IF(COUNTIF([$'v6.0 Eth RAM'.$O$3:.$R$19];[.A74]);&quot;Eth&quot;;&quot;&quot;)">
            <text:p/>
          </table:table-cell>
          <table:table-cell table:formula="of:=IF(COUNTIF([$'v6.0 Eth RAM'.$O$23:.$O$77];[.A7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5]);&quot;LED&quot;;&quot;&quot;)" office:value-type="string" office:string-value="LED" calcext:value-type="string">
            <text:p>LED</text:p>
          </table:table-cell>
          <table:table-cell table:formula="of:=IF(COUNTIF([$'v6.0 Eth RAM'.$O$3:.$R$19];[.A75]);&quot;Eth&quot;;&quot;&quot;)">
            <text:p/>
          </table:table-cell>
          <table:table-cell table:formula="of:=IF(COUNTIF([$'v6.0 Eth RAM'.$O$23:.$O$77];[.A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6]);&quot;LED&quot;;&quot;&quot;)" office:value-type="string" office:string-value="LED" calcext:value-type="string">
            <text:p>LED</text:p>
          </table:table-cell>
          <table:table-cell table:formula="of:=IF(COUNTIF([$'v6.0 Eth RAM'.$O$3:.$R$19];[.A76]);&quot;Eth&quot;;&quot;&quot;)">
            <text:p/>
          </table:table-cell>
          <table:table-cell table:formula="of:=IF(COUNTIF([$'v6.0 Eth RAM'.$O$23:.$O$77];[.A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7]);&quot;LED&quot;;&quot;&quot;)" office:value-type="string" office:string-value="LED" calcext:value-type="string">
            <text:p>LED</text:p>
          </table:table-cell>
          <table:table-cell table:formula="of:=IF(COUNTIF([$'v6.0 Eth RAM'.$O$3:.$R$19];[.A77]);&quot;Eth&quot;;&quot;&quot;)">
            <text:p/>
          </table:table-cell>
          <table:table-cell table:formula="of:=IF(COUNTIF([$'v6.0 Eth RAM'.$O$23:.$O$77];[.A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8]);&quot;LED&quot;;&quot;&quot;)" office:value-type="string" office:string-value="LED" calcext:value-type="string">
            <text:p>LED</text:p>
          </table:table-cell>
          <table:table-cell table:formula="of:=IF(COUNTIF([$'v6.0 Eth RAM'.$O$3:.$R$19];[.A78]);&quot;Eth&quot;;&quot;&quot;)">
            <text:p/>
          </table:table-cell>
          <table:table-cell table:formula="of:=IF(COUNTIF([$'v6.0 Eth RAM'.$O$23:.$O$77];[.A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79]);&quot;LED&quot;;&quot;&quot;)" office:value-type="string" office:string-value="LED" calcext:value-type="string">
            <text:p>LED</text:p>
          </table:table-cell>
          <table:table-cell table:formula="of:=IF(COUNTIF([$'v6.0 Eth RAM'.$O$3:.$R$19];[.A79]);&quot;Eth&quot;;&quot;&quot;)">
            <text:p/>
          </table:table-cell>
          <table:table-cell table:formula="of:=IF(COUNTIF([$'v6.0 Eth RAM'.$O$23:.$O$77];[.A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0]);&quot;LED&quot;;&quot;&quot;)" office:value-type="string" office:string-value="LED" calcext:value-type="string">
            <text:p>LED</text:p>
          </table:table-cell>
          <table:table-cell table:formula="of:=IF(COUNTIF([$'v6.0 Eth RAM'.$O$3:.$R$19];[.A80]);&quot;Eth&quot;;&quot;&quot;)">
            <text:p/>
          </table:table-cell>
          <table:table-cell table:formula="of:=IF(COUNTIF([$'v6.0 Eth RAM'.$O$23:.$O$77];[.A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1]);&quot;LED&quot;;&quot;&quot;)" office:value-type="string" office:string-value="LED" calcext:value-type="string">
            <text:p>LED</text:p>
          </table:table-cell>
          <table:table-cell table:formula="of:=IF(COUNTIF([$'v6.0 Eth RAM'.$O$3:.$R$19];[.A81]);&quot;Eth&quot;;&quot;&quot;)">
            <text:p/>
          </table:table-cell>
          <table:table-cell table:formula="of:=IF(COUNTIF([$'v6.0 Eth RAM'.$O$23:.$O$77];[.A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2]);&quot;LED&quot;;&quot;&quot;)" office:value-type="string" office:string-value="LED" calcext:value-type="string">
            <text:p>LED</text:p>
          </table:table-cell>
          <table:table-cell table:formula="of:=IF(COUNTIF([$'v6.0 Eth RAM'.$O$3:.$R$19];[.A82]);&quot;Eth&quot;;&quot;&quot;)">
            <text:p/>
          </table:table-cell>
          <table:table-cell table:formula="of:=IF(COUNTIF([$'v6.0 Eth RAM'.$O$23:.$O$77];[.A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3]);&quot;LED&quot;;&quot;&quot;)" office:value-type="string" office:string-value="LED" calcext:value-type="string">
            <text:p>LED</text:p>
          </table:table-cell>
          <table:table-cell table:formula="of:=IF(COUNTIF([$'v6.0 Eth RAM'.$O$3:.$R$19];[.A83]);&quot;Eth&quot;;&quot;&quot;)">
            <text:p/>
          </table:table-cell>
          <table:table-cell table:formula="of:=IF(COUNTIF([$'v6.0 Eth RAM'.$O$23:.$O$77];[.A8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4]);&quot;LED&quot;;&quot;&quot;)" office:value-type="string" office:string-value="LED" calcext:value-type="string">
            <text:p>LED</text:p>
          </table:table-cell>
          <table:table-cell table:formula="of:=IF(COUNTIF([$'v6.0 Eth RAM'.$O$3:.$R$19];[.A84]);&quot;Eth&quot;;&quot;&quot;)">
            <text:p/>
          </table:table-cell>
          <table:table-cell table:formula="of:=IF(COUNTIF([$'v6.0 Eth RAM'.$O$23:.$O$77];[.A8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5]);&quot;LED&quot;;&quot;&quot;)" office:value-type="string" office:string-value="LED" calcext:value-type="string">
            <text:p>LED</text:p>
          </table:table-cell>
          <table:table-cell table:formula="of:=IF(COUNTIF([$'v6.0 Eth RAM'.$O$3:.$R$19];[.A85]);&quot;Eth&quot;;&quot;&quot;)">
            <text:p/>
          </table:table-cell>
          <table:table-cell table:formula="of:=IF(COUNTIF([$'v6.0 Eth RAM'.$O$23:.$O$77];[.A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6]);&quot;LED&quot;;&quot;&quot;)" office:value-type="string" office:string-value="LED" calcext:value-type="string">
            <text:p>LED</text:p>
          </table:table-cell>
          <table:table-cell table:formula="of:=IF(COUNTIF([$'v6.0 Eth RAM'.$O$3:.$R$19];[.A86]);&quot;Eth&quot;;&quot;&quot;)">
            <text:p/>
          </table:table-cell>
          <table:table-cell table:formula="of:=IF(COUNTIF([$'v6.0 Eth RAM'.$O$23:.$O$77];[.A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7]);&quot;LED&quot;;&quot;&quot;)" office:value-type="string" office:string-value="LED" calcext:value-type="string">
            <text:p>LED</text:p>
          </table:table-cell>
          <table:table-cell table:formula="of:=IF(COUNTIF([$'v6.0 Eth RAM'.$O$3:.$R$19];[.A87]);&quot;Eth&quot;;&quot;&quot;)">
            <text:p/>
          </table:table-cell>
          <table:table-cell table:formula="of:=IF(COUNTIF([$'v6.0 Eth RAM'.$O$23:.$O$77];[.A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8]);&quot;LED&quot;;&quot;&quot;)" office:value-type="string" office:string-value="LED" calcext:value-type="string">
            <text:p>LED</text:p>
          </table:table-cell>
          <table:table-cell table:formula="of:=IF(COUNTIF([$'v6.0 Eth RAM'.$O$3:.$R$19];[.A88]);&quot;Eth&quot;;&quot;&quot;)">
            <text:p/>
          </table:table-cell>
          <table:table-cell table:formula="of:=IF(COUNTIF([$'v6.0 Eth RAM'.$O$23:.$O$77];[.A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89]);&quot;LED&quot;;&quot;&quot;)" office:value-type="string" office:string-value="LED" calcext:value-type="string">
            <text:p>LED</text:p>
          </table:table-cell>
          <table:table-cell table:formula="of:=IF(COUNTIF([$'v6.0 Eth RAM'.$O$3:.$R$19];[.A89]);&quot;Eth&quot;;&quot;&quot;)">
            <text:p/>
          </table:table-cell>
          <table:table-cell table:formula="of:=IF(COUNTIF([$'v6.0 Eth RAM'.$O$23:.$O$77];[.A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0]);&quot;LED&quot;;&quot;&quot;)" office:value-type="string" office:string-value="LED" calcext:value-type="string">
            <text:p>LED</text:p>
          </table:table-cell>
          <table:table-cell table:formula="of:=IF(COUNTIF([$'v6.0 Eth RAM'.$O$3:.$R$19];[.A90]);&quot;Eth&quot;;&quot;&quot;)">
            <text:p/>
          </table:table-cell>
          <table:table-cell table:formula="of:=IF(COUNTIF([$'v6.0 Eth RAM'.$O$23:.$O$77];[.A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1]);&quot;LED&quot;;&quot;&quot;)" office:value-type="string" office:string-value="LED" calcext:value-type="string">
            <text:p>LED</text:p>
          </table:table-cell>
          <table:table-cell table:formula="of:=IF(COUNTIF([$'v6.0 Eth RAM'.$O$3:.$R$19];[.A91]);&quot;Eth&quot;;&quot;&quot;)">
            <text:p/>
          </table:table-cell>
          <table:table-cell table:formula="of:=IF(COUNTIF([$'v6.0 Eth RAM'.$O$23:.$O$77];[.A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2]);&quot;LED&quot;;&quot;&quot;)" office:value-type="string" office:string-value="LED" calcext:value-type="string">
            <text:p>LED</text:p>
          </table:table-cell>
          <table:table-cell table:formula="of:=IF(COUNTIF([$'v6.0 Eth RAM'.$O$3:.$R$19];[.A92]);&quot;Eth&quot;;&quot;&quot;)">
            <text:p/>
          </table:table-cell>
          <table:table-cell table:formula="of:=IF(COUNTIF([$'v6.0 Eth RAM'.$O$23:.$O$77];[.A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3]);&quot;LED&quot;;&quot;&quot;)" office:value-type="string" office:string-value="LED" calcext:value-type="string">
            <text:p>LED</text:p>
          </table:table-cell>
          <table:table-cell table:formula="of:=IF(COUNTIF([$'v6.0 Eth RAM'.$O$3:.$R$19];[.A93]);&quot;Eth&quot;;&quot;&quot;)">
            <text:p/>
          </table:table-cell>
          <table:table-cell table:formula="of:=IF(COUNTIF([$'v6.0 Eth RAM'.$O$23:.$O$77];[.A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4]);&quot;LED&quot;;&quot;&quot;)" office:value-type="string" office:string-value="LED" calcext:value-type="string">
            <text:p>LED</text:p>
          </table:table-cell>
          <table:table-cell table:formula="of:=IF(COUNTIF([$'v6.0 Eth RAM'.$O$3:.$R$19];[.A94]);&quot;Eth&quot;;&quot;&quot;)">
            <text:p/>
          </table:table-cell>
          <table:table-cell table:formula="of:=IF(COUNTIF([$'v6.0 Eth RAM'.$O$23:.$O$77];[.A9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5]);&quot;LED&quot;;&quot;&quot;)" office:value-type="string" office:string-value="LED" calcext:value-type="string">
            <text:p>LED</text:p>
          </table:table-cell>
          <table:table-cell table:formula="of:=IF(COUNTIF([$'v6.0 Eth RAM'.$O$3:.$R$19];[.A95]);&quot;Eth&quot;;&quot;&quot;)">
            <text:p/>
          </table:table-cell>
          <table:table-cell table:formula="of:=IF(COUNTIF([$'v6.0 Eth RAM'.$O$23:.$O$77];[.A9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6]);&quot;LED&quot;;&quot;&quot;)" office:value-type="string" office:string-value="LED" calcext:value-type="string">
            <text:p>LED</text:p>
          </table:table-cell>
          <table:table-cell table:formula="of:=IF(COUNTIF([$'v6.0 Eth RAM'.$O$3:.$R$19];[.A96]);&quot;Eth&quot;;&quot;&quot;)">
            <text:p/>
          </table:table-cell>
          <table:table-cell table:formula="of:=IF(COUNTIF([$'v6.0 Eth RAM'.$O$23:.$O$77];[.A9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7]);&quot;LED&quot;;&quot;&quot;)" office:value-type="string" office:string-value="LED" calcext:value-type="string">
            <text:p>LED</text:p>
          </table:table-cell>
          <table:table-cell table:formula="of:=IF(COUNTIF([$'v6.0 Eth RAM'.$O$3:.$R$19];[.A97]);&quot;Eth&quot;;&quot;&quot;)">
            <text:p/>
          </table:table-cell>
          <table:table-cell table:formula="of:=IF(COUNTIF([$'v6.0 Eth RAM'.$O$23:.$O$77];[.A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8]);&quot;LED&quot;;&quot;&quot;)" office:value-type="string" office:string-value="LED" calcext:value-type="string">
            <text:p>LED</text:p>
          </table:table-cell>
          <table:table-cell table:formula="of:=IF(COUNTIF([$'v6.0 Eth RAM'.$O$3:.$R$19];[.A98]);&quot;Eth&quot;;&quot;&quot;)">
            <text:p/>
          </table:table-cell>
          <table:table-cell table:formula="of:=IF(COUNTIF([$'v6.0 Eth RAM'.$O$23:.$O$77];[.A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99]);&quot;LED&quot;;&quot;&quot;)" office:value-type="string" office:string-value="LED" calcext:value-type="string">
            <text:p>LED</text:p>
          </table:table-cell>
          <table:table-cell table:formula="of:=IF(COUNTIF([$'v6.0 Eth RAM'.$O$3:.$R$19];[.A99]);&quot;Eth&quot;;&quot;&quot;)">
            <text:p/>
          </table:table-cell>
          <table:table-cell table:formula="of:=IF(COUNTIF([$'v6.0 Eth RAM'.$O$23:.$O$77];[.A9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0]);&quot;LED&quot;;&quot;&quot;)" office:value-type="string" office:string-value="LED" calcext:value-type="string">
            <text:p>LED</text:p>
          </table:table-cell>
          <table:table-cell table:formula="of:=IF(COUNTIF([$'v6.0 Eth RAM'.$O$3:.$R$19];[.A100]);&quot;Eth&quot;;&quot;&quot;)">
            <text:p/>
          </table:table-cell>
          <table:table-cell table:formula="of:=IF(COUNTIF([$'v6.0 Eth RAM'.$O$23:.$O$77];[.A10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1]);&quot;LED&quot;;&quot;&quot;)" office:value-type="string" office:string-value="LED" calcext:value-type="string">
            <text:p>LED</text:p>
          </table:table-cell>
          <table:table-cell table:formula="of:=IF(COUNTIF([$'v6.0 Eth RAM'.$O$3:.$R$19];[.A101]);&quot;Eth&quot;;&quot;&quot;)">
            <text:p/>
          </table:table-cell>
          <table:table-cell table:formula="of:=IF(COUNTIF([$'v6.0 Eth RAM'.$O$23:.$O$77];[.A10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2]);&quot;LED&quot;;&quot;&quot;)" office:value-type="string" office:string-value="LED" calcext:value-type="string">
            <text:p>LED</text:p>
          </table:table-cell>
          <table:table-cell table:formula="of:=IF(COUNTIF([$'v6.0 Eth RAM'.$O$3:.$R$19];[.A102]);&quot;Eth&quot;;&quot;&quot;)">
            <text:p/>
          </table:table-cell>
          <table:table-cell table:formula="of:=IF(COUNTIF([$'v6.0 Eth RAM'.$O$23:.$O$77];[.A10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3]);&quot;LED&quot;;&quot;&quot;)" office:value-type="string" office:string-value="LED" calcext:value-type="string">
            <text:p>LED</text:p>
          </table:table-cell>
          <table:table-cell table:formula="of:=IF(COUNTIF([$'v6.0 Eth RAM'.$O$3:.$R$19];[.A103]);&quot;Eth&quot;;&quot;&quot;)">
            <text:p/>
          </table:table-cell>
          <table:table-cell table:formula="of:=IF(COUNTIF([$'v6.0 Eth RAM'.$O$23:.$O$77];[.A10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4]);&quot;LED&quot;;&quot;&quot;)" office:value-type="string" office:string-value="LED" calcext:value-type="string">
            <text:p>LED</text:p>
          </table:table-cell>
          <table:table-cell table:formula="of:=IF(COUNTIF([$'v6.0 Eth RAM'.$O$3:.$R$19];[.A104]);&quot;Eth&quot;;&quot;&quot;)">
            <text:p/>
          </table:table-cell>
          <table:table-cell table:formula="of:=IF(COUNTIF([$'v6.0 Eth RAM'.$O$23:.$O$77];[.A10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5]);&quot;LED&quot;;&quot;&quot;)" office:value-type="string" office:string-value="LED" calcext:value-type="string">
            <text:p>LED</text:p>
          </table:table-cell>
          <table:table-cell table:formula="of:=IF(COUNTIF([$'v6.0 Eth RAM'.$O$3:.$R$19];[.A105]);&quot;Eth&quot;;&quot;&quot;)">
            <text:p/>
          </table:table-cell>
          <table:table-cell table:formula="of:=IF(COUNTIF([$'v6.0 Eth RAM'.$O$23:.$O$77];[.A10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6]);&quot;LED&quot;;&quot;&quot;)">
            <text:p/>
          </table:table-cell>
          <table:table-cell table:formula="of:=IF(COUNTIF([$'v6.0 Eth RAM'.$O$3:.$R$19];[.A106]);&quot;Eth&quot;;&quot;&quot;)">
            <text:p/>
          </table:table-cell>
          <table:table-cell table:formula="of:=IF(COUNTIF([$'v6.0 Eth RAM'.$O$23:.$O$77];[.A10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7]);&quot;LED&quot;;&quot;&quot;)">
            <text:p/>
          </table:table-cell>
          <table:table-cell table:formula="of:=IF(COUNTIF([$'v6.0 Eth RAM'.$O$3:.$R$19];[.A107]);&quot;Eth&quot;;&quot;&quot;)">
            <text:p/>
          </table:table-cell>
          <table:table-cell table:formula="of:=IF(COUNTIF([$'v6.0 Eth RAM'.$O$23:.$O$77];[.A10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08]);&quot;LED&quot;;&quot;&quot;)">
            <text:p/>
          </table:table-cell>
          <table:table-cell table:formula="of:=IF(COUNTIF([$'v6.0 Eth RAM'.$O$3:.$R$19];[.A108]);&quot;Eth&quot;;&quot;&quot;)">
            <text:p/>
          </table:table-cell>
          <table:table-cell table:formula="of:=IF(COUNTIF([$'v6.0 Eth RAM'.$O$23:.$O$77];[.A10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09]);&quot;LED&quot;;&quot;&quot;)" office:value-type="string" office:string-value="LED" calcext:value-type="string">
            <text:p>LED</text:p>
          </table:table-cell>
          <table:table-cell table:formula="of:=IF(COUNTIF([$'v6.0 Eth RAM'.$O$3:.$R$19];[.A109]);&quot;Eth&quot;;&quot;&quot;)">
            <text:p/>
          </table:table-cell>
          <table:table-cell table:formula="of:=IF(COUNTIF([$'v6.0 Eth RAM'.$O$23:.$O$77];[.A10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0]);&quot;LED&quot;;&quot;&quot;)" office:value-type="string" office:string-value="LED" calcext:value-type="string">
            <text:p>LED</text:p>
          </table:table-cell>
          <table:table-cell table:formula="of:=IF(COUNTIF([$'v6.0 Eth RAM'.$O$3:.$R$19];[.A110]);&quot;Eth&quot;;&quot;&quot;)">
            <text:p/>
          </table:table-cell>
          <table:table-cell table:formula="of:=IF(COUNTIF([$'v6.0 Eth RAM'.$O$23:.$O$77];[.A11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1]);&quot;LED&quot;;&quot;&quot;)" office:value-type="string" office:string-value="LED" calcext:value-type="string">
            <text:p>LED</text:p>
          </table:table-cell>
          <table:table-cell table:formula="of:=IF(COUNTIF([$'v6.0 Eth RAM'.$O$3:.$R$19];[.A111]);&quot;Eth&quot;;&quot;&quot;)">
            <text:p/>
          </table:table-cell>
          <table:table-cell table:formula="of:=IF(COUNTIF([$'v6.0 Eth RAM'.$O$23:.$O$77];[.A11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2]);&quot;LED&quot;;&quot;&quot;)" office:value-type="string" office:string-value="LED" calcext:value-type="string">
            <text:p>LED</text:p>
          </table:table-cell>
          <table:table-cell table:formula="of:=IF(COUNTIF([$'v6.0 Eth RAM'.$O$3:.$R$19];[.A112]);&quot;Eth&quot;;&quot;&quot;)">
            <text:p/>
          </table:table-cell>
          <table:table-cell table:formula="of:=IF(COUNTIF([$'v6.0 Eth RAM'.$O$23:.$O$77];[.A11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3]);&quot;LED&quot;;&quot;&quot;)">
            <text:p/>
          </table:table-cell>
          <table:table-cell table:formula="of:=IF(COUNTIF([$'v6.0 Eth RAM'.$O$3:.$R$19];[.A113]);&quot;Eth&quot;;&quot;&quot;)" office:value-type="string" office:string-value="Eth" calcext:value-type="string">
            <text:p>Eth</text:p>
          </table:table-cell>
          <table:table-cell table:formula="of:=IF(COUNTIF([$'v6.0 Eth RAM'.$O$23:.$O$77];[.A11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4]);&quot;LED&quot;;&quot;&quot;)">
            <text:p/>
          </table:table-cell>
          <table:table-cell table:formula="of:=IF(COUNTIF([$'v6.0 Eth RAM'.$O$3:.$R$19];[.A114]);&quot;Eth&quot;;&quot;&quot;)" office:value-type="string" office:string-value="Eth" calcext:value-type="string">
            <text:p>Eth</text:p>
          </table:table-cell>
          <table:table-cell table:formula="of:=IF(COUNTIF([$'v6.0 Eth RAM'.$O$23:.$O$77];[.A11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5]);&quot;LED&quot;;&quot;&quot;)">
            <text:p/>
          </table:table-cell>
          <table:table-cell table:formula="of:=IF(COUNTIF([$'v6.0 Eth RAM'.$O$3:.$R$19];[.A115]);&quot;Eth&quot;;&quot;&quot;)" office:value-type="string" office:string-value="Eth" calcext:value-type="string">
            <text:p>Eth</text:p>
          </table:table-cell>
          <table:table-cell table:formula="of:=IF(COUNTIF([$'v6.0 Eth RAM'.$O$23:.$O$77];[.A11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6]);&quot;LED&quot;;&quot;&quot;)">
            <text:p/>
          </table:table-cell>
          <table:table-cell table:formula="of:=IF(COUNTIF([$'v6.0 Eth RAM'.$O$3:.$R$19];[.A116]);&quot;Eth&quot;;&quot;&quot;)">
            <text:p/>
          </table:table-cell>
          <table:table-cell table:formula="of:=IF(COUNTIF([$'v6.0 Eth RAM'.$O$23:.$O$77];[.A11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7]);&quot;LED&quot;;&quot;&quot;)">
            <text:p/>
          </table:table-cell>
          <table:table-cell table:formula="of:=IF(COUNTIF([$'v6.0 Eth RAM'.$O$3:.$R$19];[.A117]);&quot;Eth&quot;;&quot;&quot;)">
            <text:p/>
          </table:table-cell>
          <table:table-cell table:formula="of:=IF(COUNTIF([$'v6.0 Eth RAM'.$O$23:.$O$77];[.A11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18]);&quot;LED&quot;;&quot;&quot;)">
            <text:p/>
          </table:table-cell>
          <table:table-cell table:formula="of:=IF(COUNTIF([$'v6.0 Eth RAM'.$O$3:.$R$19];[.A118]);&quot;Eth&quot;;&quot;&quot;)">
            <text:p/>
          </table:table-cell>
          <table:table-cell table:formula="of:=IF(COUNTIF([$'v6.0 Eth RAM'.$O$23:.$O$77];[.A11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19]);&quot;LED&quot;;&quot;&quot;)" office:value-type="string" office:string-value="LED" calcext:value-type="string">
            <text:p>LED</text:p>
          </table:table-cell>
          <table:table-cell table:formula="of:=IF(COUNTIF([$'v6.0 Eth RAM'.$O$3:.$R$19];[.A119]);&quot;Eth&quot;;&quot;&quot;)">
            <text:p/>
          </table:table-cell>
          <table:table-cell table:formula="of:=IF(COUNTIF([$'v6.0 Eth RAM'.$O$23:.$O$77];[.A11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0]);&quot;LED&quot;;&quot;&quot;)" office:value-type="string" office:string-value="LED" calcext:value-type="string">
            <text:p>LED</text:p>
          </table:table-cell>
          <table:table-cell table:formula="of:=IF(COUNTIF([$'v6.0 Eth RAM'.$O$3:.$R$19];[.A120]);&quot;Eth&quot;;&quot;&quot;)">
            <text:p/>
          </table:table-cell>
          <table:table-cell table:formula="of:=IF(COUNTIF([$'v6.0 Eth RAM'.$O$23:.$O$77];[.A12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21]);&quot;LED&quot;;&quot;&quot;)">
            <text:p/>
          </table:table-cell>
          <table:table-cell table:formula="of:=IF(COUNTIF([$'v6.0 Eth RAM'.$O$3:.$R$19];[.A121]);&quot;Eth&quot;;&quot;&quot;)">
            <text:p/>
          </table:table-cell>
          <table:table-cell table:formula="of:=IF(COUNTIF([$'v6.0 Eth RAM'.$O$23:.$O$77];[.A12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2]);&quot;LED&quot;;&quot;&quot;)" office:value-type="string" office:string-value="LED" calcext:value-type="string">
            <text:p>LED</text:p>
          </table:table-cell>
          <table:table-cell table:formula="of:=IF(COUNTIF([$'v6.0 Eth RAM'.$O$3:.$R$19];[.A122]);&quot;Eth&quot;;&quot;&quot;)">
            <text:p/>
          </table:table-cell>
          <table:table-cell table:formula="of:=IF(COUNTIF([$'v6.0 Eth RAM'.$O$23:.$O$77];[.A12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3]);&quot;LED&quot;;&quot;&quot;)">
            <text:p/>
          </table:table-cell>
          <table:table-cell table:formula="of:=IF(COUNTIF([$'v6.0 Eth RAM'.$O$3:.$R$19];[.A123]);&quot;Eth&quot;;&quot;&quot;)" office:value-type="string" office:string-value="Eth" calcext:value-type="string">
            <text:p>Eth</text:p>
          </table:table-cell>
          <table:table-cell table:formula="of:=IF(COUNTIF([$'v6.0 Eth RAM'.$O$23:.$O$77];[.A12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4]);&quot;LED&quot;;&quot;&quot;)">
            <text:p/>
          </table:table-cell>
          <table:table-cell table:formula="of:=IF(COUNTIF([$'v6.0 Eth RAM'.$O$3:.$R$19];[.A124]);&quot;Eth&quot;;&quot;&quot;)" office:value-type="string" office:string-value="Eth" calcext:value-type="string">
            <text:p>Eth</text:p>
          </table:table-cell>
          <table:table-cell table:formula="of:=IF(COUNTIF([$'v6.0 Eth RAM'.$O$23:.$O$77];[.A12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5]);&quot;LED&quot;;&quot;&quot;)">
            <text:p/>
          </table:table-cell>
          <table:table-cell table:formula="of:=IF(COUNTIF([$'v6.0 Eth RAM'.$O$3:.$R$19];[.A125]);&quot;Eth&quot;;&quot;&quot;)" office:value-type="string" office:string-value="Eth" calcext:value-type="string">
            <text:p>Eth</text:p>
          </table:table-cell>
          <table:table-cell table:formula="of:=IF(COUNTIF([$'v6.0 Eth RAM'.$O$23:.$O$77];[.A12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6]);&quot;LED&quot;;&quot;&quot;)">
            <text:p/>
          </table:table-cell>
          <table:table-cell table:formula="of:=IF(COUNTIF([$'v6.0 Eth RAM'.$O$3:.$R$19];[.A126]);&quot;Eth&quot;;&quot;&quot;)" office:value-type="string" office:string-value="Eth" calcext:value-type="string">
            <text:p>Eth</text:p>
          </table:table-cell>
          <table:table-cell table:formula="of:=IF(COUNTIF([$'v6.0 Eth RAM'.$O$23:.$O$77];[.A12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7]);&quot;LED&quot;;&quot;&quot;)">
            <text:p/>
          </table:table-cell>
          <table:table-cell table:formula="of:=IF(COUNTIF([$'v6.0 Eth RAM'.$O$3:.$R$19];[.A127]);&quot;Eth&quot;;&quot;&quot;)" office:value-type="string" office:string-value="Eth" calcext:value-type="string">
            <text:p>Eth</text:p>
          </table:table-cell>
          <table:table-cell table:formula="of:=IF(COUNTIF([$'v6.0 Eth RAM'.$O$23:.$O$77];[.A12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8]);&quot;LED&quot;;&quot;&quot;)" office:value-type="string" office:string-value="LED" calcext:value-type="string">
            <text:p>LED</text:p>
          </table:table-cell>
          <table:table-cell table:formula="of:=IF(COUNTIF([$'v6.0 Eth RAM'.$O$3:.$R$19];[.A128]);&quot;Eth&quot;;&quot;&quot;)">
            <text:p/>
          </table:table-cell>
          <table:table-cell table:formula="of:=IF(COUNTIF([$'v6.0 Eth RAM'.$O$23:.$O$77];[.A12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29]);&quot;LED&quot;;&quot;&quot;)" office:value-type="string" office:string-value="LED" calcext:value-type="string">
            <text:p>LED</text:p>
          </table:table-cell>
          <table:table-cell table:formula="of:=IF(COUNTIF([$'v6.0 Eth RAM'.$O$3:.$R$19];[.A129]);&quot;Eth&quot;;&quot;&quot;)">
            <text:p/>
          </table:table-cell>
          <table:table-cell table:formula="of:=IF(COUNTIF([$'v6.0 Eth RAM'.$O$23:.$O$77];[.A12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0]);&quot;LED&quot;;&quot;&quot;)" office:value-type="string" office:string-value="LED" calcext:value-type="string">
            <text:p>LED</text:p>
          </table:table-cell>
          <table:table-cell table:formula="of:=IF(COUNTIF([$'v6.0 Eth RAM'.$O$3:.$R$19];[.A130]);&quot;Eth&quot;;&quot;&quot;)">
            <text:p/>
          </table:table-cell>
          <table:table-cell table:formula="of:=IF(COUNTIF([$'v6.0 Eth RAM'.$O$23:.$O$77];[.A13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1]);&quot;LED&quot;;&quot;&quot;)" office:value-type="string" office:string-value="LED" calcext:value-type="string">
            <text:p>LED</text:p>
          </table:table-cell>
          <table:table-cell table:formula="of:=IF(COUNTIF([$'v6.0 Eth RAM'.$O$3:.$R$19];[.A131]);&quot;Eth&quot;;&quot;&quot;)">
            <text:p/>
          </table:table-cell>
          <table:table-cell table:formula="of:=IF(COUNTIF([$'v6.0 Eth RAM'.$O$23:.$O$77];[.A13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2]);&quot;LED&quot;;&quot;&quot;)" office:value-type="string" office:string-value="LED" calcext:value-type="string">
            <text:p>LED</text:p>
          </table:table-cell>
          <table:table-cell table:formula="of:=IF(COUNTIF([$'v6.0 Eth RAM'.$O$3:.$R$19];[.A132]);&quot;Eth&quot;;&quot;&quot;)">
            <text:p/>
          </table:table-cell>
          <table:table-cell table:formula="of:=IF(COUNTIF([$'v6.0 Eth RAM'.$O$23:.$O$77];[.A13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3]);&quot;LED&quot;;&quot;&quot;)" office:value-type="string" office:string-value="LED" calcext:value-type="string">
            <text:p>LED</text:p>
          </table:table-cell>
          <table:table-cell table:formula="of:=IF(COUNTIF([$'v6.0 Eth RAM'.$O$3:.$R$19];[.A133]);&quot;Eth&quot;;&quot;&quot;)">
            <text:p/>
          </table:table-cell>
          <table:table-cell table:formula="of:=IF(COUNTIF([$'v6.0 Eth RAM'.$O$23:.$O$77];[.A13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4]);&quot;LED&quot;;&quot;&quot;)">
            <text:p/>
          </table:table-cell>
          <table:table-cell table:formula="of:=IF(COUNTIF([$'v6.0 Eth RAM'.$O$3:.$R$19];[.A134]);&quot;Eth&quot;;&quot;&quot;)">
            <text:p/>
          </table:table-cell>
          <table:table-cell table:formula="of:=IF(COUNTIF([$'v6.0 Eth RAM'.$O$23:.$O$77];[.A13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35]);&quot;LED&quot;;&quot;&quot;)">
            <text:p/>
          </table:table-cell>
          <table:table-cell table:formula="of:=IF(COUNTIF([$'v6.0 Eth RAM'.$O$3:.$R$19];[.A135]);&quot;Eth&quot;;&quot;&quot;)">
            <text:p/>
          </table:table-cell>
          <table:table-cell table:formula="of:=IF(COUNTIF([$'v6.0 Eth RAM'.$O$23:.$O$77];[.A13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6]);&quot;LED&quot;;&quot;&quot;)">
            <text:p/>
          </table:table-cell>
          <table:table-cell table:formula="of:=IF(COUNTIF([$'v6.0 Eth RAM'.$O$3:.$R$19];[.A136]);&quot;Eth&quot;;&quot;&quot;)" office:value-type="string" office:string-value="Eth" calcext:value-type="string">
            <text:p>Eth</text:p>
          </table:table-cell>
          <table:table-cell table:formula="of:=IF(COUNTIF([$'v6.0 Eth RAM'.$O$23:.$O$77];[.A13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7]);&quot;LED&quot;;&quot;&quot;)">
            <text:p/>
          </table:table-cell>
          <table:table-cell table:formula="of:=IF(COUNTIF([$'v6.0 Eth RAM'.$O$3:.$R$19];[.A137]);&quot;Eth&quot;;&quot;&quot;)" office:value-type="string" office:string-value="Eth" calcext:value-type="string">
            <text:p>Eth</text:p>
          </table:table-cell>
          <table:table-cell table:formula="of:=IF(COUNTIF([$'v6.0 Eth RAM'.$O$23:.$O$77];[.A13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8]);&quot;LED&quot;;&quot;&quot;)" office:value-type="string" office:string-value="LED" calcext:value-type="string">
            <text:p>LED</text:p>
          </table:table-cell>
          <table:table-cell table:formula="of:=IF(COUNTIF([$'v6.0 Eth RAM'.$O$3:.$R$19];[.A138]);&quot;Eth&quot;;&quot;&quot;)">
            <text:p/>
          </table:table-cell>
          <table:table-cell table:formula="of:=IF(COUNTIF([$'v6.0 Eth RAM'.$O$23:.$O$77];[.A13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39]);&quot;LED&quot;;&quot;&quot;)" office:value-type="string" office:string-value="LED" calcext:value-type="string">
            <text:p>LED</text:p>
          </table:table-cell>
          <table:table-cell table:formula="of:=IF(COUNTIF([$'v6.0 Eth RAM'.$O$3:.$R$19];[.A139]);&quot;Eth&quot;;&quot;&quot;)">
            <text:p/>
          </table:table-cell>
          <table:table-cell table:formula="of:=IF(COUNTIF([$'v6.0 Eth RAM'.$O$23:.$O$77];[.A13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D_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0]);&quot;LED&quot;;&quot;&quot;)" office:value-type="string" office:string-value="LED" calcext:value-type="string">
            <text:p>LED</text:p>
          </table:table-cell>
          <table:table-cell table:formula="of:=IF(COUNTIF([$'v6.0 Eth RAM'.$O$3:.$R$19];[.A140]);&quot;Eth&quot;;&quot;&quot;)">
            <text:p/>
          </table:table-cell>
          <table:table-cell table:formula="of:=IF(COUNTIF([$'v6.0 Eth RAM'.$O$23:.$O$77];[.A14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41]);&quot;LED&quot;;&quot;&quot;)">
            <text:p/>
          </table:table-cell>
          <table:table-cell table:formula="of:=IF(COUNTIF([$'v6.0 Eth RAM'.$O$3:.$R$19];[.A141]);&quot;Eth&quot;;&quot;&quot;)">
            <text:p/>
          </table:table-cell>
          <table:table-cell table:formula="of:=IF(COUNTIF([$'v6.0 Eth RAM'.$O$23:.$O$77];[.A14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2]);&quot;LED&quot;;&quot;&quot;)" office:value-type="string" office:string-value="LED" calcext:value-type="string">
            <text:p>LED</text:p>
          </table:table-cell>
          <table:table-cell table:formula="of:=IF(COUNTIF([$'v6.0 Eth RAM'.$O$3:.$R$19];[.A142]);&quot;Eth&quot;;&quot;&quot;)">
            <text:p/>
          </table:table-cell>
          <table:table-cell table:formula="of:=IF(COUNTIF([$'v6.0 Eth RAM'.$O$23:.$O$77];[.A14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3]);&quot;LED&quot;;&quot;&quot;)" office:value-type="string" office:string-value="LED" calcext:value-type="string">
            <text:p>LED</text:p>
          </table:table-cell>
          <table:table-cell table:formula="of:=IF(COUNTIF([$'v6.0 Eth RAM'.$O$3:.$R$19];[.A143]);&quot;Eth&quot;;&quot;&quot;)">
            <text:p/>
          </table:table-cell>
          <table:table-cell table:formula="of:=IF(COUNTIF([$'v6.0 Eth RAM'.$O$23:.$O$77];[.A14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44]);&quot;LED&quot;;&quot;&quot;)" office:value-type="string" office:string-value="LED" calcext:value-type="string">
            <text:p>LED</text:p>
          </table:table-cell>
          <table:table-cell table:formula="of:=IF(COUNTIF([$'v6.0 Eth RAM'.$O$3:.$R$19];[.A144]);&quot;Eth&quot;;&quot;&quot;)">
            <text:p/>
          </table:table-cell>
          <table:table-cell table:formula="of:=IF(COUNTIF([$'v6.0 Eth RAM'.$O$23:.$O$77];[.A14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5]);&quot;LED&quot;;&quot;&quot;)" office:value-type="string" office:string-value="LED" calcext:value-type="string">
            <text:p>LED</text:p>
          </table:table-cell>
          <table:table-cell table:formula="of:=IF(COUNTIF([$'v6.0 Eth RAM'.$O$3:.$R$19];[.A145]);&quot;Eth&quot;;&quot;&quot;)">
            <text:p/>
          </table:table-cell>
          <table:table-cell table:formula="of:=IF(COUNTIF([$'v6.0 Eth RAM'.$O$23:.$O$77];[.A14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6]);&quot;LED&quot;;&quot;&quot;)" office:value-type="string" office:string-value="LED" calcext:value-type="string">
            <text:p>LED</text:p>
          </table:table-cell>
          <table:table-cell table:formula="of:=IF(COUNTIF([$'v6.0 Eth RAM'.$O$3:.$R$19];[.A146]);&quot;Eth&quot;;&quot;&quot;)">
            <text:p/>
          </table:table-cell>
          <table:table-cell table:formula="of:=IF(COUNTIF([$'v6.0 Eth RAM'.$O$23:.$O$77];[.A14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8_II</text:p>
          </table:table-cell>
          <table:table-cell/>
          <table:table-cell table:formula="of:=IF(COUNTIF([$'v6.0 LEDs'.$N$3:$'v6.0 LEDs'.$R$80];[.A147]);&quot;LED&quot;;&quot;&quot;)">
            <text:p/>
          </table:table-cell>
          <table:table-cell table:formula="of:=IF(COUNTIF([$'v6.0 Eth RAM'.$O$3:.$R$19];[.A147]);&quot;Eth&quot;;&quot;&quot;)">
            <text:p/>
          </table:table-cell>
          <table:table-cell table:formula="of:=IF(COUNTIF([$'v6.0 Eth RAM'.$O$23:.$O$77];[.A14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48]);&quot;LED&quot;;&quot;&quot;)" office:value-type="string" office:string-value="LED" calcext:value-type="string">
            <text:p>LED</text:p>
          </table:table-cell>
          <table:table-cell table:formula="of:=IF(COUNTIF([$'v6.0 Eth RAM'.$O$3:.$R$19];[.A148]);&quot;Eth&quot;;&quot;&quot;)">
            <text:p/>
          </table:table-cell>
          <table:table-cell table:formula="of:=IF(COUNTIF([$'v6.0 Eth RAM'.$O$23:.$O$77];[.A14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49]);&quot;LED&quot;;&quot;&quot;)">
            <text:p/>
          </table:table-cell>
          <table:table-cell table:formula="of:=IF(COUNTIF([$'v6.0 Eth RAM'.$O$3:.$R$19];[.A149]);&quot;Eth&quot;;&quot;&quot;)">
            <text:p/>
          </table:table-cell>
          <table:table-cell table:formula="of:=IF(COUNTIF([$'v6.0 Eth RAM'.$O$23:.$O$77];[.A14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0]);&quot;LED&quot;;&quot;&quot;)">
            <text:p/>
          </table:table-cell>
          <table:table-cell table:formula="of:=IF(COUNTIF([$'v6.0 Eth RAM'.$O$3:.$R$19];[.A150]);&quot;Eth&quot;;&quot;&quot;)">
            <text:p/>
          </table:table-cell>
          <table:table-cell table:formula="of:=IF(COUNTIF([$'v6.0 Eth RAM'.$O$23:.$O$77];[.A15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1]);&quot;LED&quot;;&quot;&quot;)" office:value-type="string" office:string-value="LED" calcext:value-type="string">
            <text:p>LED</text:p>
          </table:table-cell>
          <table:table-cell table:formula="of:=IF(COUNTIF([$'v6.0 Eth RAM'.$O$3:.$R$19];[.A151]);&quot;Eth&quot;;&quot;&quot;)">
            <text:p/>
          </table:table-cell>
          <table:table-cell table:formula="of:=IF(COUNTIF([$'v6.0 Eth RAM'.$O$23:.$O$77];[.A15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2]);&quot;LED&quot;;&quot;&quot;)" office:value-type="string" office:string-value="LED" calcext:value-type="string">
            <text:p>LED</text:p>
          </table:table-cell>
          <table:table-cell table:formula="of:=IF(COUNTIF([$'v6.0 Eth RAM'.$O$3:.$R$19];[.A152]);&quot;Eth&quot;;&quot;&quot;)">
            <text:p/>
          </table:table-cell>
          <table:table-cell table:formula="of:=IF(COUNTIF([$'v6.0 Eth RAM'.$O$23:.$O$77];[.A15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3]);&quot;LED&quot;;&quot;&quot;)" office:value-type="string" office:string-value="LED" calcext:value-type="string">
            <text:p>LED</text:p>
          </table:table-cell>
          <table:table-cell table:formula="of:=IF(COUNTIF([$'v6.0 Eth RAM'.$O$3:.$R$19];[.A153]);&quot;Eth&quot;;&quot;&quot;)">
            <text:p/>
          </table:table-cell>
          <table:table-cell table:formula="of:=IF(COUNTIF([$'v6.0 Eth RAM'.$O$23:.$O$77];[.A15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4]);&quot;LED&quot;;&quot;&quot;)" office:value-type="string" office:string-value="LED" calcext:value-type="string">
            <text:p>LED</text:p>
          </table:table-cell>
          <table:table-cell table:formula="of:=IF(COUNTIF([$'v6.0 Eth RAM'.$O$3:.$R$19];[.A154]);&quot;Eth&quot;;&quot;&quot;)">
            <text:p/>
          </table:table-cell>
          <table:table-cell table:formula="of:=IF(COUNTIF([$'v6.0 Eth RAM'.$O$23:.$O$77];[.A15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5]);&quot;LED&quot;;&quot;&quot;)" office:value-type="string" office:string-value="LED" calcext:value-type="string">
            <text:p>LED</text:p>
          </table:table-cell>
          <table:table-cell table:formula="of:=IF(COUNTIF([$'v6.0 Eth RAM'.$O$3:.$R$19];[.A155]);&quot;Eth&quot;;&quot;&quot;)">
            <text:p/>
          </table:table-cell>
          <table:table-cell table:formula="of:=IF(COUNTIF([$'v6.0 Eth RAM'.$O$23:.$O$77];[.A15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56]);&quot;LED&quot;;&quot;&quot;)" office:value-type="string" office:string-value="LED" calcext:value-type="string">
            <text:p>LED</text:p>
          </table:table-cell>
          <table:table-cell table:formula="of:=IF(COUNTIF([$'v6.0 Eth RAM'.$O$3:.$R$19];[.A156]);&quot;Eth&quot;;&quot;&quot;)">
            <text:p/>
          </table:table-cell>
          <table:table-cell table:formula="of:=IF(COUNTIF([$'v6.0 Eth RAM'.$O$23:.$O$77];[.A15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57]);&quot;LED&quot;;&quot;&quot;)">
            <text:p/>
          </table:table-cell>
          <table:table-cell table:formula="of:=IF(COUNTIF([$'v6.0 Eth RAM'.$O$3:.$R$19];[.A157]);&quot;Eth&quot;;&quot;&quot;)">
            <text:p/>
          </table:table-cell>
          <table:table-cell table:formula="of:=IF(COUNTIF([$'v6.0 Eth RAM'.$O$23:.$O$77];[.A157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special</text:p>
          </table:table-cell>
          <table:table-cell table:number-columns-repeated="2"/>
          <table:table-cell table:formula="of:=IF(COUNTIF([$'v6.0 LEDs'.$N$3:$'v6.0 LEDs'.$R$80];[.A158]);&quot;LED&quot;;&quot;&quot;)">
            <text:p/>
          </table:table-cell>
          <table:table-cell table:formula="of:=IF(COUNTIF([$'v6.0 Eth RAM'.$O$3:.$R$19];[.A158]);&quot;Eth&quot;;&quot;&quot;)">
            <text:p/>
          </table:table-cell>
          <table:table-cell table:formula="of:=IF(COUNTIF([$'v6.0 Eth RAM'.$O$23:.$O$77];[.A158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59]);&quot;LED&quot;;&quot;&quot;)" office:value-type="string" office:string-value="LED" calcext:value-type="string">
            <text:p>LED</text:p>
          </table:table-cell>
          <table:table-cell table:formula="of:=IF(COUNTIF([$'v6.0 Eth RAM'.$O$3:.$R$19];[.A159]);&quot;Eth&quot;;&quot;&quot;)">
            <text:p/>
          </table:table-cell>
          <table:table-cell table:formula="of:=IF(COUNTIF([$'v6.0 Eth RAM'.$O$23:.$O$77];[.A15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0]);&quot;LED&quot;;&quot;&quot;)" office:value-type="string" office:string-value="LED" calcext:value-type="string">
            <text:p>LED</text:p>
          </table:table-cell>
          <table:table-cell table:formula="of:=IF(COUNTIF([$'v6.0 Eth RAM'.$O$3:.$R$19];[.A160]);&quot;Eth&quot;;&quot;&quot;)">
            <text:p/>
          </table:table-cell>
          <table:table-cell table:formula="of:=IF(COUNTIF([$'v6.0 Eth RAM'.$O$23:.$O$77];[.A16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1]);&quot;LED&quot;;&quot;&quot;)" office:value-type="string" office:string-value="LED" calcext:value-type="string">
            <text:p>LED</text:p>
          </table:table-cell>
          <table:table-cell table:formula="of:=IF(COUNTIF([$'v6.0 Eth RAM'.$O$3:.$R$19];[.A161]);&quot;Eth&quot;;&quot;&quot;)">
            <text:p/>
          </table:table-cell>
          <table:table-cell table:formula="of:=IF(COUNTIF([$'v6.0 Eth RAM'.$O$23:.$O$77];[.A16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2]);&quot;LED&quot;;&quot;&quot;)" office:value-type="string" office:string-value="LED" calcext:value-type="string">
            <text:p>LED</text:p>
          </table:table-cell>
          <table:table-cell table:formula="of:=IF(COUNTIF([$'v6.0 Eth RAM'.$O$3:.$R$19];[.A162]);&quot;Eth&quot;;&quot;&quot;)">
            <text:p/>
          </table:table-cell>
          <table:table-cell table:formula="of:=IF(COUNTIF([$'v6.0 Eth RAM'.$O$23:.$O$77];[.A16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unused</text:p>
          </table:table-cell>
          <table:table-cell table:number-columns-repeated="2"/>
          <table:table-cell table:formula="of:=IF(COUNTIF([$'v6.0 LEDs'.$N$3:$'v6.0 LEDs'.$R$80];[.A163]);&quot;LED&quot;;&quot;&quot;)">
            <text:p/>
          </table:table-cell>
          <table:table-cell table:formula="of:=IF(COUNTIF([$'v6.0 Eth RAM'.$O$3:.$R$19];[.A163]);&quot;Eth&quot;;&quot;&quot;)">
            <text:p/>
          </table:table-cell>
          <table:table-cell table:formula="of:=IF(COUNTIF([$'v6.0 Eth RAM'.$O$23:.$O$77];[.A16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4]);&quot;LED&quot;;&quot;&quot;)">
            <text:p/>
          </table:table-cell>
          <table:table-cell table:formula="of:=IF(COUNTIF([$'v6.0 Eth RAM'.$O$3:.$R$19];[.A164]);&quot;Eth&quot;;&quot;&quot;)" office:value-type="string" office:string-value="Eth" calcext:value-type="string">
            <text:p>Eth</text:p>
          </table:table-cell>
          <table:table-cell table:formula="of:=IF(COUNTIF([$'v6.0 Eth RAM'.$O$23:.$O$77];[.A16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5]);&quot;LED&quot;;&quot;&quot;)" office:value-type="string" office:string-value="LED" calcext:value-type="string">
            <text:p>LED</text:p>
          </table:table-cell>
          <table:table-cell table:formula="of:=IF(COUNTIF([$'v6.0 Eth RAM'.$O$3:.$R$19];[.A165]);&quot;Eth&quot;;&quot;&quot;)">
            <text:p/>
          </table:table-cell>
          <table:table-cell table:formula="of:=IF(COUNTIF([$'v6.0 Eth RAM'.$O$23:.$O$77];[.A16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6]);&quot;LED&quot;;&quot;&quot;)" office:value-type="string" office:string-value="LED" calcext:value-type="string">
            <text:p>LED</text:p>
          </table:table-cell>
          <table:table-cell table:formula="of:=IF(COUNTIF([$'v6.0 Eth RAM'.$O$3:.$R$19];[.A166]);&quot;Eth&quot;;&quot;&quot;)">
            <text:p/>
          </table:table-cell>
          <table:table-cell table:formula="of:=IF(COUNTIF([$'v6.0 Eth RAM'.$O$23:.$O$77];[.A16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7]);&quot;LED&quot;;&quot;&quot;)" office:value-type="string" office:string-value="LED" calcext:value-type="string">
            <text:p>LED</text:p>
          </table:table-cell>
          <table:table-cell table:formula="of:=IF(COUNTIF([$'v6.0 Eth RAM'.$O$3:.$R$19];[.A167]);&quot;Eth&quot;;&quot;&quot;)">
            <text:p/>
          </table:table-cell>
          <table:table-cell table:formula="of:=IF(COUNTIF([$'v6.0 Eth RAM'.$O$23:.$O$77];[.A16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68]);&quot;LED&quot;;&quot;&quot;)" office:value-type="string" office:string-value="LED" calcext:value-type="string">
            <text:p>LED</text:p>
          </table:table-cell>
          <table:table-cell table:formula="of:=IF(COUNTIF([$'v6.0 Eth RAM'.$O$3:.$R$19];[.A168]);&quot;Eth&quot;;&quot;&quot;)">
            <text:p/>
          </table:table-cell>
          <table:table-cell table:formula="of:=IF(COUNTIF([$'v6.0 Eth RAM'.$O$23:.$O$77];[.A16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69]);&quot;LED&quot;;&quot;&quot;)">
            <text:p/>
          </table:table-cell>
          <table:table-cell table:formula="of:=IF(COUNTIF([$'v6.0 Eth RAM'.$O$3:.$R$19];[.A169]);&quot;Eth&quot;;&quot;&quot;)">
            <text:p/>
          </table:table-cell>
          <table:table-cell table:formula="of:=IF(COUNTIF([$'v6.0 Eth RAM'.$O$23:.$O$77];[.A169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70]);&quot;LED&quot;;&quot;&quot;)" office:value-type="string" office:string-value="LED" calcext:value-type="string">
            <text:p>LED</text:p>
          </table:table-cell>
          <table:table-cell table:formula="of:=IF(COUNTIF([$'v6.0 Eth RAM'.$O$3:.$R$19];[.A170]);&quot;Eth&quot;;&quot;&quot;)">
            <text:p/>
          </table:table-cell>
          <table:table-cell table:formula="of:=IF(COUNTIF([$'v6.0 Eth RAM'.$O$23:.$O$77];[.A17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71]);&quot;LED&quot;;&quot;&quot;)" office:value-type="string" office:string-value="LED" calcext:value-type="string">
            <text:p>LED</text:p>
          </table:table-cell>
          <table:table-cell table:formula="of:=IF(COUNTIF([$'v6.0 Eth RAM'.$O$3:.$R$19];[.A171]);&quot;Eth&quot;;&quot;&quot;)">
            <text:p/>
          </table:table-cell>
          <table:table-cell table:formula="of:=IF(COUNTIF([$'v6.0 Eth RAM'.$O$23:.$O$77];[.A17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2]);&quot;LED&quot;;&quot;&quot;)" office:value-type="string" office:string-value="LED" calcext:value-type="string">
            <text:p>LED</text:p>
          </table:table-cell>
          <table:table-cell table:formula="of:=IF(COUNTIF([$'v6.0 Eth RAM'.$O$3:.$R$19];[.A172]);&quot;Eth&quot;;&quot;&quot;)">
            <text:p/>
          </table:table-cell>
          <table:table-cell table:formula="of:=IF(COUNTIF([$'v6.0 Eth RAM'.$O$23:.$O$77];[.A17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3]);&quot;LED&quot;;&quot;&quot;)" office:value-type="string" office:string-value="LED" calcext:value-type="string">
            <text:p>LED</text:p>
          </table:table-cell>
          <table:table-cell table:formula="of:=IF(COUNTIF([$'v6.0 Eth RAM'.$O$3:.$R$19];[.A173]);&quot;Eth&quot;;&quot;&quot;)">
            <text:p/>
          </table:table-cell>
          <table:table-cell table:formula="of:=IF(COUNTIF([$'v6.0 Eth RAM'.$O$23:.$O$77];[.A17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4]);&quot;LED&quot;;&quot;&quot;)" office:value-type="string" office:string-value="LED" calcext:value-type="string">
            <text:p>LED</text:p>
          </table:table-cell>
          <table:table-cell table:formula="of:=IF(COUNTIF([$'v6.0 Eth RAM'.$O$3:.$R$19];[.A174]);&quot;Eth&quot;;&quot;&quot;)">
            <text:p/>
          </table:table-cell>
          <table:table-cell table:formula="of:=IF(COUNTIF([$'v6.0 Eth RAM'.$O$23:.$O$77];[.A174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5]);&quot;LED&quot;;&quot;&quot;)" office:value-type="string" office:string-value="LED" calcext:value-type="string">
            <text:p>LED</text:p>
          </table:table-cell>
          <table:table-cell table:formula="of:=IF(COUNTIF([$'v6.0 Eth RAM'.$O$3:.$R$19];[.A175]);&quot;Eth&quot;;&quot;&quot;)">
            <text:p/>
          </table:table-cell>
          <table:table-cell table:formula="of:=IF(COUNTIF([$'v6.0 Eth RAM'.$O$23:.$O$77];[.A17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6]);&quot;LED&quot;;&quot;&quot;)" office:value-type="string" office:string-value="LED" calcext:value-type="string">
            <text:p>LED</text:p>
          </table:table-cell>
          <table:table-cell table:formula="of:=IF(COUNTIF([$'v6.0 Eth RAM'.$O$3:.$R$19];[.A176]);&quot;Eth&quot;;&quot;&quot;)">
            <text:p/>
          </table:table-cell>
          <table:table-cell table:formula="of:=IF(COUNTIF([$'v6.0 Eth RAM'.$O$23:.$O$77];[.A17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77]);&quot;LED&quot;;&quot;&quot;)">
            <text:p/>
          </table:table-cell>
          <table:table-cell table:formula="of:=IF(COUNTIF([$'v6.0 Eth RAM'.$O$3:.$R$19];[.A177]);&quot;Eth&quot;;&quot;&quot;)">
            <text:p/>
          </table:table-cell>
          <table:table-cell table:formula="of:=IF(COUNTIF([$'v6.0 Eth RAM'.$O$23:.$O$77];[.A17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8]);&quot;LED&quot;;&quot;&quot;)">
            <text:p/>
          </table:table-cell>
          <table:table-cell table:formula="of:=IF(COUNTIF([$'v6.0 Eth RAM'.$O$3:.$R$19];[.A178]);&quot;Eth&quot;;&quot;&quot;)" office:value-type="string" office:string-value="Eth" calcext:value-type="string">
            <text:p>Eth</text:p>
          </table:table-cell>
          <table:table-cell table:formula="of:=IF(COUNTIF([$'v6.0 Eth RAM'.$O$23:.$O$77];[.A17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79]);&quot;LED&quot;;&quot;&quot;)" office:value-type="string" office:string-value="LED" calcext:value-type="string">
            <text:p>LED</text:p>
          </table:table-cell>
          <table:table-cell table:formula="of:=IF(COUNTIF([$'v6.0 Eth RAM'.$O$3:.$R$19];[.A179]);&quot;Eth&quot;;&quot;&quot;)">
            <text:p/>
          </table:table-cell>
          <table:table-cell table:formula="of:=IF(COUNTIF([$'v6.0 Eth RAM'.$O$23:.$O$77];[.A17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0]);&quot;LED&quot;;&quot;&quot;)" office:value-type="string" office:string-value="LED" calcext:value-type="string">
            <text:p>LED</text:p>
          </table:table-cell>
          <table:table-cell table:formula="of:=IF(COUNTIF([$'v6.0 Eth RAM'.$O$3:.$R$19];[.A180]);&quot;Eth&quot;;&quot;&quot;)">
            <text:p/>
          </table:table-cell>
          <table:table-cell table:formula="of:=IF(COUNTIF([$'v6.0 Eth RAM'.$O$23:.$O$77];[.A18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1]);&quot;LED&quot;;&quot;&quot;)" office:value-type="string" office:string-value="LED" calcext:value-type="string">
            <text:p>LED</text:p>
          </table:table-cell>
          <table:table-cell table:formula="of:=IF(COUNTIF([$'v6.0 Eth RAM'.$O$3:.$R$19];[.A181]);&quot;Eth&quot;;&quot;&quot;)">
            <text:p/>
          </table:table-cell>
          <table:table-cell table:formula="of:=IF(COUNTIF([$'v6.0 Eth RAM'.$O$23:.$O$77];[.A18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2]);&quot;LED&quot;;&quot;&quot;)">
            <text:p/>
          </table:table-cell>
          <table:table-cell table:formula="of:=IF(COUNTIF([$'v6.0 Eth RAM'.$O$3:.$R$19];[.A182]);&quot;Eth&quot;;&quot;&quot;)" office:value-type="string" office:string-value="Eth" calcext:value-type="string">
            <text:p>Eth</text:p>
          </table:table-cell>
          <table:table-cell table:formula="of:=IF(COUNTIF([$'v6.0 Eth RAM'.$O$23:.$O$77];[.A18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3]);&quot;LED&quot;;&quot;&quot;)">
            <text:p/>
          </table:table-cell>
          <table:table-cell table:formula="of:=IF(COUNTIF([$'v6.0 Eth RAM'.$O$3:.$R$19];[.A183]);&quot;Eth&quot;;&quot;&quot;)" office:value-type="string" office:string-value="Eth" calcext:value-type="string">
            <text:p>Eth</text:p>
          </table:table-cell>
          <table:table-cell table:formula="of:=IF(COUNTIF([$'v6.0 Eth RAM'.$O$23:.$O$77];[.A183]);&quot;RAM&quot;;&quot;&quot;)">
            <text:p/>
          </table:table-cell>
          <table:table-cell/>
          <table:table-cell office:value-type="string" calcext:value-type="string">
            <text:p>Reset#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84]);&quot;LED&quot;;&quot;&quot;)">
            <text:p/>
          </table:table-cell>
          <table:table-cell table:formula="of:=IF(COUNTIF([$'v6.0 Eth RAM'.$O$3:.$R$19];[.A184]);&quot;Eth&quot;;&quot;&quot;)">
            <text:p/>
          </table:table-cell>
          <table:table-cell table:formula="of:=IF(COUNTIF([$'v6.0 Eth RAM'.$O$23:.$O$77];[.A18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K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85]);&quot;LED&quot;;&quot;&quot;)" office:value-type="string" office:string-value="LED" calcext:value-type="string">
            <text:p>LED</text:p>
          </table:table-cell>
          <table:table-cell table:formula="of:=IF(COUNTIF([$'v6.0 Eth RAM'.$O$3:.$R$19];[.A185]);&quot;Eth&quot;;&quot;&quot;)">
            <text:p/>
          </table:table-cell>
          <table:table-cell table:formula="of:=IF(COUNTIF([$'v6.0 Eth RAM'.$O$23:.$O$77];[.A185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6]);&quot;LED&quot;;&quot;&quot;)" office:value-type="string" office:string-value="LED" calcext:value-type="string">
            <text:p>LED</text:p>
          </table:table-cell>
          <table:table-cell table:formula="of:=IF(COUNTIF([$'v6.0 Eth RAM'.$O$3:.$R$19];[.A186]);&quot;Eth&quot;;&quot;&quot;)">
            <text:p/>
          </table:table-cell>
          <table:table-cell table:formula="of:=IF(COUNTIF([$'v6.0 Eth RAM'.$O$23:.$O$77];[.A186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7]);&quot;LED&quot;;&quot;&quot;)" office:value-type="string" office:string-value="LED" calcext:value-type="string">
            <text:p>LED</text:p>
          </table:table-cell>
          <table:table-cell table:formula="of:=IF(COUNTIF([$'v6.0 Eth RAM'.$O$3:.$R$19];[.A187]);&quot;Eth&quot;;&quot;&quot;)">
            <text:p/>
          </table:table-cell>
          <table:table-cell table:formula="of:=IF(COUNTIF([$'v6.0 Eth RAM'.$O$23:.$O$77];[.A18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8]);&quot;LED&quot;;&quot;&quot;)" office:value-type="string" office:string-value="LED" calcext:value-type="string">
            <text:p>LED</text:p>
          </table:table-cell>
          <table:table-cell table:formula="of:=IF(COUNTIF([$'v6.0 Eth RAM'.$O$3:.$R$19];[.A188]);&quot;Eth&quot;;&quot;&quot;)">
            <text:p/>
          </table:table-cell>
          <table:table-cell table:formula="of:=IF(COUNTIF([$'v6.0 Eth RAM'.$O$23:.$O$77];[.A18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89]);&quot;LED&quot;;&quot;&quot;)" office:value-type="string" office:string-value="LED" calcext:value-type="string">
            <text:p>LED</text:p>
          </table:table-cell>
          <table:table-cell table:formula="of:=IF(COUNTIF([$'v6.0 Eth RAM'.$O$3:.$R$19];[.A189]);&quot;Eth&quot;;&quot;&quot;)">
            <text:p/>
          </table:table-cell>
          <table:table-cell table:formula="of:=IF(COUNTIF([$'v6.0 Eth RAM'.$O$23:.$O$77];[.A189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0]);&quot;LED&quot;;&quot;&quot;)">
            <text:p/>
          </table:table-cell>
          <table:table-cell table:formula="of:=IF(COUNTIF([$'v6.0 Eth RAM'.$O$3:.$R$19];[.A190]);&quot;Eth&quot;;&quot;&quot;)">
            <text:p/>
          </table:table-cell>
          <table:table-cell table:formula="of:=IF(COUNTIF([$'v6.0 Eth RAM'.$O$23:.$O$77];[.A190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1]);&quot;LED&quot;;&quot;&quot;)" office:value-type="string" office:string-value="LED" calcext:value-type="string">
            <text:p>LED</text:p>
          </table:table-cell>
          <table:table-cell table:formula="of:=IF(COUNTIF([$'v6.0 Eth RAM'.$O$3:.$R$19];[.A191]);&quot;Eth&quot;;&quot;&quot;)">
            <text:p/>
          </table:table-cell>
          <table:table-cell table:formula="of:=IF(COUNTIF([$'v6.0 Eth RAM'.$O$23:.$O$77];[.A191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2]);&quot;LED&quot;;&quot;&quot;)" office:value-type="string" office:string-value="LED" calcext:value-type="string">
            <text:p>LED</text:p>
          </table:table-cell>
          <table:table-cell table:formula="of:=IF(COUNTIF([$'v6.0 Eth RAM'.$O$3:.$R$19];[.A192]);&quot;Eth&quot;;&quot;&quot;)">
            <text:p/>
          </table:table-cell>
          <table:table-cell table:formula="of:=IF(COUNTIF([$'v6.0 Eth RAM'.$O$23:.$O$77];[.A192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3]);&quot;LED&quot;;&quot;&quot;)">
            <text:p/>
          </table:table-cell>
          <table:table-cell table:formula="of:=IF(COUNTIF([$'v6.0 Eth RAM'.$O$3:.$R$19];[.A193]);&quot;Eth&quot;;&quot;&quot;)">
            <text:p/>
          </table:table-cell>
          <table:table-cell table:formula="of:=IF(COUNTIF([$'v6.0 Eth RAM'.$O$23:.$O$77];[.A193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/>
          <table:table-cell table:formula="of:=IF(COUNTIF([$'v6.0 LEDs'.$N$3:$'v6.0 LEDs'.$R$80];[.A194]);&quot;LED&quot;;&quot;&quot;)">
            <text:p/>
          </table:table-cell>
          <table:table-cell table:formula="of:=IF(COUNTIF([$'v6.0 Eth RAM'.$O$3:.$R$19];[.A194]);&quot;Eth&quot;;&quot;&quot;)">
            <text:p/>
          </table:table-cell>
          <table:table-cell table:formula="of:=IF(COUNTIF([$'v6.0 Eth RAM'.$O$23:.$O$77];[.A194]);&quot;RAM&quot;;&quot;&quot;)">
            <text:p/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5]);&quot;LED&quot;;&quot;&quot;)">
            <text:p/>
          </table:table-cell>
          <table:table-cell table:formula="of:=IF(COUNTIF([$'v6.0 Eth RAM'.$O$3:.$R$19];[.A195]);&quot;Eth&quot;;&quot;&quot;)">
            <text:p/>
          </table:table-cell>
          <table:table-cell table:formula="of:=IF(COUNTIF([$'v6.0 Eth RAM'.$O$23:.$O$77];[.A195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/>
          <table:table-cell table:formula="of:=IF(COUNTIF([$'v6.0 LEDs'.$N$3:$'v6.0 LEDs'.$R$80];[.A196]);&quot;LED&quot;;&quot;&quot;)">
            <text:p/>
          </table:table-cell>
          <table:table-cell table:formula="of:=IF(COUNTIF([$'v6.0 Eth RAM'.$O$3:.$R$19];[.A196]);&quot;Eth&quot;;&quot;&quot;)">
            <text:p/>
          </table:table-cell>
          <table:table-cell table:formula="of:=IF(COUNTIF([$'v6.0 Eth RAM'.$O$23:.$O$77];[.A196]);&quot;RAM&quot;;&quot;&quot;)">
            <text:p/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S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7]);&quot;LED&quot;;&quot;&quot;)" office:value-type="string" office:string-value="LED" calcext:value-type="string">
            <text:p>LED</text:p>
          </table:table-cell>
          <table:table-cell table:formula="of:=IF(COUNTIF([$'v6.0 Eth RAM'.$O$3:.$R$19];[.A197]);&quot;Eth&quot;;&quot;&quot;)">
            <text:p/>
          </table:table-cell>
          <table:table-cell table:formula="of:=IF(COUNTIF([$'v6.0 Eth RAM'.$O$23:.$O$77];[.A197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8]);&quot;LED&quot;;&quot;&quot;)" office:value-type="string" office:string-value="LED" calcext:value-type="string">
            <text:p>LED</text:p>
          </table:table-cell>
          <table:table-cell table:formula="of:=IF(COUNTIF([$'v6.0 Eth RAM'.$O$3:.$R$19];[.A198]);&quot;Eth&quot;;&quot;&quot;)">
            <text:p/>
          </table:table-cell>
          <table:table-cell table:formula="of:=IF(COUNTIF([$'v6.0 Eth RAM'.$O$23:.$O$77];[.A198]);&quot;RAM&quot;;&quot;&quot;)">
            <text:p/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_II</text:p>
          </table:table-cell>
          <table:table-cell office:value-type="string" calcext:value-type="string">
            <text:p>SSTL18_II</text:p>
          </table:table-cell>
          <table:table-cell table:formula="of:=IF(COUNTIF([$'v6.0 LEDs'.$N$3:$'v6.0 LEDs'.$R$80];[.A199]);&quot;LED&quot;;&quot;&quot;)" office:value-type="string" office:string-value="LED" calcext:value-type="string">
            <text:p>LED</text:p>
          </table:table-cell>
          <table:table-cell table:formula="of:=IF(COUNTIF([$'v6.0 Eth RAM'.$O$3:.$R$19];[.A199]);&quot;Eth&quot;;&quot;&quot;)">
            <text:p/>
          </table:table-cell>
          <table:table-cell table:formula="of:=IF(COUNTIF([$'v6.0 Eth RAM'.$O$23:.$O$77];[.A199]);&quot;RAM&quot;;&quot;&quot;)">
            <text:p/>
          </table:table-cell>
          <table:table-cell table:number-columns-repeated="1017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6.0 LEDs" table:style-name="ta1">
        <table:table-column table:style-name="co6" table:number-columns-repeated="2" table:default-cell-style-name="ce5"/>
        <table:table-column table:style-name="co1" table:default-cell-style-name="ce5"/>
        <table:table-column table:style-name="co6" table:number-columns-repeated="2" table:default-cell-style-name="ce5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5"/>
        <table:table-column table:style-name="co1" table:default-cell-style-name="Default"/>
        <table:table-column table:style-name="co12" table:number-columns-repeated="2" table:default-cell-style-name="ce15"/>
        <table:table-column table:style-name="co1" table:default-cell-style-name="ce15"/>
        <table:table-column table:style-name="co10" table:number-columns-repeated="2" table:default-cell-style-name="ce15"/>
        <table:table-row table:style-name="ro1">
          <table:table-cell table:number-columns-repeated="2"/>
          <table:table-cell table:style-name="ce6" office:value-type="string" calcext:value-type="string">
            <text:p>IDs </text:p>
          </table:table-cell>
          <table:table-cell table:number-columns-repeated="6"/>
          <table:table-cell table:style-name="ce2" office:value-type="string" calcext:value-type="string" table:number-columns-spanned="2" table:number-rows-spanned="1">
            <text:p>Outputs:</text:p>
          </table:table-cell>
          <table:covered-table-cell table:style-name="ce2"/>
          <table:table-cell table:style-name="ce14"/>
          <table:table-cell table:number-columns-repeated="3"/>
          <table:table-cell table:style-name="ce21" office:value-type="string" calcext:value-type="string">
            <text:p>Pin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 table:number-columns-spanned="2" table:number-rows-spanned="1">
            <text:p>LED J1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6</text:p>
          </table:table-cell>
          <table:covered-table-cell/>
          <table:table-cell table:number-columns-repeated="4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in</text:p>
          </table:table-cell>
          <table:table-cell table:style-name="ce14" office:value-type="string" calcext:value-type="string">
            <text:p>LED?</text:p>
          </table:table-cell>
          <table:table-cell/>
          <table:table-cell table:style-name="ce6" office:value-type="string" calcext:value-type="string" table:number-columns-spanned="2" table:number-rows-spanned="1">
            <text:p>LED J1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6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10</text:p>
          </table:table-cell>
          <table:table-cell table:style-name="ce7" office:value-type="string" calcext:value-type="string">
            <text:p>1A</text:p>
          </table:table-cell>
          <table:table-cell/>
          <table:table-cell table:style-name="ce7" office:value-type="string" calcext:value-type="string">
            <text:p>3A</text:p>
          </table:table-cell>
          <table:table-cell table:style-name="ce7" office:value-type="string" calcext:value-type="string">
            <text:p>39</text:p>
          </table:table-cell>
          <table:table-cell/>
          <table:table-cell table:style-name="ce10" office:value-type="string" calcext:value-type="string">
            <text:p>R0</text:p>
          </table:table-cell>
          <table:table-cell table:style-name="ce10" office:value-type="string" calcext:value-type="string">
            <text:p>G0</text:p>
          </table:table-cell>
          <table:table-cell/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A6</text:p>
          </table:table-cell>
          <table:table-cell table:formula="of:=IF(COUNTIF([.$A$3:.$E$80];[.J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3];[.$J$3:.$K$144];2)" office:value-type="string" office:string-value="C4" calcext:value-type="string">
            <text:p>C4</text:p>
          </table:table-cell>
          <table:table-cell table:style-name="ce17" table:formula="of:=VLOOKUP([.B3];[.$J$3:.$K$144];2)" office:value-type="string" office:string-value="D4" calcext:value-type="string">
            <text:p>D4</text:p>
          </table:table-cell>
          <table:table-cell table:style-name="ce19"/>
          <table:table-cell table:style-name="ce17" table:formula="of:=VLOOKUP([.D3];[.$J$3:.$K$144];2)" office:value-type="string" office:string-value="G14" calcext:value-type="string">
            <text:p>G14</text:p>
          </table:table-cell>
          <table:table-cell table:style-name="ce17" table:formula="of:=VLOOKUP([.E3];[.$J$3:.$K$144];2)" office:value-type="string" office:string-value="G13" calcext:value-type="string">
            <text:p>G13</text:p>
          </table:table-cell>
        </table:table-row>
        <table:table-row table:style-name="ro1">
          <table:table-cell table:style-name="ce7" office:value-type="string" calcext:value-type="string">
            <text:p>21</text:p>
          </table:table-cell>
          <table:table-cell table:style-name="ce9"/>
          <table:table-cell/>
          <table:table-cell table:style-name="ce7" office:value-type="string" calcext:value-type="string">
            <text:p>2E</text:p>
          </table:table-cell>
          <table:table-cell table:style-name="ce9"/>
          <table:table-cell/>
          <table:table-cell table:style-name="ce10" office:value-type="string" calcext:value-type="string">
            <text:p>B0</text:p>
          </table:table-cell>
          <table:table-cell table:style-name="ce12" office:value-type="string" calcext:value-type="string">
            <text:p>GND</text:p>
          </table:table-cell>
          <table:table-cell/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A7</text:p>
          </table:table-cell>
          <table:table-cell table:formula="of:=IF(COUNTIF([.$A$3:.$E$80];[.J4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4];[.$J$3:.$K$144];2)" office:value-type="string" office:string-value="E4" calcext:value-type="string">
            <text:p>E4</text:p>
          </table:table-cell>
          <table:table-cell table:style-name="ce20"/>
          <table:table-cell table:style-name="ce19"/>
          <table:table-cell table:style-name="ce17" table:formula="of:=VLOOKUP([.D4];[.$J$3:.$K$144];2)" office:value-type="string" office:string-value="F12" calcext:value-type="string">
            <text:p>F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19</text:p>
          </table:table-cell>
          <table:table-cell table:style-name="ce7" office:value-type="string" calcext:value-type="string">
            <text:p>20</text:p>
          </table:table-cell>
          <table:table-cell/>
          <table:table-cell table:style-name="ce7" office:value-type="string" calcext:value-type="string">
            <text:p>2F</text:p>
          </table:table-cell>
          <table:table-cell table:style-name="ce7" office:value-type="string" calcext:value-type="string">
            <text:p>30</text:p>
          </table:table-cell>
          <table:table-cell/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G1</text:p>
          </table:table-cell>
          <table:table-cell/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A8</text:p>
          </table:table-cell>
          <table:table-cell table:formula="of:=IF(COUNTIF([.$A$3:.$E$80];[.J5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5];[.$J$3:.$K$144];2)" office:value-type="string" office:string-value="D3" calcext:value-type="string">
            <text:p>D3</text:p>
          </table:table-cell>
          <table:table-cell table:style-name="ce17" table:formula="of:=VLOOKUP([.B5];[.$J$3:.$K$144];2)" office:value-type="string" office:string-value="E3" calcext:value-type="string">
            <text:p>E3</text:p>
          </table:table-cell>
          <table:table-cell table:style-name="ce19"/>
          <table:table-cell table:style-name="ce17" table:formula="of:=VLOOKUP([.D5];[.$J$3:.$K$144];2)" office:value-type="string" office:string-value="F13" calcext:value-type="string">
            <text:p>F13</text:p>
          </table:table-cell>
          <table:table-cell table:style-name="ce17" table:formula="of:=VLOOKUP([.E5];[.$J$3:.$K$144];2)" office:value-type="string" office:string-value="F14" calcext:value-type="string">
            <text:p>F14</text:p>
          </table:table-cell>
        </table:table-row>
        <table:table-row table:style-name="ro1">
          <table:table-cell table:style-name="ce7" office:value-type="string" calcext:value-type="string">
            <text:p>2C</text:p>
          </table:table-cell>
          <table:table-cell table:style-name="ce8" office:value-type="string" calcext:value-type="string">
            <text:p>6A</text:p>
          </table:table-cell>
          <table:table-cell/>
          <table:table-cell table:style-name="ce7" office:value-type="string" calcext:value-type="string">
            <text:p>26</text:p>
          </table:table-cell>
          <table:table-cell table:style-name="ce8"/>
          <table:table-cell/>
          <table:table-cell table:style-name="ce10" office:value-type="string" calcext:value-type="string">
            <text:p>B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A9</text:p>
          </table:table-cell>
          <table:table-cell table:formula="of:=IF(COUNTIF([.$A$3:.$E$80];[.J6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6];[.$J$3:.$K$144];2)" office:value-type="string" office:string-value="F4" calcext:value-type="string">
            <text:p>F4</text:p>
          </table:table-cell>
          <table:table-cell table:style-name="ce18" table:formula="of:=VLOOKUP([.B6];[.$J$3:.$K$144];2)" office:value-type="string" office:string-value="N4" calcext:value-type="string">
            <text:p>N4</text:p>
          </table:table-cell>
          <table:table-cell table:style-name="ce19"/>
          <table:table-cell table:style-name="ce17" table:formula="of:=VLOOKUP([.D6];[.$J$3:.$K$144];2)" office:value-type="string" office:string-value="E14" calcext:value-type="string">
            <text:p>E14</text:p>
          </table:table-cell>
          <table:table-cell table:style-name="ce18"/>
        </table:table-row>
        <table:table-row table:style-name="ro1">
          <table:table-cell table:style-name="ce8" office:value-type="string" calcext:value-type="string">
            <text:p>6B</text:p>
          </table:table-cell>
          <table:table-cell table:style-name="ce8" office:value-type="string" calcext:value-type="string">
            <text:p>69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15</text:p>
          </table:table-cell>
          <table:table-cell table:formula="of:=IF(COUNTIF([.$A$3:.$E$80];[.J7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7];[.$J$3:.$K$144];2)" office:value-type="string" office:string-value="N5" calcext:value-type="string">
            <text:p>N5</text:p>
          </table:table-cell>
          <table:table-cell table:style-name="ce18" table:formula="of:=VLOOKUP([.B7];[.$J$3:.$K$144];2)" office:value-type="string" office:string-value="N3" calcext:value-type="string">
            <text:p>N3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75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B1</text:p>
          </table:table-cell>
          <table:table-cell table:formula="of:=IF(COUNTIF([.$A$3:.$E$80];[.J8]);&quot;Yes&quot;;&quot;No&quot;)" office:value-type="string" office:string-value="Yes" calcext:value-type="string">
            <text:p>Yes</text:p>
          </table:table-cell>
          <table:table-cell/>
          <table:table-cell table:style-name="ce18" table:formula="of:=VLOOKUP([.A8];[.$J$3:.$K$144];2)" office:value-type="string" office:string-value="P3" calcext:value-type="string">
            <text:p>P3</text:p>
          </table:table-cell>
          <table:table-cell table:style-name="ce18" table:formula="of:=VLOOKUP([.B8];[.$J$3:.$K$144];2)" office:value-type="string" office:string-value="P4" calcext:value-type="string">
            <text:p>P4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5D</text:p>
          </table:table-cell>
          <table:table-cell table:style-name="ce8" office:value-type="string" calcext:value-type="string">
            <text:p>68</text:p>
          </table:table-cell>
          <table:table-cell/>
          <table:table-cell table:style-name="ce8" table:number-columns-repeated="2"/>
          <table:table-cell/>
          <table:table-cell table:style-name="ce11" office:value-type="string" calcext:value-type="string">
            <text:p>CLK</text:p>
          </table:table-cell>
          <table:table-cell table:style-name="ce11" office:value-type="string" calcext:value-type="string">
            <text:p>LAT</text:p>
          </table:table-cell>
          <table:table-cell/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B5</text:p>
          </table:table-cell>
          <table:table-cell table:formula="of:=IF(COUNTIF([.$A$3:.$E$80];[.J9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9];[.$J$3:.$K$144];2)" office:value-type="string" office:string-value="M3" calcext:value-type="string">
            <text:p>M3</text:p>
          </table:table-cell>
          <table:table-cell table:style-name="ce18" table:formula="of:=VLOOKUP([.B9];[.$J$3:.$K$144];2)" office:value-type="string" office:string-value="N1" calcext:value-type="string">
            <text:p>N1</text:p>
          </table:table-cell>
          <table:table-cell table:style-name="ce19"/>
          <table:table-cell table:style-name="ce18" table:number-columns-repeated="2"/>
        </table:table-row>
        <table:table-row table:style-name="ro1">
          <table:table-cell table:style-name="ce8" office:value-type="string" calcext:value-type="string">
            <text:p>5E</text:p>
          </table:table-cell>
          <table:table-cell table:style-name="ce9"/>
          <table:table-cell/>
          <table:table-cell table:style-name="ce8"/>
          <table:table-cell table:style-name="ce9"/>
          <table:table-cell/>
          <table:table-cell table:style-name="ce11" office:value-type="string" calcext:value-type="string">
            <text:p>OE</text:p>
          </table:table-cell>
          <table:table-cell table:style-name="ce12" office:value-type="string" calcext:value-type="string">
            <text:p>GND</text:p>
          </table:table-cell>
          <table:table-cell/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B6</text:p>
          </table:table-cell>
          <table:table-cell table:formula="of:=IF(COUNTIF([.$A$3:.$E$80];[.J10]);&quot;Yes&quot;;&quot;No&quot;)" office:value-type="string" office:string-value="No" calcext:value-type="string">
            <text:p>No</text:p>
          </table:table-cell>
          <table:table-cell/>
          <table:table-cell table:style-name="ce18" table:formula="of:=VLOOKUP([.A10];[.$J$3:.$K$144];2)" office:value-type="string" office:string-value="M4" calcext:value-type="string">
            <text:p>M4</text:p>
          </table:table-cell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B7</text:p>
          </table:table-cell>
          <table:table-cell table:formula="of:=IF(COUNTIF([.$A$3:.$E$80];[.J1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2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5</text:p>
          </table:table-cell>
          <table:covered-table-cell/>
          <table:table-cell table:number-columns-repeated="4"/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B8</text:p>
          </table:table-cell>
          <table:table-cell table:formula="of:=IF(COUNTIF([.$A$3:.$E$80];[.J12]);&quot;Yes&quot;;&quot;No&quot;)" office:value-type="string" office:string-value="No" calcext:value-type="string">
            <text:p>No</text:p>
          </table:table-cell>
          <table:table-cell/>
          <table:table-cell table:style-name="ce6" office:value-type="string" calcext:value-type="string" table:number-columns-spanned="2" table:number-rows-spanned="1">
            <text:p>LED J2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5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2B</text:p>
          </table:table-cell>
          <table:table-cell table:style-name="ce7" office:value-type="string" calcext:value-type="string">
            <text:p>2D</text:p>
          </table:table-cell>
          <table:table-cell/>
          <table:table-cell table:style-name="ce7" office:value-type="string" calcext:value-type="string">
            <text:p>48</text:p>
          </table:table-cell>
          <table:table-cell table:style-name="ce7" office:value-type="string" calcext:value-type="string">
            <text:p>4F</text:p>
          </table:table-cell>
          <table:table-cell table:number-columns-repeated="4"/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B9</text:p>
          </table:table-cell>
          <table:table-cell table:formula="of:=IF(COUNTIF([.$A$3:.$E$80];[.J1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13];[.$J$3:.$K$144];2)" office:value-type="string" office:string-value="F3" calcext:value-type="string">
            <text:p>F3</text:p>
          </table:table-cell>
          <table:table-cell table:style-name="ce17" table:formula="of:=VLOOKUP([.B13];[.$J$3:.$K$144];2)" office:value-type="string" office:string-value="F5" calcext:value-type="string">
            <text:p>F5</text:p>
          </table:table-cell>
          <table:table-cell table:style-name="ce19"/>
          <table:table-cell table:style-name="ce17" table:formula="of:=VLOOKUP([.D13];[.$J$3:.$K$144];2)" office:value-type="string" office:string-value="J13" calcext:value-type="string">
            <text:p>J13</text:p>
          </table:table-cell>
          <table:table-cell table:style-name="ce17" table:formula="of:=VLOOKUP([.E13];[.$J$3:.$K$144];2)" office:value-type="string" office:string-value="K13" calcext:value-type="string">
            <text:p>K13</text:p>
          </table:table-cell>
        </table:table-row>
        <table:table-row table:style-name="ro1">
          <table:table-cell table:style-name="ce7" office:value-type="string" calcext:value-type="string">
            <text:p>35</text:p>
          </table:table-cell>
          <table:table-cell table:style-name="ce9"/>
          <table:table-cell/>
          <table:table-cell table:style-name="ce7" office:value-type="string" calcext:value-type="string">
            <text:p>47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B10</text:p>
          </table:table-cell>
          <table:table-cell table:formula="of:=IF(COUNTIF([.$A$3:.$E$80];[.J14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14];[.$J$3:.$K$144];2)" office:value-type="string" office:string-value="G3" calcext:value-type="string">
            <text:p>G3</text:p>
          </table:table-cell>
          <table:table-cell table:style-name="ce20"/>
          <table:table-cell table:style-name="ce19"/>
          <table:table-cell table:style-name="ce17" table:formula="of:=VLOOKUP([.D14];[.$J$3:.$K$144];2)" office:value-type="string" office:string-value="J12" calcext:value-type="string">
            <text:p>J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36</text:p>
          </table:table-cell>
          <table:table-cell table:style-name="ce7" office:value-type="string" calcext:value-type="string">
            <text:p>3E</text:p>
          </table:table-cell>
          <table:table-cell/>
          <table:table-cell table:style-name="ce7" office:value-type="string" calcext:value-type="string">
            <text:p>42</text:p>
          </table:table-cell>
          <table:table-cell table:style-name="ce7" office:value-type="string" calcext:value-type="string">
            <text:p>41</text:p>
          </table:table-cell>
          <table:table-cell table:number-columns-repeated="4"/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B15</text:p>
          </table:table-cell>
          <table:table-cell table:formula="of:=IF(COUNTIF([.$A$3:.$E$80];[.J1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15];[.$J$3:.$K$144];2)" office:value-type="string" office:string-value="G4" calcext:value-type="string">
            <text:p>G4</text:p>
          </table:table-cell>
          <table:table-cell table:style-name="ce17" table:formula="of:=VLOOKUP([.B15];[.$J$3:.$K$144];2)" office:value-type="string" office:string-value="H3" calcext:value-type="string">
            <text:p>H3</text:p>
          </table:table-cell>
          <table:table-cell table:style-name="ce19"/>
          <table:table-cell table:style-name="ce17" table:formula="of:=VLOOKUP([.D15];[.$J$3:.$K$144];2)" office:value-type="string" office:string-value="H13" calcext:value-type="string">
            <text:p>H13</text:p>
          </table:table-cell>
          <table:table-cell table:style-name="ce17" table:formula="of:=VLOOKUP([.E15];[.$J$3:.$K$144];2)" office:value-type="string" office:string-value="H12" calcext:value-type="string">
            <text:p>H12</text:p>
          </table:table-cell>
        </table:table-row>
        <table:table-row table:style-name="ro1">
          <table:table-cell table:style-name="ce7" office:value-type="string" calcext:value-type="string">
            <text:p>3F</text:p>
          </table:table-cell>
          <table:table-cell table:style-name="ce8"/>
          <table:table-cell/>
          <table:table-cell table:style-name="ce7" office:value-type="string" calcext:value-type="string">
            <text:p>38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B16</text:p>
          </table:table-cell>
          <table:table-cell table:formula="of:=IF(COUNTIF([.$A$3:.$E$80];[.J1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16];[.$J$3:.$K$144];2)" office:value-type="string" office:string-value="H4" calcext:value-type="string">
            <text:p>H4</text:p>
          </table:table-cell>
          <table:table-cell table:style-name="ce18"/>
          <table:table-cell table:style-name="ce19"/>
          <table:table-cell table:style-name="ce17" table:formula="of:=VLOOKUP([.D16];[.$J$3:.$K$144];2)" office:value-type="string" office:string-value="G12" calcext:value-type="string">
            <text:p>G12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C1</text:p>
          </table:table-cell>
          <table:table-cell table:formula="of:=IF(COUNTIF([.$A$3:.$E$80];[.J1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0F</text:p>
          </table:table-cell>
          <table:table-cell table:style-name="ce13" office:value-type="string" calcext:value-type="string">
            <text:p>C2</text:p>
          </table:table-cell>
          <table:table-cell table:formula="of:=IF(COUNTIF([.$A$3:.$E$80];[.J1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C4</text:p>
          </table:table-cell>
          <table:table-cell table:formula="of:=IF(COUNTIF([.$A$3:.$E$80];[.J1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C7</text:p>
          </table:table-cell>
          <table:table-cell table:formula="of:=IF(COUNTIF([.$A$3:.$E$80];[.J2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C8</text:p>
          </table:table-cell>
          <table:table-cell table:formula="of:=IF(COUNTIF([.$A$3:.$E$80];[.J2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3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4</text:p>
          </table:table-cell>
          <table:covered-table-cell/>
          <table:table-cell table:number-columns-repeated="4"/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C9</text:p>
          </table:table-cell>
          <table:table-cell table:formula="of:=IF(COUNTIF([.$A$3:.$E$80];[.J22]);&quot;Yes&quot;;&quot;No&quot;)" office:value-type="string" office:string-value="No" calcext:value-type="string">
            <text:p>No</text:p>
          </table:table-cell>
          <table:table-cell/>
          <table:table-cell table:style-name="ce6" office:value-type="string" calcext:value-type="string" table:number-columns-spanned="2" table:number-rows-spanned="1">
            <text:p>LED J3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4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37</text:p>
          </table:table-cell>
          <table:table-cell table:style-name="ce7" office:value-type="string" calcext:value-type="string">
            <text:p>40</text:p>
          </table:table-cell>
          <table:table-cell/>
          <table:table-cell table:style-name="ce7" office:value-type="string" calcext:value-type="string">
            <text:p>27</text:p>
          </table:table-cell>
          <table:table-cell table:style-name="ce7" office:value-type="string" calcext:value-type="string">
            <text:p>28</text:p>
          </table:table-cell>
          <table:table-cell table:number-columns-repeated="4"/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C10</text:p>
          </table:table-cell>
          <table:table-cell table:formula="of:=IF(COUNTIF([.$A$3:.$E$80];[.J23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23];[.$J$3:.$K$144];2)" office:value-type="string" office:string-value="G5" calcext:value-type="string">
            <text:p>G5</text:p>
          </table:table-cell>
          <table:table-cell table:style-name="ce17" table:formula="of:=VLOOKUP([.B23];[.$J$3:.$K$144];2)" office:value-type="string" office:string-value="H5" calcext:value-type="string">
            <text:p>H5</text:p>
          </table:table-cell>
          <table:table-cell table:style-name="ce19"/>
          <table:table-cell table:style-name="ce17" table:formula="of:=VLOOKUP([.D23];[.$J$3:.$K$144];2)" office:value-type="string" office:string-value="E15" calcext:value-type="string">
            <text:p>E15</text:p>
          </table:table-cell>
          <table:table-cell table:style-name="ce17" table:formula="of:=VLOOKUP([.E23];[.$J$3:.$K$144];2)" office:value-type="string" office:string-value="E16" calcext:value-type="string">
            <text:p>E16</text:p>
          </table:table-cell>
        </table:table-row>
        <table:table-row table:style-name="ro1">
          <table:table-cell table:style-name="ce7" office:value-type="string" calcext:value-type="string">
            <text:p>46</text:p>
          </table:table-cell>
          <table:table-cell table:style-name="ce9"/>
          <table:table-cell/>
          <table:table-cell table:style-name="ce7" office:value-type="string" calcext:value-type="string">
            <text:p>58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C14</text:p>
          </table:table-cell>
          <table:table-cell table:formula="of:=IF(COUNTIF([.$A$3:.$E$80];[.J2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4];[.$J$3:.$K$144];2)" office:value-type="string" office:string-value="J5" calcext:value-type="string">
            <text:p>J5</text:p>
          </table:table-cell>
          <table:table-cell table:style-name="ce20"/>
          <table:table-cell table:style-name="ce19"/>
          <table:table-cell table:style-name="ce17" table:formula="of:=VLOOKUP([.D24];[.$J$3:.$K$144];2)" office:value-type="string" office:string-value="L12" calcext:value-type="string">
            <text:p>L12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45</text:p>
          </table:table-cell>
          <table:table-cell table:style-name="ce7" office:value-type="string" calcext:value-type="string">
            <text:p>05</text:p>
          </table:table-cell>
          <table:table-cell/>
          <table:table-cell table:style-name="ce7" office:value-type="string" calcext:value-type="string">
            <text:p>59</text:p>
          </table:table-cell>
          <table:table-cell table:style-name="ce7" office:value-type="string" calcext:value-type="string">
            <text:p>67</text:p>
          </table:table-cell>
          <table:table-cell table:number-columns-repeated="4"/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C15</text:p>
          </table:table-cell>
          <table:table-cell table:formula="of:=IF(COUNTIF([.$A$3:.$E$80];[.J2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5];[.$J$3:.$K$144];2)" office:value-type="string" office:string-value="J4" calcext:value-type="string">
            <text:p>J4</text:p>
          </table:table-cell>
          <table:table-cell table:style-name="ce17" table:formula="of:=VLOOKUP([.B25];[.$J$3:.$K$144];2)" office:value-type="string" office:string-value="B1" calcext:value-type="string">
            <text:p>B1</text:p>
          </table:table-cell>
          <table:table-cell table:style-name="ce19"/>
          <table:table-cell table:style-name="ce17" table:formula="of:=VLOOKUP([.D25];[.$J$3:.$K$144];2)" office:value-type="string" office:string-value="L13" calcext:value-type="string">
            <text:p>L13</text:p>
          </table:table-cell>
          <table:table-cell table:style-name="ce17" table:formula="of:=VLOOKUP([.E25];[.$J$3:.$K$144];2)" office:value-type="string" office:string-value="M14" calcext:value-type="string">
            <text:p>M14</text:p>
          </table:table-cell>
        </table:table-row>
        <table:table-row table:style-name="ro1">
          <table:table-cell table:style-name="ce7" office:value-type="string" calcext:value-type="string">
            <text:p>0F</text:p>
          </table:table-cell>
          <table:table-cell table:style-name="ce8"/>
          <table:table-cell/>
          <table:table-cell table:style-name="ce7" office:value-type="string" calcext:value-type="string">
            <text:p>5A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C16</text:p>
          </table:table-cell>
          <table:table-cell table:formula="of:=IF(COUNTIF([.$A$3:.$E$80];[.J2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26];[.$J$3:.$K$144];2)" office:value-type="string" office:string-value="C2" calcext:value-type="string">
            <text:p>C2</text:p>
          </table:table-cell>
          <table:table-cell table:style-name="ce18"/>
          <table:table-cell table:style-name="ce19"/>
          <table:table-cell table:style-name="ce17" table:formula="of:=VLOOKUP([.D26];[.$J$3:.$K$144];2)" office:value-type="string" office:string-value="L14" calcext:value-type="string">
            <text:p>L14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D1</text:p>
          </table:table-cell>
          <table:table-cell table:formula="of:=IF(COUNTIF([.$A$3:.$E$80];[.J2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D3</text:p>
          </table:table-cell>
          <table:table-cell table:formula="of:=IF(COUNTIF([.$A$3:.$E$80];[.J2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D4</text:p>
          </table:table-cell>
          <table:table-cell table:formula="of:=IF(COUNTIF([.$A$3:.$E$80];[.J2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D8</text:p>
          </table:table-cell>
          <table:table-cell table:formula="of:=IF(COUNTIF([.$A$3:.$E$80];[.J3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D9</text:p>
          </table:table-cell>
          <table:table-cell table:formula="of:=IF(COUNTIF([.$A$3:.$E$80];[.J31]);&quot;Yes&quot;;&quot;No&quot;)" office:value-type="string" office:string-value="No" calcext:value-type="string">
            <text:p>No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4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3</text:p>
          </table:table-cell>
          <table:covered-table-cell/>
          <table:table-cell table:number-columns-repeated="4"/>
          <table:table-cell table:style-name="ce13" office:value-type="string" calcext:value-type="string">
            <text:p>1D</text:p>
          </table:table-cell>
          <table:table-cell table:style-name="ce13" office:value-type="string" calcext:value-type="string">
            <text:p>D16</text:p>
          </table:table-cell>
          <table:table-cell table:formula="of:=IF(COUNTIF([.$A$3:.$E$80];[.J3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4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3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0E</text:p>
          </table:table-cell>
          <table:table-cell table:style-name="ce7" office:value-type="string" calcext:value-type="string">
            <text:p>18</text:p>
          </table:table-cell>
          <table:table-cell/>
          <table:table-cell table:style-name="ce7" office:value-type="string" calcext:value-type="string">
            <text:p>44</text:p>
          </table:table-cell>
          <table:table-cell table:style-name="ce7" office:value-type="string" calcext:value-type="string">
            <text:p>43</text:p>
          </table:table-cell>
          <table:table-cell table:number-columns-repeated="4"/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E1</text:p>
          </table:table-cell>
          <table:table-cell table:formula="of:=IF(COUNTIF([.$A$3:.$E$80];[.J3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3];[.$J$3:.$K$144];2)" office:value-type="string" office:string-value="C1" calcext:value-type="string">
            <text:p>C1</text:p>
          </table:table-cell>
          <table:table-cell table:style-name="ce17" table:formula="of:=VLOOKUP([.B33];[.$J$3:.$K$144];2)" office:value-type="string" office:string-value="D1" calcext:value-type="string">
            <text:p>D1</text:p>
          </table:table-cell>
          <table:table-cell table:style-name="ce19"/>
          <table:table-cell table:style-name="ce17" table:formula="of:=VLOOKUP([.D33];[.$J$3:.$K$144];2)" office:value-type="string" office:string-value="H15" calcext:value-type="string">
            <text:p>H15</text:p>
          </table:table-cell>
          <table:table-cell table:style-name="ce17" table:formula="of:=VLOOKUP([.E33];[.$J$3:.$K$144];2)" office:value-type="string" office:string-value="H14" calcext:value-type="string">
            <text:p>H14</text:p>
          </table:table-cell>
        </table:table-row>
        <table:table-row table:style-name="ro1">
          <table:table-cell table:style-name="ce7" office:value-type="string" calcext:value-type="string">
            <text:p>1F</text:p>
          </table:table-cell>
          <table:table-cell table:style-name="ce9"/>
          <table:table-cell/>
          <table:table-cell table:style-name="ce7" office:value-type="string" calcext:value-type="string">
            <text:p>3C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E2</text:p>
          </table:table-cell>
          <table:table-cell table:formula="of:=IF(COUNTIF([.$A$3:.$E$80];[.J3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4];[.$J$3:.$K$144];2)" office:value-type="string" office:string-value="E2" calcext:value-type="string">
            <text:p>E2</text:p>
          </table:table-cell>
          <table:table-cell table:style-name="ce20"/>
          <table:table-cell table:style-name="ce19"/>
          <table:table-cell table:style-name="ce17" table:formula="of:=VLOOKUP([.D34];[.$J$3:.$K$144];2)" office:value-type="string" office:string-value="G16" calcext:value-type="string">
            <text:p>G16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1E</text:p>
          </table:table-cell>
          <table:table-cell table:style-name="ce7" office:value-type="string" calcext:value-type="string">
            <text:p>2A</text:p>
          </table:table-cell>
          <table:table-cell/>
          <table:table-cell table:style-name="ce7" office:value-type="string" calcext:value-type="string">
            <text:p>32</text:p>
          </table:table-cell>
          <table:table-cell table:style-name="ce7" office:value-type="string" calcext:value-type="string">
            <text:p>3B</text:p>
          </table:table-cell>
          <table:table-cell table:number-columns-repeated="4"/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E3</text:p>
          </table:table-cell>
          <table:table-cell table:formula="of:=IF(COUNTIF([.$A$3:.$E$80];[.J3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5];[.$J$3:.$K$144];2)" office:value-type="string" office:string-value="E1" calcext:value-type="string">
            <text:p>E1</text:p>
          </table:table-cell>
          <table:table-cell table:style-name="ce17" table:formula="of:=VLOOKUP([.B35];[.$J$3:.$K$144];2)" office:value-type="string" office:string-value="F2" calcext:value-type="string">
            <text:p>F2</text:p>
          </table:table-cell>
          <table:table-cell table:style-name="ce19"/>
          <table:table-cell table:style-name="ce17" table:formula="of:=VLOOKUP([.D35];[.$J$3:.$K$144];2)" office:value-type="string" office:string-value="F16" calcext:value-type="string">
            <text:p>F16</text:p>
          </table:table-cell>
          <table:table-cell table:style-name="ce17" table:formula="of:=VLOOKUP([.E35];[.$J$3:.$K$144];2)" office:value-type="string" office:string-value="G15" calcext:value-type="string">
            <text:p>G15</text:p>
          </table:table-cell>
        </table:table-row>
        <table:table-row table:style-name="ro1">
          <table:table-cell table:style-name="ce7" office:value-type="string" calcext:value-type="string">
            <text:p>29</text:p>
          </table:table-cell>
          <table:table-cell table:style-name="ce8"/>
          <table:table-cell/>
          <table:table-cell table:style-name="ce7" office:value-type="string" calcext:value-type="string">
            <text:p>31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E4</text:p>
          </table:table-cell>
          <table:table-cell table:formula="of:=IF(COUNTIF([.$A$3:.$E$80];[.J3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36];[.$J$3:.$K$144];2)" office:value-type="string" office:string-value="F1" calcext:value-type="string">
            <text:p>F1</text:p>
          </table:table-cell>
          <table:table-cell table:style-name="ce18"/>
          <table:table-cell table:style-name="ce19"/>
          <table:table-cell table:style-name="ce17" table:formula="of:=VLOOKUP([.D36];[.$J$3:.$K$144];2)" office:value-type="string" office:string-value="F15" calcext:value-type="string">
            <text:p>F15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E8</text:p>
          </table:table-cell>
          <table:table-cell table:formula="of:=IF(COUNTIF([.$A$3:.$E$80];[.J37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3</text:p>
          </table:table-cell>
          <table:table-cell table:style-name="ce13" office:value-type="string" calcext:value-type="string">
            <text:p>E9</text:p>
          </table:table-cell>
          <table:table-cell table:formula="of:=IF(COUNTIF([.$A$3:.$E$80];[.J38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4</text:p>
          </table:table-cell>
          <table:table-cell table:style-name="ce13" office:value-type="string" calcext:value-type="string">
            <text:p>E12</text:p>
          </table:table-cell>
          <table:table-cell table:formula="of:=IF(COUNTIF([.$A$3:.$E$80];[.J39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25</text:p>
          </table:table-cell>
          <table:table-cell table:style-name="ce13" office:value-type="string" calcext:value-type="string">
            <text:p>E13</text:p>
          </table:table-cell>
          <table:table-cell table:formula="of:=IF(COUNTIF([.$A$3:.$E$80];[.J40]);&quot;Yes&quot;;&quot;No&quot;)" office:value-type="string" office:string-value="No" calcext:value-type="string">
            <text:p>No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26</text:p>
          </table:table-cell>
          <table:table-cell table:style-name="ce13" office:value-type="string" calcext:value-type="string">
            <text:p>E14</text:p>
          </table:table-cell>
          <table:table-cell table:formula="of:=IF(COUNTIF([.$A$3:.$E$80];[.J4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5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2</text:p>
          </table:table-cell>
          <table:covered-table-cell/>
          <table:table-cell table:number-columns-repeated="4"/>
          <table:table-cell table:style-name="ce13" office:value-type="string" calcext:value-type="string">
            <text:p>27</text:p>
          </table:table-cell>
          <table:table-cell table:style-name="ce13" office:value-type="string" calcext:value-type="string">
            <text:p>E15</text:p>
          </table:table-cell>
          <table:table-cell table:formula="of:=IF(COUNTIF([.$A$3:.$E$80];[.J4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5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2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34</text:p>
          </table:table-cell>
          <table:table-cell table:style-name="ce7" office:value-type="string" calcext:value-type="string">
            <text:p>33</text:p>
          </table:table-cell>
          <table:table-cell/>
          <table:table-cell table:style-name="ce7" office:value-type="string" calcext:value-type="string">
            <text:p>7B</text:p>
          </table:table-cell>
          <table:table-cell table:style-name="ce7" office:value-type="string" calcext:value-type="string">
            <text:p>6F</text:p>
          </table:table-cell>
          <table:table-cell table:number-columns-repeated="4"/>
          <table:table-cell table:style-name="ce13" office:value-type="string" calcext:value-type="string">
            <text:p>28</text:p>
          </table:table-cell>
          <table:table-cell table:style-name="ce13" office:value-type="string" calcext:value-type="string">
            <text:p>E16</text:p>
          </table:table-cell>
          <table:table-cell table:formula="of:=IF(COUNTIF([.$A$3:.$E$80];[.J4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3];[.$J$3:.$K$144];2)" office:value-type="string" office:string-value="G2" calcext:value-type="string">
            <text:p>G2</text:p>
          </table:table-cell>
          <table:table-cell table:style-name="ce17" table:formula="of:=VLOOKUP([.B43];[.$J$3:.$K$144];2)" office:value-type="string" office:string-value="G1" calcext:value-type="string">
            <text:p>G1</text:p>
          </table:table-cell>
          <table:table-cell table:style-name="ce19"/>
          <table:table-cell table:style-name="ce17" table:formula="of:=VLOOKUP([.D43];[.$J$3:.$K$144];2)" office:value-type="string" office:string-value="P13" calcext:value-type="string">
            <text:p>P13</text:p>
          </table:table-cell>
          <table:table-cell table:style-name="ce17" table:formula="of:=VLOOKUP([.E43];[.$J$3:.$K$144];2)" office:value-type="string" office:string-value="N12" calcext:value-type="string">
            <text:p>N12</text:p>
          </table:table-cell>
        </table:table-row>
        <table:table-row table:style-name="ro1">
          <table:table-cell table:style-name="ce7" office:value-type="string" calcext:value-type="string">
            <text:p>3D</text:p>
          </table:table-cell>
          <table:table-cell table:style-name="ce9"/>
          <table:table-cell/>
          <table:table-cell table:style-name="ce7" office:value-type="string" calcext:value-type="string">
            <text:p>70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29</text:p>
          </table:table-cell>
          <table:table-cell table:style-name="ce13" office:value-type="string" calcext:value-type="string">
            <text:p>F1</text:p>
          </table:table-cell>
          <table:table-cell table:formula="of:=IF(COUNTIF([.$A$3:.$E$80];[.J4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4];[.$J$3:.$K$144];2)" office:value-type="string" office:string-value="H2" calcext:value-type="string">
            <text:p>H2</text:p>
          </table:table-cell>
          <table:table-cell table:style-name="ce20"/>
          <table:table-cell table:style-name="ce19"/>
          <table:table-cell table:style-name="ce17" table:formula="of:=VLOOKUP([.D44];[.$J$3:.$K$144];2)" office:value-type="string" office:string-value="N13" calcext:value-type="string">
            <text:p>N13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4D</text:p>
          </table:table-cell>
          <table:table-cell table:style-name="ce7" office:value-type="string" calcext:value-type="string">
            <text:p>4C</text:p>
          </table:table-cell>
          <table:table-cell/>
          <table:table-cell table:style-name="ce7" office:value-type="string" calcext:value-type="string">
            <text:p>65</text:p>
          </table:table-cell>
          <table:table-cell table:style-name="ce7" office:value-type="string" calcext:value-type="string">
            <text:p>7C</text:p>
          </table:table-cell>
          <table:table-cell table:number-columns-repeated="4"/>
          <table:table-cell table:style-name="ce13" office:value-type="string" calcext:value-type="string">
            <text:p>2A</text:p>
          </table:table-cell>
          <table:table-cell table:style-name="ce13" office:value-type="string" calcext:value-type="string">
            <text:p>F2</text:p>
          </table:table-cell>
          <table:table-cell table:formula="of:=IF(COUNTIF([.$A$3:.$E$80];[.J4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5];[.$J$3:.$K$144];2)" office:value-type="string" office:string-value="K5" calcext:value-type="string">
            <text:p>K5</text:p>
          </table:table-cell>
          <table:table-cell table:style-name="ce17" table:formula="of:=VLOOKUP([.B45];[.$J$3:.$K$144];2)" office:value-type="string" office:string-value="K4" calcext:value-type="string">
            <text:p>K4</text:p>
          </table:table-cell>
          <table:table-cell table:style-name="ce19"/>
          <table:table-cell table:style-name="ce17" table:formula="of:=VLOOKUP([.D45];[.$J$3:.$K$144];2)" office:value-type="string" office:string-value="M12" calcext:value-type="string">
            <text:p>M12</text:p>
          </table:table-cell>
          <table:table-cell table:style-name="ce17" table:formula="of:=VLOOKUP([.E45];[.$J$3:.$K$144];2)" office:value-type="string" office:string-value="P14" calcext:value-type="string">
            <text:p>P14</text:p>
          </table:table-cell>
        </table:table-row>
        <table:table-row table:style-name="ro1">
          <table:table-cell table:style-name="ce7" office:value-type="string" calcext:value-type="string">
            <text:p>55</text:p>
          </table:table-cell>
          <table:table-cell table:style-name="ce8"/>
          <table:table-cell/>
          <table:table-cell table:style-name="ce7" office:value-type="string" calcext:value-type="string">
            <text:p>71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F3</text:p>
          </table:table-cell>
          <table:table-cell table:formula="of:=IF(COUNTIF([.$A$3:.$E$80];[.J4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46];[.$J$3:.$K$144];2)" office:value-type="string" office:string-value="L3" calcext:value-type="string">
            <text:p>L3</text:p>
          </table:table-cell>
          <table:table-cell table:style-name="ce18"/>
          <table:table-cell table:style-name="ce19"/>
          <table:table-cell table:style-name="ce17" table:formula="of:=VLOOKUP([.D46];[.$J$3:.$K$144];2)" office:value-type="string" office:string-value="N14" calcext:value-type="string">
            <text:p>N14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F4</text:p>
          </table:table-cell>
          <table:table-cell table:formula="of:=IF(COUNTIF([.$A$3:.$E$80];[.J4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D</text:p>
          </table:table-cell>
          <table:table-cell table:style-name="ce13" office:value-type="string" calcext:value-type="string">
            <text:p>F5</text:p>
          </table:table-cell>
          <table:table-cell table:formula="of:=IF(COUNTIF([.$A$3:.$E$80];[.J4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2E</text:p>
          </table:table-cell>
          <table:table-cell table:style-name="ce13" office:value-type="string" calcext:value-type="string">
            <text:p>F12</text:p>
          </table:table-cell>
          <table:table-cell table:formula="of:=IF(COUNTIF([.$A$3:.$E$80];[.J4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2F</text:p>
          </table:table-cell>
          <table:table-cell table:style-name="ce13" office:value-type="string" calcext:value-type="string">
            <text:p>F13</text:p>
          </table:table-cell>
          <table:table-cell table:formula="of:=IF(COUNTIF([.$A$3:.$E$80];[.J5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30</text:p>
          </table:table-cell>
          <table:table-cell table:style-name="ce13" office:value-type="string" calcext:value-type="string">
            <text:p>F14</text:p>
          </table:table-cell>
          <table:table-cell table:formula="of:=IF(COUNTIF([.$A$3:.$E$80];[.J5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6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1</text:p>
          </table:table-cell>
          <table:covered-table-cell/>
          <table:table-cell table:number-columns-repeated="4"/>
          <table:table-cell table:style-name="ce13" office:value-type="string" calcext:value-type="string">
            <text:p>31</text:p>
          </table:table-cell>
          <table:table-cell table:style-name="ce13" office:value-type="string" calcext:value-type="string">
            <text:p>F15</text:p>
          </table:table-cell>
          <table:table-cell table:formula="of:=IF(COUNTIF([.$A$3:.$E$80];[.J5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6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1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56</text:p>
          </table:table-cell>
          <table:table-cell table:style-name="ce7" office:value-type="string" calcext:value-type="string">
            <text:p>57</text:p>
          </table:table-cell>
          <table:table-cell/>
          <table:table-cell table:style-name="ce7" office:value-type="string" calcext:value-type="string">
            <text:p>0C</text:p>
          </table:table-cell>
          <table:table-cell table:style-name="ce7" office:value-type="string" calcext:value-type="string">
            <text:p>15</text:p>
          </table:table-cell>
          <table:table-cell table:number-columns-repeated="4"/>
          <table:table-cell table:style-name="ce13" office:value-type="string" calcext:value-type="string">
            <text:p>32</text:p>
          </table:table-cell>
          <table:table-cell table:style-name="ce13" office:value-type="string" calcext:value-type="string">
            <text:p>F16</text:p>
          </table:table-cell>
          <table:table-cell table:formula="of:=IF(COUNTIF([.$A$3:.$E$80];[.J5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3];[.$J$3:.$K$144];2)" office:value-type="string" office:string-value="L4" calcext:value-type="string">
            <text:p>L4</text:p>
          </table:table-cell>
          <table:table-cell table:style-name="ce17" table:formula="of:=VLOOKUP([.B53];[.$J$3:.$K$144];2)" office:value-type="string" office:string-value="L5" calcext:value-type="string">
            <text:p>L5</text:p>
          </table:table-cell>
          <table:table-cell table:style-name="ce19"/>
          <table:table-cell table:style-name="ce17" table:formula="of:=VLOOKUP([.D53];[.$J$3:.$K$144];2)" office:value-type="string" office:string-value="B15" calcext:value-type="string">
            <text:p>B15</text:p>
          </table:table-cell>
          <table:table-cell table:style-name="ce17" table:formula="of:=VLOOKUP([.E53];[.$J$3:.$K$144];2)" office:value-type="string" office:string-value="C14" calcext:value-type="string">
            <text:p>C14</text:p>
          </table:table-cell>
        </table:table-row>
        <table:table-row table:style-name="ro1">
          <table:table-cell table:style-name="ce7" office:value-type="string" calcext:value-type="string">
            <text:p>73</text:p>
          </table:table-cell>
          <table:table-cell table:style-name="ce9"/>
          <table:table-cell/>
          <table:table-cell table:style-name="ce7" office:value-type="string" calcext:value-type="string">
            <text:p>8C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33</text:p>
          </table:table-cell>
          <table:table-cell table:style-name="ce13" office:value-type="string" calcext:value-type="string">
            <text:p>G1</text:p>
          </table:table-cell>
          <table:table-cell table:formula="of:=IF(COUNTIF([.$A$3:.$E$80];[.J5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4];[.$J$3:.$K$144];2)" office:value-type="string" office:string-value="P2" calcext:value-type="string">
            <text:p>P2</text:p>
          </table:table-cell>
          <table:table-cell table:style-name="ce20"/>
          <table:table-cell table:style-name="ce19"/>
          <table:table-cell table:style-name="ce17" table:formula="of:=VLOOKUP([.D54];[.$J$3:.$K$144];2)" office:value-type="string" office:string-value="T15" calcext:value-type="string">
            <text:p>T15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7F</text:p>
          </table:table-cell>
          <table:table-cell table:style-name="ce7" office:value-type="string" calcext:value-type="string">
            <text:p>88</text:p>
          </table:table-cell>
          <table:table-cell/>
          <table:table-cell table:style-name="ce7" office:value-type="string" calcext:value-type="string">
            <text:p>7D</text:p>
          </table:table-cell>
          <table:table-cell table:style-name="ce7" office:value-type="string" calcext:value-type="string">
            <text:p>87</text:p>
          </table:table-cell>
          <table:table-cell table:number-columns-repeated="4"/>
          <table:table-cell table:style-name="ce13" office:value-type="string" calcext:value-type="string">
            <text:p>34</text:p>
          </table:table-cell>
          <table:table-cell table:style-name="ce13" office:value-type="string" calcext:value-type="string">
            <text:p>G2</text:p>
          </table:table-cell>
          <table:table-cell table:formula="of:=IF(COUNTIF([.$A$3:.$E$80];[.J5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5];[.$J$3:.$K$144];2)" office:value-type="string" office:string-value="R2" calcext:value-type="string">
            <text:p>R2</text:p>
          </table:table-cell>
          <table:table-cell table:style-name="ce17" table:formula="of:=VLOOKUP([.B55];[.$J$3:.$K$144];2)" office:value-type="string" office:string-value="T2" calcext:value-type="string">
            <text:p>T2</text:p>
          </table:table-cell>
          <table:table-cell table:style-name="ce19"/>
          <table:table-cell table:style-name="ce17" table:formula="of:=VLOOKUP([.D55];[.$J$3:.$K$144];2)" office:value-type="string" office:string-value="P15" calcext:value-type="string">
            <text:p>P15</text:p>
          </table:table-cell>
          <table:table-cell table:style-name="ce17" table:formula="of:=VLOOKUP([.E55];[.$J$3:.$K$144];2)" office:value-type="string" office:string-value="R15" calcext:value-type="string">
            <text:p>R15</text:p>
          </table:table-cell>
        </table:table-row>
        <table:table-row table:style-name="ro1">
          <table:table-cell table:style-name="ce7" office:value-type="string" calcext:value-type="string">
            <text:p>80</text:p>
          </table:table-cell>
          <table:table-cell table:style-name="ce8"/>
          <table:table-cell/>
          <table:table-cell table:style-name="ce7" office:value-type="string" calcext:value-type="string">
            <text:p>7A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G3</text:p>
          </table:table-cell>
          <table:table-cell table:formula="of:=IF(COUNTIF([.$A$3:.$E$80];[.J5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56];[.$J$3:.$K$144];2)" office:value-type="string" office:string-value="R3" calcext:value-type="string">
            <text:p>R3</text:p>
          </table:table-cell>
          <table:table-cell table:style-name="ce18"/>
          <table:table-cell table:style-name="ce19"/>
          <table:table-cell table:style-name="ce17" table:formula="of:=VLOOKUP([.D56];[.$J$3:.$K$144];2)" office:value-type="string" office:string-value="P12" calcext:value-type="string">
            <text:p>P12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6</text:p>
          </table:table-cell>
          <table:table-cell table:style-name="ce13" office:value-type="string" calcext:value-type="string">
            <text:p>G4</text:p>
          </table:table-cell>
          <table:table-cell table:formula="of:=IF(COUNTIF([.$A$3:.$E$80];[.J5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7</text:p>
          </table:table-cell>
          <table:table-cell table:style-name="ce13" office:value-type="string" calcext:value-type="string">
            <text:p>G5</text:p>
          </table:table-cell>
          <table:table-cell table:formula="of:=IF(COUNTIF([.$A$3:.$E$80];[.J5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38</text:p>
          </table:table-cell>
          <table:table-cell table:style-name="ce13" office:value-type="string" calcext:value-type="string">
            <text:p>G12</text:p>
          </table:table-cell>
          <table:table-cell table:formula="of:=IF(COUNTIF([.$A$3:.$E$80];[.J5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39</text:p>
          </table:table-cell>
          <table:table-cell table:style-name="ce13" office:value-type="string" calcext:value-type="string">
            <text:p>G13</text:p>
          </table:table-cell>
          <table:table-cell table:formula="of:=IF(COUNTIF([.$A$3:.$E$80];[.J6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3A</text:p>
          </table:table-cell>
          <table:table-cell table:style-name="ce13" office:value-type="string" calcext:value-type="string">
            <text:p>G14</text:p>
          </table:table-cell>
          <table:table-cell table:formula="of:=IF(COUNTIF([.$A$3:.$E$80];[.J6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7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10</text:p>
          </table:table-cell>
          <table:covered-table-cell/>
          <table:table-cell table:number-columns-repeated="4"/>
          <table:table-cell table:style-name="ce13" office:value-type="string" calcext:value-type="string">
            <text:p>3B</text:p>
          </table:table-cell>
          <table:table-cell table:style-name="ce13" office:value-type="string" calcext:value-type="string">
            <text:p>G15</text:p>
          </table:table-cell>
          <table:table-cell table:formula="of:=IF(COUNTIF([.$A$3:.$E$80];[.J6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7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10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89</text:p>
          </table:table-cell>
          <table:table-cell table:style-name="ce7" office:value-type="string" calcext:value-type="string">
            <text:p>81</text:p>
          </table:table-cell>
          <table:table-cell/>
          <table:table-cell table:style-name="ce7" office:value-type="string" calcext:value-type="string">
            <text:p>86</text:p>
          </table:table-cell>
          <table:table-cell table:style-name="ce7" office:value-type="string" calcext:value-type="string">
            <text:p>8B</text:p>
          </table:table-cell>
          <table:table-cell table:number-columns-repeated="4"/>
          <table:table-cell table:style-name="ce13" office:value-type="string" calcext:value-type="string">
            <text:p>3C</text:p>
          </table:table-cell>
          <table:table-cell table:style-name="ce13" office:value-type="string" calcext:value-type="string">
            <text:p>G16</text:p>
          </table:table-cell>
          <table:table-cell table:formula="of:=IF(COUNTIF([.$A$3:.$E$80];[.J6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3];[.$J$3:.$K$144];2)" office:value-type="string" office:string-value="T3" calcext:value-type="string">
            <text:p>T3</text:p>
          </table:table-cell>
          <table:table-cell table:style-name="ce17" table:formula="of:=VLOOKUP([.B63];[.$J$3:.$K$144];2)" office:value-type="string" office:string-value="R4" calcext:value-type="string">
            <text:p>R4</text:p>
          </table:table-cell>
          <table:table-cell table:style-name="ce19"/>
          <table:table-cell table:style-name="ce17" table:formula="of:=VLOOKUP([.D63];[.$J$3:.$K$144];2)" office:value-type="string" office:string-value="R14" calcext:value-type="string">
            <text:p>R14</text:p>
          </table:table-cell>
          <table:table-cell table:style-name="ce17" table:formula="of:=VLOOKUP([.E63];[.$J$3:.$K$144];2)" office:value-type="string" office:string-value="T14" calcext:value-type="string">
            <text:p>T14</text:p>
          </table:table-cell>
        </table:table-row>
        <table:table-row table:style-name="ro1">
          <table:table-cell table:style-name="ce7" office:value-type="string" calcext:value-type="string">
            <text:p>5F</text:p>
          </table:table-cell>
          <table:table-cell table:style-name="ce9"/>
          <table:table-cell/>
          <table:table-cell table:style-name="ce7" office:value-type="string" calcext:value-type="string">
            <text:p>1D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3D</text:p>
          </table:table-cell>
          <table:table-cell table:style-name="ce13" office:value-type="string" calcext:value-type="string">
            <text:p>H2</text:p>
          </table:table-cell>
          <table:table-cell table:formula="of:=IF(COUNTIF([.$A$3:.$E$80];[.J6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4];[.$J$3:.$K$144];2)" office:value-type="string" office:string-value="M5" calcext:value-type="string">
            <text:p>M5</text:p>
          </table:table-cell>
          <table:table-cell table:style-name="ce20"/>
          <table:table-cell table:style-name="ce19"/>
          <table:table-cell table:style-name="ce17" table:formula="of:=VLOOKUP([.D64];[.$J$3:.$K$144];2)" office:value-type="string" office:string-value="D16" calcext:value-type="string">
            <text:p>D16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76</text:p>
          </table:table-cell>
          <table:table-cell table:style-name="ce7" office:value-type="string" calcext:value-type="string">
            <text:p>6C</text:p>
          </table:table-cell>
          <table:table-cell/>
          <table:table-cell table:style-name="ce7" office:value-type="string" calcext:value-type="string">
            <text:p>16</text:p>
          </table:table-cell>
          <table:table-cell table:style-name="ce7" office:value-type="string" calcext:value-type="string">
            <text:p>17</text:p>
          </table:table-cell>
          <table:table-cell table:number-columns-repeated="4"/>
          <table:table-cell table:style-name="ce13" office:value-type="string" calcext:value-type="string">
            <text:p>3E</text:p>
          </table:table-cell>
          <table:table-cell table:style-name="ce13" office:value-type="string" calcext:value-type="string">
            <text:p>H3</text:p>
          </table:table-cell>
          <table:table-cell table:formula="of:=IF(COUNTIF([.$A$3:.$E$80];[.J6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5];[.$J$3:.$K$144];2)" office:value-type="string" office:string-value="P5" calcext:value-type="string">
            <text:p>P5</text:p>
          </table:table-cell>
          <table:table-cell table:style-name="ce17" table:formula="of:=VLOOKUP([.B65];[.$J$3:.$K$144];2)" office:value-type="string" office:string-value="N6" calcext:value-type="string">
            <text:p>N6</text:p>
          </table:table-cell>
          <table:table-cell table:style-name="ce19"/>
          <table:table-cell table:style-name="ce17" table:formula="of:=VLOOKUP([.D65];[.$J$3:.$K$144];2)" office:value-type="string" office:string-value="C15" calcext:value-type="string">
            <text:p>C15</text:p>
          </table:table-cell>
          <table:table-cell table:style-name="ce17" table:formula="of:=VLOOKUP([.E65];[.$J$3:.$K$144];2)" office:value-type="string" office:string-value="C16" calcext:value-type="string">
            <text:p>C16</text:p>
          </table:table-cell>
        </table:table-row>
        <table:table-row table:style-name="ro1">
          <table:table-cell table:style-name="ce7" office:value-type="string" calcext:value-type="string">
            <text:p>6D</text:p>
          </table:table-cell>
          <table:table-cell table:style-name="ce8"/>
          <table:table-cell/>
          <table:table-cell table:style-name="ce7" office:value-type="string" calcext:value-type="string">
            <text:p>0D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3F</text:p>
          </table:table-cell>
          <table:table-cell table:style-name="ce13" office:value-type="string" calcext:value-type="string">
            <text:p>H4</text:p>
          </table:table-cell>
          <table:table-cell table:formula="of:=IF(COUNTIF([.$A$3:.$E$80];[.J66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66];[.$J$3:.$K$144];2)" office:value-type="string" office:string-value="N7" calcext:value-type="string">
            <text:p>N7</text:p>
          </table:table-cell>
          <table:table-cell table:style-name="ce18"/>
          <table:table-cell table:style-name="ce19"/>
          <table:table-cell table:style-name="ce17" table:formula="of:=VLOOKUP([.D66];[.$J$3:.$K$144];2)" office:value-type="string" office:string-value="B16" calcext:value-type="string">
            <text:p>B16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0</text:p>
          </table:table-cell>
          <table:table-cell table:style-name="ce13" office:value-type="string" calcext:value-type="string">
            <text:p>H5</text:p>
          </table:table-cell>
          <table:table-cell table:formula="of:=IF(COUNTIF([.$A$3:.$E$80];[.J67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1</text:p>
          </table:table-cell>
          <table:table-cell table:style-name="ce13" office:value-type="string" calcext:value-type="string">
            <text:p>H12</text:p>
          </table:table-cell>
          <table:table-cell table:formula="of:=IF(COUNTIF([.$A$3:.$E$80];[.J68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2</text:p>
          </table:table-cell>
          <table:table-cell table:style-name="ce13" office:value-type="string" calcext:value-type="string">
            <text:p>H13</text:p>
          </table:table-cell>
          <table:table-cell table:formula="of:=IF(COUNTIF([.$A$3:.$E$80];[.J6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43</text:p>
          </table:table-cell>
          <table:table-cell table:style-name="ce13" office:value-type="string" calcext:value-type="string">
            <text:p>H14</text:p>
          </table:table-cell>
          <table:table-cell table:formula="of:=IF(COUNTIF([.$A$3:.$E$80];[.J7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44</text:p>
          </table:table-cell>
          <table:table-cell table:style-name="ce13" office:value-type="string" calcext:value-type="string">
            <text:p>H15</text:p>
          </table:table-cell>
          <table:table-cell table:formula="of:=IF(COUNTIF([.$A$3:.$E$80];[.J71]);&quot;Yes&quot;;&quot;No&quot;)" office:value-type="string" office:string-value="Yes" calcext:value-type="string">
            <text:p>Yes</text:p>
          </table:table-cell>
          <table:table-cell/>
          <table:table-cell table:style-name="ce19" table:number-columns-repeated="5"/>
        </table:table-row>
        <table:table-row table:style-name="ro1">
          <table:table-cell table:style-name="ce6" office:value-type="string" calcext:value-type="string" table:number-columns-spanned="2" table:number-rows-spanned="1">
            <text:p>LED J8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LED J9</text:p>
          </table:table-cell>
          <table:covered-table-cell/>
          <table:table-cell table:number-columns-repeated="4"/>
          <table:table-cell table:style-name="ce13" office:value-type="string" calcext:value-type="string">
            <text:p>45</text:p>
          </table:table-cell>
          <table:table-cell table:style-name="ce13" office:value-type="string" calcext:value-type="string">
            <text:p>J4</text:p>
          </table:table-cell>
          <table:table-cell table:formula="of:=IF(COUNTIF([.$A$3:.$E$80];[.J72]);&quot;Yes&quot;;&quot;No&quot;)" office:value-type="string" office:string-value="Yes" calcext:value-type="string">
            <text:p>Yes</text:p>
          </table:table-cell>
          <table:table-cell/>
          <table:table-cell table:style-name="ce6" office:value-type="string" calcext:value-type="string" table:number-columns-spanned="2" table:number-rows-spanned="1">
            <text:p>LED J8</text:p>
          </table:table-cell>
          <table:covered-table-cell table:style-name="ce19"/>
          <table:table-cell table:style-name="ce19"/>
          <table:table-cell table:style-name="ce6" office:value-type="string" calcext:value-type="string" table:number-columns-spanned="2" table:number-rows-spanned="1">
            <text:p>LED J9</text:p>
          </table:table-cell>
          <table:covered-table-cell table:style-name="ce19"/>
        </table:table-row>
        <table:table-row table:style-name="ro1">
          <table:table-cell table:style-name="ce7" office:value-type="string" calcext:value-type="string">
            <text:p>77</text:p>
          </table:table-cell>
          <table:table-cell table:style-name="ce7" office:value-type="string" calcext:value-type="string">
            <text:p>61</text:p>
          </table:table-cell>
          <table:table-cell/>
          <table:table-cell table:style-name="ce7" office:value-type="string" calcext:value-type="string">
            <text:p>79</text:p>
          </table:table-cell>
          <table:table-cell table:style-name="ce7" office:value-type="string" calcext:value-type="string">
            <text:p>6E</text:p>
          </table:table-cell>
          <table:table-cell table:number-columns-repeated="4"/>
          <table:table-cell table:style-name="ce13" office:value-type="string" calcext:value-type="string">
            <text:p>46</text:p>
          </table:table-cell>
          <table:table-cell table:style-name="ce13" office:value-type="string" calcext:value-type="string">
            <text:p>J5</text:p>
          </table:table-cell>
          <table:table-cell table:formula="of:=IF(COUNTIF([.$A$3:.$E$80];[.J73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3];[.$J$3:.$K$144];2)" office:value-type="string" office:string-value="P7" calcext:value-type="string">
            <text:p>P7</text:p>
          </table:table-cell>
          <table:table-cell table:style-name="ce17" table:formula="of:=VLOOKUP([.B73];[.$J$3:.$K$144];2)" office:value-type="string" office:string-value="M7" calcext:value-type="string">
            <text:p>M7</text:p>
          </table:table-cell>
          <table:table-cell table:style-name="ce19"/>
          <table:table-cell table:style-name="ce17" table:formula="of:=VLOOKUP([.D73];[.$J$3:.$K$144];2)" office:value-type="string" office:string-value="P11" calcext:value-type="string">
            <text:p>P11</text:p>
          </table:table-cell>
          <table:table-cell table:style-name="ce17" table:formula="of:=VLOOKUP([.E73];[.$J$3:.$K$144];2)" office:value-type="string" office:string-value="N11" calcext:value-type="string">
            <text:p>N11</text:p>
          </table:table-cell>
        </table:table-row>
        <table:table-row table:style-name="ro1">
          <table:table-cell table:style-name="ce7" office:value-type="string" calcext:value-type="string">
            <text:p>78</text:p>
          </table:table-cell>
          <table:table-cell table:style-name="ce9"/>
          <table:table-cell/>
          <table:table-cell table:style-name="ce7" office:value-type="string" calcext:value-type="string">
            <text:p>64</text:p>
          </table:table-cell>
          <table:table-cell table:style-name="ce9"/>
          <table:table-cell table:number-columns-repeated="4"/>
          <table:table-cell table:style-name="ce13" office:value-type="string" calcext:value-type="string">
            <text:p>47</text:p>
          </table:table-cell>
          <table:table-cell table:style-name="ce13" office:value-type="string" calcext:value-type="string">
            <text:p>J12</text:p>
          </table:table-cell>
          <table:table-cell table:formula="of:=IF(COUNTIF([.$A$3:.$E$80];[.J74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4];[.$J$3:.$K$144];2)" office:value-type="string" office:string-value="P8" calcext:value-type="string">
            <text:p>P8</text:p>
          </table:table-cell>
          <table:table-cell table:style-name="ce20"/>
          <table:table-cell table:style-name="ce19"/>
          <table:table-cell table:style-name="ce17" table:formula="of:=VLOOKUP([.D74];[.$J$3:.$K$144];2)" office:value-type="string" office:string-value="M11" calcext:value-type="string">
            <text:p>M11</text:p>
          </table:table-cell>
          <table:table-cell table:style-name="ce20"/>
        </table:table-row>
        <table:table-row table:style-name="ro1">
          <table:table-cell table:style-name="ce7" office:value-type="string" calcext:value-type="string">
            <text:p>83</text:p>
          </table:table-cell>
          <table:table-cell table:style-name="ce7" office:value-type="string" calcext:value-type="string">
            <text:p>62</text:p>
          </table:table-cell>
          <table:table-cell/>
          <table:table-cell table:style-name="ce7" office:value-type="string" calcext:value-type="string">
            <text:p>8A</text:p>
          </table:table-cell>
          <table:table-cell table:style-name="ce7" office:value-type="string" calcext:value-type="string">
            <text:p>84</text:p>
          </table:table-cell>
          <table:table-cell table:number-columns-repeated="4"/>
          <table:table-cell table:style-name="ce13" office:value-type="string" calcext:value-type="string">
            <text:p>48</text:p>
          </table:table-cell>
          <table:table-cell table:style-name="ce13" office:value-type="string" calcext:value-type="string">
            <text:p>J13</text:p>
          </table:table-cell>
          <table:table-cell table:formula="of:=IF(COUNTIF([.$A$3:.$E$80];[.J75]);&quot;Yes&quot;;&quot;No&quot;)" office:value-type="string" office:string-value="Yes" calcext:value-type="string">
            <text:p>Yes</text:p>
          </table:table-cell>
          <table:table-cell/>
          <table:table-cell table:style-name="ce17" table:formula="of:=VLOOKUP([.A75];[.$J$3:.$K$144];2)" office:value-type="string" office:string-value="R8" calcext:value-type="string">
            <text:p>R8</text:p>
          </table:table-cell>
          <table:table-cell table:style-name="ce17" table:formula="of:=VLOOKUP([.B75];[.$J$3:.$K$144];2)" office:value-type="string" office:string-value="M8" calcext:value-type="string">
            <text:p>M8</text:p>
          </table:table-cell>
          <table:table-cell table:style-name="ce19"/>
          <table:table-cell table:style-name="ce17" table:formula="of:=VLOOKUP([.D75];[.$J$3:.$K$144];2)" office:value-type="string" office:string-value="T13" calcext:value-type="string">
            <text:p>T13</text:p>
          </table:table-cell>
          <table:table-cell table:style-name="ce17" table:formula="of:=VLOOKUP([.E75];[.$J$3:.$K$144];2)" office:value-type="string" office:string-value="R12" calcext:value-type="string">
            <text:p>R12</text:p>
          </table:table-cell>
        </table:table-row>
        <table:table-row table:style-name="ro1">
          <table:table-cell table:style-name="ce7" office:value-type="string" calcext:value-type="string">
            <text:p>63</text:p>
          </table:table-cell>
          <table:table-cell table:style-name="ce8"/>
          <table:table-cell/>
          <table:table-cell table:style-name="ce7" office:value-type="string" calcext:value-type="string">
            <text:p>85</text:p>
          </table:table-cell>
          <table:table-cell table:style-name="ce8"/>
          <table:table-cell table:number-columns-repeated="4"/>
          <table:table-cell table:style-name="ce13" office:value-type="string" calcext:value-type="string">
            <text:p>49</text:p>
          </table:table-cell>
          <table:table-cell table:style-name="ce13" office:value-type="string" calcext:value-type="string">
            <text:p>J14</text:p>
          </table:table-cell>
          <table:table-cell table:formula="of:=IF(COUNTIF([.$A$3:.$E$80];[.J76]);&quot;Yes&quot;;&quot;No&quot;)" office:value-type="string" office:string-value="No" calcext:value-type="string">
            <text:p>No</text:p>
          </table:table-cell>
          <table:table-cell/>
          <table:table-cell table:style-name="ce17" table:formula="of:=VLOOKUP([.A76];[.$J$3:.$K$144];2)" office:value-type="string" office:string-value="M9" calcext:value-type="string">
            <text:p>M9</text:p>
          </table:table-cell>
          <table:table-cell table:style-name="ce18"/>
          <table:table-cell table:style-name="ce19"/>
          <table:table-cell table:style-name="ce17" table:formula="of:=VLOOKUP([.D76];[.$J$3:.$K$144];2)" office:value-type="string" office:string-value="R13" calcext:value-type="string">
            <text:p>R13</text:p>
          </table:table-cell>
          <table:table-cell table:style-name="ce18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A</text:p>
          </table:table-cell>
          <table:table-cell table:style-name="ce13" office:value-type="string" calcext:value-type="string">
            <text:p>J15</text:p>
          </table:table-cell>
          <table:table-cell table:formula="of:=IF(COUNTIF([.$A$3:.$E$80];[.J77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B</text:p>
          </table:table-cell>
          <table:table-cell table:style-name="ce13" office:value-type="string" calcext:value-type="string">
            <text:p>J16</text:p>
          </table:table-cell>
          <table:table-cell table:formula="of:=IF(COUNTIF([.$A$3:.$E$80];[.J78]);&quot;Yes&quot;;&quot;No&quot;)" office:value-type="string" office:string-value="No" calcext:value-type="string">
            <text:p>No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3" office:value-type="string" calcext:value-type="string">
            <text:p>4C</text:p>
          </table:table-cell>
          <table:table-cell table:style-name="ce13" office:value-type="string" calcext:value-type="string">
            <text:p>K4</text:p>
          </table:table-cell>
          <table:table-cell table:formula="of:=IF(COUNTIF([.$A$3:.$E$80];[.J79]);&quot;Yes&quot;;&quot;No&quot;)" office:value-type="string" office:string-value="Yes" calcext:value-type="string">
            <text:p>Yes</text:p>
          </table:table-cell>
          <table:table-cell/>
          <table:table-cell table:style-name="ce18" table:number-columns-repeated="2"/>
          <table:table-cell table:style-name="ce19"/>
          <table:table-cell table:style-name="ce18" table:number-columns-repeated="2"/>
        </table:table-row>
        <table:table-row table:style-name="ro1">
          <table:table-cell table:style-name="ce8"/>
          <table:table-cell table:style-name="ce9"/>
          <table:table-cell/>
          <table:table-cell table:style-name="ce8"/>
          <table:table-cell table:style-name="ce9"/>
          <table:table-cell table:number-columns-repeated="4"/>
          <table:table-cell table:style-name="ce13" office:value-type="string" calcext:value-type="string">
            <text:p>4D</text:p>
          </table:table-cell>
          <table:table-cell table:style-name="ce13" office:value-type="string" calcext:value-type="string">
            <text:p>K5</text:p>
          </table:table-cell>
          <table:table-cell table:formula="of:=IF(COUNTIF([.$A$3:.$E$80];[.J80]);&quot;Yes&quot;;&quot;No&quot;)" office:value-type="string" office:string-value="Yes" calcext:value-type="string">
            <text:p>Yes</text:p>
          </table:table-cell>
          <table:table-cell/>
          <table:table-cell table:style-name="ce18"/>
          <table:table-cell table:style-name="ce20"/>
          <table:table-cell table:style-name="ce19"/>
          <table:table-cell table:style-name="ce18"/>
          <table:table-cell table:style-name="ce20"/>
        </table:table-row>
        <table:table-row table:style-name="ro1">
          <table:table-cell table:number-columns-repeated="9"/>
          <table:table-cell table:style-name="ce13" office:value-type="string" calcext:value-type="string">
            <text:p>4E</text:p>
          </table:table-cell>
          <table:table-cell table:style-name="ce13" office:value-type="string" calcext:value-type="string">
            <text:p>K12</text:p>
          </table:table-cell>
          <table:table-cell table:formula="of:=IF(COUNTIF([.$A$3:.$E$80];[.J81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4F</text:p>
          </table:table-cell>
          <table:table-cell table:style-name="ce13" office:value-type="string" calcext:value-type="string">
            <text:p>K13</text:p>
          </table:table-cell>
          <table:table-cell table:formula="of:=IF(COUNTIF([.$A$3:.$E$80];[.J8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0</text:p>
          </table:table-cell>
          <table:table-cell table:style-name="ce13" office:value-type="string" calcext:value-type="string">
            <text:p>K14</text:p>
          </table:table-cell>
          <table:table-cell table:formula="of:=IF(COUNTIF([.$A$3:.$E$80];[.J8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1</text:p>
          </table:table-cell>
          <table:table-cell table:style-name="ce13" office:value-type="string" calcext:value-type="string">
            <text:p>K15</text:p>
          </table:table-cell>
          <table:table-cell table:formula="of:=IF(COUNTIF([.$A$3:.$E$80];[.J8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2</text:p>
          </table:table-cell>
          <table:table-cell table:style-name="ce13" office:value-type="string" calcext:value-type="string">
            <text:p>K16</text:p>
          </table:table-cell>
          <table:table-cell table:formula="of:=IF(COUNTIF([.$A$3:.$E$80];[.J8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3</text:p>
          </table:table-cell>
          <table:table-cell table:style-name="ce13" office:value-type="string" calcext:value-type="string">
            <text:p>L1</text:p>
          </table:table-cell>
          <table:table-cell table:formula="of:=IF(COUNTIF([.$A$3:.$E$80];[.J86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4</text:p>
          </table:table-cell>
          <table:table-cell table:style-name="ce13" office:value-type="string" calcext:value-type="string">
            <text:p>L2</text:p>
          </table:table-cell>
          <table:table-cell table:formula="of:=IF(COUNTIF([.$A$3:.$E$80];[.J8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5</text:p>
          </table:table-cell>
          <table:table-cell table:style-name="ce13" office:value-type="string" calcext:value-type="string">
            <text:p>L3</text:p>
          </table:table-cell>
          <table:table-cell table:formula="of:=IF(COUNTIF([.$A$3:.$E$80];[.J8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6</text:p>
          </table:table-cell>
          <table:table-cell table:style-name="ce13" office:value-type="string" calcext:value-type="string">
            <text:p>L4</text:p>
          </table:table-cell>
          <table:table-cell table:formula="of:=IF(COUNTIF([.$A$3:.$E$80];[.J8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7</text:p>
          </table:table-cell>
          <table:table-cell table:style-name="ce13" office:value-type="string" calcext:value-type="string">
            <text:p>L5</text:p>
          </table:table-cell>
          <table:table-cell table:formula="of:=IF(COUNTIF([.$A$3:.$E$80];[.J9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8</text:p>
          </table:table-cell>
          <table:table-cell table:style-name="ce13" office:value-type="string" calcext:value-type="string">
            <text:p>L12</text:p>
          </table:table-cell>
          <table:table-cell table:formula="of:=IF(COUNTIF([.$A$3:.$E$80];[.J9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9</text:p>
          </table:table-cell>
          <table:table-cell table:style-name="ce13" office:value-type="string" calcext:value-type="string">
            <text:p>L13</text:p>
          </table:table-cell>
          <table:table-cell table:formula="of:=IF(COUNTIF([.$A$3:.$E$80];[.J9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A</text:p>
          </table:table-cell>
          <table:table-cell table:style-name="ce13" office:value-type="string" calcext:value-type="string">
            <text:p>L14</text:p>
          </table:table-cell>
          <table:table-cell table:formula="of:=IF(COUNTIF([.$A$3:.$E$80];[.J9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B</text:p>
          </table:table-cell>
          <table:table-cell table:style-name="ce13" office:value-type="string" calcext:value-type="string">
            <text:p>M1</text:p>
          </table:table-cell>
          <table:table-cell table:formula="of:=IF(COUNTIF([.$A$3:.$E$80];[.J94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C</text:p>
          </table:table-cell>
          <table:table-cell table:style-name="ce13" office:value-type="string" calcext:value-type="string">
            <text:p>M2</text:p>
          </table:table-cell>
          <table:table-cell table:formula="of:=IF(COUNTIF([.$A$3:.$E$80];[.J9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D</text:p>
          </table:table-cell>
          <table:table-cell table:style-name="ce13" office:value-type="string" calcext:value-type="string">
            <text:p>M3</text:p>
          </table:table-cell>
          <table:table-cell table:formula="of:=IF(COUNTIF([.$A$3:.$E$80];[.J9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E</text:p>
          </table:table-cell>
          <table:table-cell table:style-name="ce13" office:value-type="string" calcext:value-type="string">
            <text:p>M4</text:p>
          </table:table-cell>
          <table:table-cell table:formula="of:=IF(COUNTIF([.$A$3:.$E$80];[.J9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5F</text:p>
          </table:table-cell>
          <table:table-cell table:style-name="ce13" office:value-type="string" calcext:value-type="string">
            <text:p>M5</text:p>
          </table:table-cell>
          <table:table-cell table:formula="of:=IF(COUNTIF([.$A$3:.$E$80];[.J9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0</text:p>
          </table:table-cell>
          <table:table-cell table:style-name="ce13" office:value-type="string" calcext:value-type="string">
            <text:p>M6</text:p>
          </table:table-cell>
          <table:table-cell table:formula="of:=IF(COUNTIF([.$A$3:.$E$80];[.J9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M7</text:p>
          </table:table-cell>
          <table:table-cell table:formula="of:=IF(COUNTIF([.$A$3:.$E$80];[.J10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2</text:p>
          </table:table-cell>
          <table:table-cell table:style-name="ce13" office:value-type="string" calcext:value-type="string">
            <text:p>M8</text:p>
          </table:table-cell>
          <table:table-cell table:formula="of:=IF(COUNTIF([.$A$3:.$E$80];[.J10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3</text:p>
          </table:table-cell>
          <table:table-cell table:style-name="ce13" office:value-type="string" calcext:value-type="string">
            <text:p>M9</text:p>
          </table:table-cell>
          <table:table-cell table:formula="of:=IF(COUNTIF([.$A$3:.$E$80];[.J10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4</text:p>
          </table:table-cell>
          <table:table-cell table:style-name="ce13" office:value-type="string" calcext:value-type="string">
            <text:p>M11</text:p>
          </table:table-cell>
          <table:table-cell table:formula="of:=IF(COUNTIF([.$A$3:.$E$80];[.J10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5</text:p>
          </table:table-cell>
          <table:table-cell table:style-name="ce13" office:value-type="string" calcext:value-type="string">
            <text:p>M12</text:p>
          </table:table-cell>
          <table:table-cell table:formula="of:=IF(COUNTIF([.$A$3:.$E$80];[.J10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6</text:p>
          </table:table-cell>
          <table:table-cell table:style-name="ce13" office:value-type="string" calcext:value-type="string">
            <text:p>M13</text:p>
          </table:table-cell>
          <table:table-cell table:formula="of:=IF(COUNTIF([.$A$3:.$E$80];[.J105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7</text:p>
          </table:table-cell>
          <table:table-cell table:style-name="ce13" office:value-type="string" calcext:value-type="string">
            <text:p>M14</text:p>
          </table:table-cell>
          <table:table-cell table:formula="of:=IF(COUNTIF([.$A$3:.$E$80];[.J10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8</text:p>
          </table:table-cell>
          <table:table-cell table:style-name="ce13" office:value-type="string" calcext:value-type="string">
            <text:p>N1</text:p>
          </table:table-cell>
          <table:table-cell table:formula="of:=IF(COUNTIF([.$A$3:.$E$80];[.J10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9</text:p>
          </table:table-cell>
          <table:table-cell table:style-name="ce13" office:value-type="string" calcext:value-type="string">
            <text:p>N3</text:p>
          </table:table-cell>
          <table:table-cell table:formula="of:=IF(COUNTIF([.$A$3:.$E$80];[.J10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A</text:p>
          </table:table-cell>
          <table:table-cell table:style-name="ce13" office:value-type="string" calcext:value-type="string">
            <text:p>N4</text:p>
          </table:table-cell>
          <table:table-cell table:formula="of:=IF(COUNTIF([.$A$3:.$E$80];[.J10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B</text:p>
          </table:table-cell>
          <table:table-cell table:style-name="ce13" office:value-type="string" calcext:value-type="string">
            <text:p>N5</text:p>
          </table:table-cell>
          <table:table-cell table:formula="of:=IF(COUNTIF([.$A$3:.$E$80];[.J11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C</text:p>
          </table:table-cell>
          <table:table-cell table:style-name="ce13" office:value-type="string" calcext:value-type="string">
            <text:p>N6</text:p>
          </table:table-cell>
          <table:table-cell table:formula="of:=IF(COUNTIF([.$A$3:.$E$80];[.J11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D</text:p>
          </table:table-cell>
          <table:table-cell table:style-name="ce13" office:value-type="string" calcext:value-type="string">
            <text:p>N7</text:p>
          </table:table-cell>
          <table:table-cell table:formula="of:=IF(COUNTIF([.$A$3:.$E$80];[.J11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E</text:p>
          </table:table-cell>
          <table:table-cell table:style-name="ce13" office:value-type="string" calcext:value-type="string">
            <text:p>N11</text:p>
          </table:table-cell>
          <table:table-cell table:formula="of:=IF(COUNTIF([.$A$3:.$E$80];[.J11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6F</text:p>
          </table:table-cell>
          <table:table-cell table:style-name="ce13" office:value-type="string" calcext:value-type="string">
            <text:p>N12</text:p>
          </table:table-cell>
          <table:table-cell table:formula="of:=IF(COUNTIF([.$A$3:.$E$80];[.J11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0</text:p>
          </table:table-cell>
          <table:table-cell table:style-name="ce13" office:value-type="string" calcext:value-type="string">
            <text:p>N13</text:p>
          </table:table-cell>
          <table:table-cell table:formula="of:=IF(COUNTIF([.$A$3:.$E$80];[.J11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1</text:p>
          </table:table-cell>
          <table:table-cell table:style-name="ce13" office:value-type="string" calcext:value-type="string">
            <text:p>N14</text:p>
          </table:table-cell>
          <table:table-cell table:formula="of:=IF(COUNTIF([.$A$3:.$E$80];[.J11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2</text:p>
          </table:table-cell>
          <table:table-cell table:style-name="ce13" office:value-type="string" calcext:value-type="string">
            <text:p>P1</text:p>
          </table:table-cell>
          <table:table-cell table:formula="of:=IF(COUNTIF([.$A$3:.$E$80];[.J117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3</text:p>
          </table:table-cell>
          <table:table-cell table:style-name="ce13" office:value-type="string" calcext:value-type="string">
            <text:p>P2</text:p>
          </table:table-cell>
          <table:table-cell table:formula="of:=IF(COUNTIF([.$A$3:.$E$80];[.J11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4</text:p>
          </table:table-cell>
          <table:table-cell table:style-name="ce13" office:value-type="string" calcext:value-type="string">
            <text:p>P3</text:p>
          </table:table-cell>
          <table:table-cell table:formula="of:=IF(COUNTIF([.$A$3:.$E$80];[.J11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5</text:p>
          </table:table-cell>
          <table:table-cell table:style-name="ce13" office:value-type="string" calcext:value-type="string">
            <text:p>P4</text:p>
          </table:table-cell>
          <table:table-cell table:formula="of:=IF(COUNTIF([.$A$3:.$E$80];[.J12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6</text:p>
          </table:table-cell>
          <table:table-cell table:style-name="ce13" office:value-type="string" calcext:value-type="string">
            <text:p>P5</text:p>
          </table:table-cell>
          <table:table-cell table:formula="of:=IF(COUNTIF([.$A$3:.$E$80];[.J12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P7</text:p>
          </table:table-cell>
          <table:table-cell table:formula="of:=IF(COUNTIF([.$A$3:.$E$80];[.J12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8</text:p>
          </table:table-cell>
          <table:table-cell table:style-name="ce13" office:value-type="string" calcext:value-type="string">
            <text:p>P8</text:p>
          </table:table-cell>
          <table:table-cell table:formula="of:=IF(COUNTIF([.$A$3:.$E$80];[.J12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P11</text:p>
          </table:table-cell>
          <table:table-cell table:formula="of:=IF(COUNTIF([.$A$3:.$E$80];[.J12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A</text:p>
          </table:table-cell>
          <table:table-cell table:style-name="ce13" office:value-type="string" calcext:value-type="string">
            <text:p>P12</text:p>
          </table:table-cell>
          <table:table-cell table:formula="of:=IF(COUNTIF([.$A$3:.$E$80];[.J12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B</text:p>
          </table:table-cell>
          <table:table-cell table:style-name="ce13" office:value-type="string" calcext:value-type="string">
            <text:p>P13</text:p>
          </table:table-cell>
          <table:table-cell table:formula="of:=IF(COUNTIF([.$A$3:.$E$80];[.J12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C</text:p>
          </table:table-cell>
          <table:table-cell table:style-name="ce13" office:value-type="string" calcext:value-type="string">
            <text:p>P14</text:p>
          </table:table-cell>
          <table:table-cell table:formula="of:=IF(COUNTIF([.$A$3:.$E$80];[.J12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D</text:p>
          </table:table-cell>
          <table:table-cell table:style-name="ce13" office:value-type="string" calcext:value-type="string">
            <text:p>P15</text:p>
          </table:table-cell>
          <table:table-cell table:formula="of:=IF(COUNTIF([.$A$3:.$E$80];[.J12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E</text:p>
          </table:table-cell>
          <table:table-cell table:style-name="ce13" office:value-type="string" calcext:value-type="string">
            <text:p>R1</text:p>
          </table:table-cell>
          <table:table-cell table:formula="of:=IF(COUNTIF([.$A$3:.$E$80];[.J129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7F</text:p>
          </table:table-cell>
          <table:table-cell table:style-name="ce13" office:value-type="string" calcext:value-type="string">
            <text:p>R2</text:p>
          </table:table-cell>
          <table:table-cell table:formula="of:=IF(COUNTIF([.$A$3:.$E$80];[.J13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0</text:p>
          </table:table-cell>
          <table:table-cell table:style-name="ce13" office:value-type="string" calcext:value-type="string">
            <text:p>R3</text:p>
          </table:table-cell>
          <table:table-cell table:formula="of:=IF(COUNTIF([.$A$3:.$E$80];[.J13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R4</text:p>
          </table:table-cell>
          <table:table-cell table:formula="of:=IF(COUNTIF([.$A$3:.$E$80];[.J13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2</text:p>
          </table:table-cell>
          <table:table-cell table:style-name="ce13" office:value-type="string" calcext:value-type="string">
            <text:p>R5</text:p>
          </table:table-cell>
          <table:table-cell table:formula="of:=IF(COUNTIF([.$A$3:.$E$80];[.J133]);&quot;Yes&quot;;&quot;No&quot;)" office:value-type="string" office:string-value="No" calcext:value-type="string">
            <text:p>No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3</text:p>
          </table:table-cell>
          <table:table-cell table:style-name="ce13" office:value-type="string" calcext:value-type="string">
            <text:p>R8</text:p>
          </table:table-cell>
          <table:table-cell table:formula="of:=IF(COUNTIF([.$A$3:.$E$80];[.J134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4</text:p>
          </table:table-cell>
          <table:table-cell table:style-name="ce13" office:value-type="string" calcext:value-type="string">
            <text:p>R12</text:p>
          </table:table-cell>
          <table:table-cell table:formula="of:=IF(COUNTIF([.$A$3:.$E$80];[.J135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R13</text:p>
          </table:table-cell>
          <table:table-cell table:formula="of:=IF(COUNTIF([.$A$3:.$E$80];[.J136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6</text:p>
          </table:table-cell>
          <table:table-cell table:style-name="ce13" office:value-type="string" calcext:value-type="string">
            <text:p>R14</text:p>
          </table:table-cell>
          <table:table-cell table:formula="of:=IF(COUNTIF([.$A$3:.$E$80];[.J137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7</text:p>
          </table:table-cell>
          <table:table-cell table:style-name="ce13" office:value-type="string" calcext:value-type="string">
            <text:p>R15</text:p>
          </table:table-cell>
          <table:table-cell table:formula="of:=IF(COUNTIF([.$A$3:.$E$80];[.J138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8</text:p>
          </table:table-cell>
          <table:table-cell table:style-name="ce13" office:value-type="string" calcext:value-type="string">
            <text:p>T2</text:p>
          </table:table-cell>
          <table:table-cell table:formula="of:=IF(COUNTIF([.$A$3:.$E$80];[.J139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9</text:p>
          </table:table-cell>
          <table:table-cell table:style-name="ce13" office:value-type="string" calcext:value-type="string">
            <text:p>T3</text:p>
          </table:table-cell>
          <table:table-cell table:formula="of:=IF(COUNTIF([.$A$3:.$E$80];[.J140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A</text:p>
          </table:table-cell>
          <table:table-cell table:style-name="ce13" office:value-type="string" calcext:value-type="string">
            <text:p>T13</text:p>
          </table:table-cell>
          <table:table-cell table:formula="of:=IF(COUNTIF([.$A$3:.$E$80];[.J141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B</text:p>
          </table:table-cell>
          <table:table-cell table:style-name="ce13" office:value-type="string" calcext:value-type="string">
            <text:p>T14</text:p>
          </table:table-cell>
          <table:table-cell table:formula="of:=IF(COUNTIF([.$A$3:.$E$80];[.J142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office:value-type="string" calcext:value-type="string">
            <text:p>8C</text:p>
          </table:table-cell>
          <table:table-cell table:style-name="ce13" office:value-type="string" calcext:value-type="string">
            <text:p>T15</text:p>
          </table:table-cell>
          <table:table-cell table:formula="of:=IF(COUNTIF([.$A$3:.$E$80];[.J143]);&quot;Yes&quot;;&quot;No&quot;)" office:value-type="string" office:string-value="Yes" calcext:value-type="string">
            <text:p>Yes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3" table:number-columns-repeated="2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Count</text:p>
          </table:table-cell>
          <table:table-cell/>
          <table:table-cell table:style-name="ce16" table:formula="of:=COUNTIF([.L2:.L144]; &quot;Yes&quot;)" office:value-type="float" office:value="104" calcext:value-type="float">
            <text:p>104</text:p>
          </table:table-cell>
          <table:table-cell table:number-columns-repeated="6"/>
        </table:table-row>
        <table:table-row table:style-name="ro1" table:number-rows-repeated="104842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6.0 Eth RAM" table:style-name="ta1">
        <table:table-column table:style-name="co9" table:default-cell-style-name="Default"/>
        <table:table-column table:style-name="co13" table:default-cell-style-name="Default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5"/>
        <table:table-column table:style-name="co24" table:number-columns-repeated="2" table:default-cell-style-name="ce13"/>
        <table:table-column table:style-name="co25" table:default-cell-style-name="ce15"/>
        <table:table-row table:style-name="ro1">
          <table:table-cell table:style-name="ce1" office:value-type="string" calcext:value-type="string" table:number-columns-spanned="2" table:number-rows-spanned="1">
            <text:p>Outputs</text:p>
          </table:table-cell>
          <table:covered-table-cell table:style-name="ce2"/>
          <table:table-cell table:style-name="ce14"/>
          <table:table-cell/>
          <table:table-cell table:style-name="ce1" office:value-type="string" calcext:value-type="string" table:number-columns-spanned="2" table:number-rows-spanned="1">
            <text:p>Bidis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Inputs</text:p>
          </table:table-cell>
          <table:covered-table-cell table:style-name="ce1"/>
          <table:table-cell/>
          <table:table-cell table:style-name="Default" table:number-columns-repeated="3"/>
          <table:table-cell table:style-name="ce22" office:value-type="string" calcext:value-type="string" table:number-columns-spanned="2" table:number-rows-spanned="1">
            <text:p>PHY0 U32</text:p>
          </table:table-cell>
          <table:covered-table-cell/>
          <table:table-cell/>
          <table:table-cell table:style-name="ce22" office:value-type="string" calcext:value-type="string" table:number-columns-spanned="2" table:number-rows-spanned="1">
            <text:p>PHY1 U40</text:p>
          </table:table-cell>
          <table:covered-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 table:style-name="ce21" office:value-type="string" calcext:value-type="string">
            <text:p>Got?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n</text:p>
          </table:table-cell>
          <table:table-cell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IC Pin</text:p>
          </table:table-cell>
          <table:table-cell table:style-name="ce22" office:value-type="string" calcext:value-type="string">
            <text:p>FPGA Type</text:p>
          </table:table-cell>
          <table:table-cell table:style-name="ce22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  <table:table-cell table:style-name="ce22"/>
          <table:table-cell table:style-name="ce22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</table:table-row>
        <table:table-row table:style-name="ro1">
          <table:table-cell table:style-name="ce13" office:value-type="string" calcext:value-type="string">
            <text:p>00</text:p>
          </table:table-cell>
          <table:table-cell table:style-name="ce13" office:value-type="string" calcext:value-type="string">
            <text:p>A6</text:p>
          </table:table-cell>
          <table:table-cell table:formula="of:=IF(COUNTIF([.$O$3:.$R$77];[.B3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TX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C</text:p>
          </table:table-cell>
          <table:table-cell table:formula="of:=VLOOKUP([.N3];[.$A$3:.$B$39];2)" office:value-type="string" office:string-value="L1" calcext:value-type="string">
            <text:p>L1</text:p>
          </table:table-cell>
          <table:table-cell/>
          <table:table-cell office:value-type="string" calcext:value-type="string">
            <text:p>17</text:p>
          </table:table-cell>
          <table:table-cell table:formula="of:=VLOOKUP([.Q3];[.$A$3:.$B$39];2)" office:value-type="string" office:string-value="J16" calcext:value-type="string">
            <text:p>J16</text:p>
          </table:table-cell>
        </table:table-row>
        <table:table-row table:style-name="ro1">
          <table:table-cell table:style-name="ce13" office:value-type="string" calcext:value-type="string">
            <text:p>01</text:p>
          </table:table-cell>
          <table:table-cell table:style-name="ce13" office:value-type="string" calcext:value-type="string">
            <text:p>A7</text:p>
          </table:table-cell>
          <table:table-cell table:formula="of:=IF(COUNTIF([.$O$3:.$R$77];[.B4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TXD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F</text:p>
          </table:table-cell>
          <table:table-cell table:formula="of:=VLOOKUP([.N4];[.$A$3:.$B$39];2)" office:value-type="string" office:string-value="M2" calcext:value-type="string">
            <text:p>M2</text:p>
          </table:table-cell>
          <table:table-cell/>
          <table:table-cell office:value-type="string" calcext:value-type="string">
            <text:p>1B</text:p>
          </table:table-cell>
          <table:table-cell table:formula="of:=VLOOKUP([.Q4];[.$A$3:.$B$39];2)" office:value-type="string" office:string-value="K16" calcext:value-type="string">
            <text:p>K16</text:p>
          </table:table-cell>
        </table:table-row>
        <table:table-row table:style-name="ro1">
          <table:table-cell table:style-name="ce13" office:value-type="string" calcext:value-type="string">
            <text:p>02</text:p>
          </table:table-cell>
          <table:table-cell table:style-name="ce13" office:value-type="string" calcext:value-type="string">
            <text:p>A8</text:p>
          </table:table-cell>
          <table:table-cell table:formula="of:=IF(COUNTIF([.$O$3:.$R$77];[.B5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TXD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E</text:p>
          </table:table-cell>
          <table:table-cell table:formula="of:=VLOOKUP([.N5];[.$A$3:.$B$39];2)" office:value-type="string" office:string-value="M1" calcext:value-type="string">
            <text:p>M1</text:p>
          </table:table-cell>
          <table:table-cell/>
          <table:table-cell office:value-type="string" calcext:value-type="string">
            <text:p>16</text:p>
          </table:table-cell>
          <table:table-cell table:formula="of:=VLOOKUP([.Q5];[.$A$3:.$B$39];2)" office:value-type="string" office:string-value="J15" calcext:value-type="string">
            <text:p>J15</text:p>
          </table:table-cell>
        </table:table-row>
        <table:table-row table:style-name="ro1">
          <table:table-cell table:style-name="ce13" office:value-type="string" calcext:value-type="string">
            <text:p>03</text:p>
          </table:table-cell>
          <table:table-cell table:style-name="ce13" office:value-type="string" calcext:value-type="string">
            <text:p>A9</text:p>
          </table:table-cell>
          <table:table-cell table:formula="of:=IF(COUNTIF([.$O$3:.$R$77];[.B6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TXD2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2</text:p>
          </table:table-cell>
          <table:table-cell table:formula="of:=VLOOKUP([.N6];[.$A$3:.$B$39];2)" office:value-type="string" office:string-value="P1" calcext:value-type="string">
            <text:p>P1</text:p>
          </table:table-cell>
          <table:table-cell/>
          <table:table-cell office:value-type="string" calcext:value-type="string">
            <text:p>15</text:p>
          </table:table-cell>
          <table:table-cell table:formula="of:=VLOOKUP([.Q6];[.$A$3:.$B$39];2)" office:value-type="string" office:string-value="J14" calcext:value-type="string">
            <text:p>J14</text:p>
          </table:table-cell>
        </table:table-row>
        <table:table-row table:style-name="ro1">
          <table:table-cell table:style-name="ce13" office:value-type="string" calcext:value-type="string">
            <text:p>04</text:p>
          </table:table-cell>
          <table:table-cell table:style-name="ce13" office:value-type="string" calcext:value-type="string">
            <text:p>A15</text:p>
          </table:table-cell>
          <table:table-cell table:formula="of:=IF(COUNTIF([.$O$3:.$R$77];[.B7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TXD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3</text:p>
          </table:table-cell>
          <table:table-cell table:formula="of:=VLOOKUP([.N7];[.$A$3:.$B$39];2)" office:value-type="string" office:string-value="R1" calcext:value-type="string">
            <text:p>R1</text:p>
          </table:table-cell>
          <table:table-cell/>
          <table:table-cell office:value-type="string" calcext:value-type="string">
            <text:p>1A</text:p>
          </table:table-cell>
          <table:table-cell table:formula="of:=VLOOKUP([.Q7];[.$A$3:.$B$39];2)" office:value-type="string" office:string-value="K15" calcext:value-type="string">
            <text:p>K15</text:p>
          </table:table-cell>
        </table:table-row>
        <table:table-row table:style-name="ro1">
          <table:table-cell table:style-name="ce13" office:value-type="string" calcext:value-type="string">
            <text:p>05</text:p>
          </table:table-cell>
          <table:table-cell table:style-name="ce13" office:value-type="string" calcext:value-type="string">
            <text:p>B5</text:p>
          </table:table-cell>
          <table:table-cell table:formula="of:=IF(COUNTIF([.$O$3:.$R$77];[.B8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TXCT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1D</text:p>
          </table:table-cell>
          <table:table-cell table:formula="of:=VLOOKUP([.N8];[.$A$3:.$B$39];2)" office:value-type="string" office:string-value="L2" calcext:value-type="string">
            <text:p>L2</text:p>
          </table:table-cell>
          <table:table-cell/>
          <table:table-cell office:value-type="string" calcext:value-type="string">
            <text:p>19</text:p>
          </table:table-cell>
          <table:table-cell table:formula="of:=VLOOKUP([.Q8];[.$A$3:.$B$39];2)" office:value-type="string" office:string-value="K14" calcext:value-type="string">
            <text:p>K14</text:p>
          </table:table-cell>
        </table:table-row>
        <table:table-row table:style-name="ro1">
          <table:table-cell table:style-name="ce13" office:value-type="string" calcext:value-type="string">
            <text:p>06</text:p>
          </table:table-cell>
          <table:table-cell table:style-name="ce13" office:value-type="string" calcext:value-type="string">
            <text:p>B6</text:p>
          </table:table-cell>
          <table:table-cell table:formula="of:=IF(COUNTIF([.$O$3:.$R$77];[.B9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MD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24</text:p>
          </table:table-cell>
          <table:table-cell table:formula="of:=VLOOKUP([.N9];[.$A$3:.$B$39];2)" office:value-type="string" office:string-value="R5" calcext:value-type="string">
            <text:p>R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B7</text:p>
          </table:table-cell>
          <table:table-cell table:formula="of:=IF(COUNTIF([.$O$3:.$R$77];[.B10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PHYRST#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B8</text:p>
          </table:table-cell>
          <table:table-cell table:formula="of:=IF(COUNTIF([.$O$3:.$R$77];[.B11]);&quot;Yes&quot;;&quot;No&quot;)" office:value-type="string" office:string-value="Yes" calcext:value-type="string">
            <text:p>Yes</text:p>
          </table:table-cell>
          <table:table-cell table:number-columns-repeated="15"/>
        </table:table-row>
        <table:table-row table:style-name="ro1">
          <table:table-cell table:style-name="ce13" office:value-type="string" calcext:value-type="string">
            <text:p>09</text:p>
          </table:table-cell>
          <table:table-cell table:style-name="ce13" office:value-type="string" calcext:value-type="string">
            <text:p>B9</text:p>
          </table:table-cell>
          <table:table-cell table:formula="of:=IF(COUNTIF([.$O$3:.$R$77];[.B12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MDIO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idi</text:p>
          </table:table-cell>
          <table:table-cell/>
          <table:table-cell table:formula="of:=VLOOKUP([.N12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2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0A</text:p>
          </table:table-cell>
          <table:table-cell table:style-name="ce13" office:value-type="string" calcext:value-type="string">
            <text:p>B10</text:p>
          </table:table-cell>
          <table:table-cell table:formula="of:=IF(COUNTIF([.$O$3:.$R$77];[.B13]);&quot;Yes&quot;;&quot;No&quot;)" office:value-type="string" office:string-value="Yes" calcext:value-type="string">
            <text:p>Yes</text:p>
          </table:table-cell>
          <table:table-cell table:number-columns-repeated="15"/>
        </table:table-row>
        <table:table-row table:style-name="ro1"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C7</text:p>
          </table:table-cell>
          <table:table-cell table:formula="of:=IF(COUNTIF([.$O$3:.$R$77];[.B14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nput</text:p>
          </table:table-cell>
          <table:table-cell/>
          <table:table-cell table:formula="of:=VLOOKUP([.N14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4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0C</text:p>
          </table:table-cell>
          <table:table-cell table:style-name="ce13" office:value-type="string" calcext:value-type="string">
            <text:p>C8</text:p>
          </table:table-cell>
          <table:table-cell table:formula="of:=IF(COUNTIF([.$O$3:.$R$77];[.B15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D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nput</text:p>
          </table:table-cell>
          <table:table-cell/>
          <table:table-cell table:formula="of:=VLOOKUP([.N15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5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0D</text:p>
          </table:table-cell>
          <table:table-cell table:style-name="ce13" office:value-type="string" calcext:value-type="string">
            <text:p>C9</text:p>
          </table:table-cell>
          <table:table-cell table:formula="of:=IF(COUNTIF([.$O$3:.$R$77];[.B16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D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Input</text:p>
          </table:table-cell>
          <table:table-cell/>
          <table:table-cell table:formula="of:=VLOOKUP([.N16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6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0E</text:p>
          </table:table-cell>
          <table:table-cell table:style-name="ce13" office:value-type="string" calcext:value-type="string">
            <text:p>C10</text:p>
          </table:table-cell>
          <table:table-cell table:formula="of:=IF(COUNTIF([.$O$3:.$R$77];[.B17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D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Input</text:p>
          </table:table-cell>
          <table:table-cell/>
          <table:table-cell table:formula="of:=VLOOKUP([.N17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7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0F</text:p>
          </table:table-cell>
          <table:table-cell table:style-name="ce13" office:value-type="string" calcext:value-type="string">
            <text:p>D8</text:p>
          </table:table-cell>
          <table:table-cell table:formula="of:=IF(COUNTIF([.$O$3:.$R$77];[.B18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D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nput</text:p>
          </table:table-cell>
          <table:table-cell/>
          <table:table-cell table:formula="of:=VLOOKUP([.N18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8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10</text:p>
          </table:table-cell>
          <table:table-cell table:style-name="ce13" office:value-type="string" calcext:value-type="string">
            <text:p>D9</text:p>
          </table:table-cell>
          <table:table-cell table:formula="of:=IF(COUNTIF([.$O$3:.$R$77];[.B19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XCTL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nput</text:p>
          </table:table-cell>
          <table:table-cell/>
          <table:table-cell table:formula="of:=VLOOKUP([.N19];[.$A$3:.$B$39];2)" office:value-type="string" office:string-value="" calcext:value-type="error">
            <text:p>#N/A</text:p>
          </table:table-cell>
          <table:table-cell table:number-columns-repeated="2"/>
          <table:table-cell table:formula="of:=VLOOKUP([.Q19];[.$A$3:.$B$39];2)" office:value-type="string" office:string-value="" calcext:value-type="error">
            <text:p>#N/A</text:p>
          </table:table-cell>
        </table:table-row>
        <table:table-row table:style-name="ro1">
          <table:table-cell table:style-name="ce13" office:value-type="string" calcext:value-type="string">
            <text:p>11</text:p>
          </table:table-cell>
          <table:table-cell table:style-name="ce13" office:value-type="string" calcext:value-type="string">
            <text:p>E8</text:p>
          </table:table-cell>
          <table:table-cell table:formula="of:=IF(COUNTIF([.$O$3:.$R$77];[.B20]);&quot;Yes&quot;;&quot;No&quot;)" office:value-type="string" office:string-value="Yes" calcext:value-type="string">
            <text:p>Yes</text:p>
          </table:table-cell>
          <table:table-cell table:number-columns-repeated="15"/>
        </table:table-row>
        <table:table-row table:style-name="ro1">
          <table:table-cell table:style-name="ce13" office:value-type="string" calcext:value-type="string">
            <text:p>12</text:p>
          </table:table-cell>
          <table:table-cell table:style-name="ce13" office:value-type="string" calcext:value-type="string">
            <text:p>E9</text:p>
          </table:table-cell>
          <table:table-cell table:formula="of:=IF(COUNTIF([.$O$3:.$R$77];[.B21]);&quot;Yes&quot;;&quot;No&quot;)" office:value-type="string" office:string-value="Yes" calcext:value-type="string">
            <text:p>Yes</text:p>
          </table:table-cell>
          <table:table-cell table:number-columns-repeated="10"/>
          <table:table-cell table:style-name="ce22" office:value-type="string" calcext:value-type="string" table:number-columns-spanned="2" table:number-rows-spanned="1">
            <text:p>SRAM U29</text:p>
          </table:table-cell>
          <table:covered-table-cell/>
          <table:table-cell table:number-columns-repeated="3"/>
        </table:table-row>
        <table:table-row table:style-name="ro1">
          <table:table-cell table:style-name="ce13" office:value-type="string" calcext:value-type="string">
            <text:p>13</text:p>
          </table:table-cell>
          <table:table-cell table:style-name="ce13" office:value-type="string" calcext:value-type="string">
            <text:p>E12</text:p>
          </table:table-cell>
          <table:table-cell table:formula="of:=IF(COUNTIF([.$O$3:.$R$77];[.B22]);&quot;Yes&quot;;&quot;No&quot;)" office:value-type="string" office:string-value="No" calcext:value-type="string">
            <text:p>No</text:p>
          </table:table-cell>
          <table:table-cell table:number-columns-repeated="7"/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IC Pin</text:p>
          </table:table-cell>
          <table:table-cell table:style-name="ce22" office:value-type="string" calcext:value-type="string">
            <text:p>FPGA Type</text:p>
          </table:table-cell>
          <table:table-cell table:style-name="ce22" office:value-type="string" calcext:value-type="string">
            <text:p>ID</text:p>
          </table:table-cell>
          <table:table-cell table:style-name="ce14" office:value-type="string" calcext:value-type="string">
            <text:p>FPGA Pin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4</text:p>
          </table:table-cell>
          <table:table-cell table:style-name="ce13" office:value-type="string" calcext:value-type="string">
            <text:p>E13</text:p>
          </table:table-cell>
          <table:table-cell table:formula="of:=IF(COUNTIF([.$O$3:.$R$77];[.B23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DQ0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3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5</text:p>
          </table:table-cell>
          <table:table-cell table:style-name="ce13" office:value-type="string" calcext:value-type="string">
            <text:p>J14</text:p>
          </table:table-cell>
          <table:table-cell table:formula="of:=IF(COUNTIF([.$O$3:.$R$77];[.B24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1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4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6</text:p>
          </table:table-cell>
          <table:table-cell table:style-name="ce13" office:value-type="string" calcext:value-type="string">
            <text:p>J15</text:p>
          </table:table-cell>
          <table:table-cell table:formula="of:=IF(COUNTIF([.$O$3:.$R$77];[.B25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2</text:p>
          </table:table-cell>
          <table:table-cell office:value-type="string" calcext:value-type="string">
            <text:p>5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5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7</text:p>
          </table:table-cell>
          <table:table-cell table:style-name="ce13" office:value-type="string" calcext:value-type="string">
            <text:p>J16</text:p>
          </table:table-cell>
          <table:table-cell table:formula="of:=IF(COUNTIF([.$O$3:.$R$77];[.B26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3</text:p>
          </table:table-cell>
          <table:table-cell office:value-type="string" calcext:value-type="string">
            <text:p>7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6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8</text:p>
          </table:table-cell>
          <table:table-cell table:style-name="ce13" office:value-type="string" calcext:value-type="string">
            <text:p>K12</text:p>
          </table:table-cell>
          <table:table-cell table:formula="of:=IF(COUNTIF([.$O$3:.$R$77];[.B27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DQ4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7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9</text:p>
          </table:table-cell>
          <table:table-cell table:style-name="ce13" office:value-type="string" calcext:value-type="string">
            <text:p>K14</text:p>
          </table:table-cell>
          <table:table-cell table:formula="of:=IF(COUNTIF([.$O$3:.$R$77];[.B28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5</text:p>
          </table:table-cell>
          <table:table-cell office:value-type="string" calcext:value-type="string">
            <text:p>10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8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A</text:p>
          </table:table-cell>
          <table:table-cell table:style-name="ce13" office:value-type="string" calcext:value-type="string">
            <text:p>K15</text:p>
          </table:table-cell>
          <table:table-cell table:formula="of:=IF(COUNTIF([.$O$3:.$R$77];[.B29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6</text:p>
          </table:table-cell>
          <table:table-cell office:value-type="string" calcext:value-type="string">
            <text:p>11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29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B</text:p>
          </table:table-cell>
          <table:table-cell table:style-name="ce13" office:value-type="string" calcext:value-type="string">
            <text:p>K16</text:p>
          </table:table-cell>
          <table:table-cell table:formula="of:=IF(COUNTIF([.$O$3:.$R$77];[.B30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7</text:p>
          </table:table-cell>
          <table:table-cell office:value-type="string" calcext:value-type="string">
            <text:p>13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30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C</text:p>
          </table:table-cell>
          <table:table-cell table:style-name="ce13" office:value-type="string" calcext:value-type="string">
            <text:p>L1</text:p>
          </table:table-cell>
          <table:table-cell table:formula="of:=IF(COUNTIF([.$O$3:.$R$77];[.B31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DQM0</text:p>
          </table:table-cell>
          <table:table-cell office:value-type="string" calcext:value-type="string">
            <text:p>16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1D</text:p>
          </table:table-cell>
          <table:table-cell table:style-name="ce13" office:value-type="string" calcext:value-type="string">
            <text:p>L2</text:p>
          </table:table-cell>
          <table:table-cell table:formula="of:=IF(COUNTIF([.$O$3:.$R$77];[.B32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WE#</text:p>
          </table:table-cell>
          <table:table-cell office:value-type="string" calcext:value-type="string">
            <text:p>1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5</text:p>
          </table:table-cell>
          <table:table-cell table:formula="of:=VLOOKUP([.N32];[.$A$3:.$B$39];2)" office:value-type="string" office:string-value="B5" calcext:value-type="string">
            <text:p>B5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E</text:p>
          </table:table-cell>
          <table:table-cell table:style-name="ce13" office:value-type="string" calcext:value-type="string">
            <text:p>M1</text:p>
          </table:table-cell>
          <table:table-cell table:formula="of:=IF(COUNTIF([.$O$3:.$R$77];[.B33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CAS#</text:p>
          </table:table-cell>
          <table:table-cell office:value-type="string" calcext:value-type="string">
            <text:p>1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0</text:p>
          </table:table-cell>
          <table:table-cell table:formula="of:=VLOOKUP([.N33];[.$A$3:.$B$39];2)" office:value-type="string" office:string-value="A6" calcext:value-type="string">
            <text:p>A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M2</text:p>
          </table:table-cell>
          <table:table-cell table:formula="of:=IF(COUNTIF([.$O$3:.$R$77];[.B34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RAS#</text:p>
          </table:table-cell>
          <table:table-cell office:value-type="string" calcext:value-type="string">
            <text:p>19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6</text:p>
          </table:table-cell>
          <table:table-cell table:formula="of:=VLOOKUP([.N34];[.$A$3:.$B$39];2)" office:value-type="string" office:string-value="B6" calcext:value-type="string">
            <text:p>B6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0</text:p>
          </table:table-cell>
          <table:table-cell table:style-name="ce13" office:value-type="string" calcext:value-type="string">
            <text:p>M6</text:p>
          </table:table-cell>
          <table:table-cell table:formula="of:=IF(COUNTIF([.$O$3:.$R$77];[.B35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CS#</text:p>
          </table:table-cell>
          <table:table-cell office:value-type="string" calcext:value-type="string">
            <text:p>20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21</text:p>
          </table:table-cell>
          <table:table-cell table:style-name="ce13" office:value-type="string" calcext:value-type="string">
            <text:p>M12</text:p>
          </table:table-cell>
          <table:table-cell table:formula="of:=IF(COUNTIF([.$O$3:.$R$77];[.B36]);&quot;Yes&quot;;&quot;No&quot;)" office:value-type="string" office:string-value="No" calcext:value-type="string">
            <text:p>No</text:p>
          </table:table-cell>
          <table:table-cell table:number-columns-repeated="7"/>
          <table:table-cell office:value-type="string" calcext:value-type="string">
            <text:p>BA0</text:p>
          </table:table-cell>
          <table:table-cell office:value-type="string" calcext:value-type="string">
            <text:p>2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7</text:p>
          </table:table-cell>
          <table:table-cell table:formula="of:=VLOOKUP([.N36];[.$A$3:.$B$39];2)" office:value-type="string" office:string-value="B7" calcext:value-type="string">
            <text:p>B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2</text:p>
          </table:table-cell>
          <table:table-cell table:style-name="ce13" office:value-type="string" calcext:value-type="string">
            <text:p>P1</text:p>
          </table:table-cell>
          <table:table-cell table:formula="of:=IF(COUNTIF([.$O$3:.$R$77];[.B37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BA1</text:p>
          </table:table-cell>
          <table:table-cell office:value-type="string" calcext:value-type="string">
            <text:p>2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2</text:p>
          </table:table-cell>
          <table:table-cell table:formula="of:=VLOOKUP([.N37];[.$A$3:.$B$39];2)" office:value-type="string" office:string-value="A8" calcext:value-type="string">
            <text:p>A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3</text:p>
          </table:table-cell>
          <table:table-cell table:style-name="ce13" office:value-type="string" calcext:value-type="string">
            <text:p>R1</text:p>
          </table:table-cell>
          <table:table-cell table:formula="of:=IF(COUNTIF([.$O$3:.$R$77];[.B38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A10/AP</text:p>
          </table:table-cell>
          <table:table-cell office:value-type="string" calcext:value-type="string">
            <text:p>2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8</text:p>
          </table:table-cell>
          <table:table-cell table:formula="of:=VLOOKUP([.N38];[.$A$3:.$B$39];2)" office:value-type="string" office:string-value="B8" calcext:value-type="string">
            <text:p>B8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24</text:p>
          </table:table-cell>
          <table:table-cell table:style-name="ce13" office:value-type="string" calcext:value-type="string">
            <text:p>R5</text:p>
          </table:table-cell>
          <table:table-cell table:formula="of:=IF(COUNTIF([.$O$3:.$R$77];[.B39]);&quot;Yes&quot;;&quot;No&quot;)" office:value-type="string" office:string-value="Yes" calcext:value-type="string">
            <text:p>Yes</text:p>
          </table:table-cell>
          <table:table-cell table:number-columns-repeated="7"/>
          <table:table-cell office:value-type="string" calcext:value-type="string">
            <text:p>A0</text:p>
          </table:table-cell>
          <table:table-cell office:value-type="string" calcext:value-type="string">
            <text:p>2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3</text:p>
          </table:table-cell>
          <table:table-cell table:formula="of:=VLOOKUP([.N39];[.$A$3:.$B$39];2)" office:value-type="string" office:string-value="A9" calcext:value-type="string">
            <text:p>A9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A10/AP</text:p>
          </table:table-cell>
          <table:table-cell office:value-type="string" calcext:value-type="string">
            <text:p>2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9</text:p>
          </table:table-cell>
          <table:table-cell table:formula="of:=VLOOKUP([.N40];[.$A$3:.$B$39];2)" office:value-type="string" office:string-value="B9" calcext:value-type="string">
            <text:p>B9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3" office:value-type="string" calcext:value-type="string">
            <text:p>Total</text:p>
          </table:table-cell>
          <table:table-cell table:formula="of:=COUNTIF([.C3:.C39];&quot;Yes&quot;)"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27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A</text:p>
          </table:table-cell>
          <table:table-cell table:formula="of:=VLOOKUP([.N41];[.$A$3:.$B$39];2)" office:value-type="string" office:string-value="B10" calcext:value-type="string">
            <text:p>B10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M2</text:p>
          </table:table-cell>
          <table:table-cell office:value-type="string" calcext:value-type="string">
            <text:p>28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16</text:p>
          </table:table-cell>
          <table:table-cell office:value-type="string" calcext:value-type="string">
            <text:p>31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3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17</text:p>
          </table:table-cell>
          <table:table-cell office:value-type="string" calcext:value-type="string">
            <text:p>33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4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18</text:p>
          </table:table-cell>
          <table:table-cell office:value-type="string" calcext:value-type="string">
            <text:p>34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5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19</text:p>
          </table:table-cell>
          <table:table-cell office:value-type="string" calcext:value-type="string">
            <text:p>36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6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style-name="ce13" table:number-columns-repeated="2"/>
          <table:table-cell table:number-columns-repeated="8"/>
          <table:table-cell office:value-type="string" calcext:value-type="string">
            <text:p>DQ20</text:p>
          </table:table-cell>
          <table:table-cell office:value-type="string" calcext:value-type="string">
            <text:p>37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7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1</text:p>
          </table:table-cell>
          <table:table-cell office:value-type="string" calcext:value-type="string">
            <text:p>39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8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2</text:p>
          </table:table-cell>
          <table:table-cell office:value-type="string" calcext:value-type="string">
            <text:p>40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49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3</text:p>
          </table:table-cell>
          <table:table-cell office:value-type="string" calcext:value-type="string">
            <text:p>42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0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4</text:p>
          </table:table-cell>
          <table:table-cell office:value-type="string" calcext:value-type="string">
            <text:p>45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1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5</text:p>
          </table:table-cell>
          <table:table-cell office:value-type="string" calcext:value-type="string">
            <text:p>47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2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6</text:p>
          </table:table-cell>
          <table:table-cell office:value-type="string" calcext:value-type="string">
            <text:p>48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3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7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4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8</text:p>
          </table:table-cell>
          <table:table-cell office:value-type="string" calcext:value-type="string">
            <text:p>51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5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29</text:p>
          </table:table-cell>
          <table:table-cell office:value-type="string" calcext:value-type="string">
            <text:p>53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6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30</text:p>
          </table:table-cell>
          <table:table-cell office:value-type="string" calcext:value-type="string">
            <text:p>54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7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31</text:p>
          </table:table-cell>
          <table:table-cell office:value-type="string" calcext:value-type="string">
            <text:p>56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58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M3</text:p>
          </table:table-cell>
          <table:table-cell office:value-type="string" calcext:value-type="string">
            <text:p>59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A3</text:p>
          </table:table-cell>
          <table:table-cell office:value-type="string" calcext:value-type="string">
            <text:p>60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E</text:p>
          </table:table-cell>
          <table:table-cell table:formula="of:=VLOOKUP([.N60];[.$A$3:.$B$39];2)" office:value-type="string" office:string-value="C10" calcext:value-type="string">
            <text:p>C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4</text:p>
          </table:table-cell>
          <table:table-cell office:value-type="string" calcext:value-type="string">
            <text:p>61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0</text:p>
          </table:table-cell>
          <table:table-cell table:formula="of:=VLOOKUP([.N61];[.$A$3:.$B$39];2)" office:value-type="string" office:string-value="D9" calcext:value-type="string">
            <text:p>D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5</text:p>
          </table:table-cell>
          <table:table-cell office:value-type="string" calcext:value-type="string">
            <text:p>62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D</text:p>
          </table:table-cell>
          <table:table-cell table:formula="of:=VLOOKUP([.N62];[.$A$3:.$B$39];2)" office:value-type="string" office:string-value="C9" calcext:value-type="string">
            <text:p>C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6</text:p>
          </table:table-cell>
          <table:table-cell office:value-type="string" calcext:value-type="string">
            <text:p>63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2</text:p>
          </table:table-cell>
          <table:table-cell table:formula="of:=VLOOKUP([.N63];[.$A$3:.$B$39];2)" office:value-type="string" office:string-value="E9" calcext:value-type="string">
            <text:p>E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7</text:p>
          </table:table-cell>
          <table:table-cell office:value-type="string" calcext:value-type="string">
            <text:p>64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F</text:p>
          </table:table-cell>
          <table:table-cell table:formula="of:=VLOOKUP([.N64];[.$A$3:.$B$39];2)" office:value-type="string" office:string-value="D8" calcext:value-type="string">
            <text:p>D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8</text:p>
          </table:table-cell>
          <table:table-cell office:value-type="string" calcext:value-type="string">
            <text:p>65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11</text:p>
          </table:table-cell>
          <table:table-cell table:formula="of:=VLOOKUP([.N65];[.$A$3:.$B$39];2)" office:value-type="string" office:string-value="E8" calcext:value-type="string">
            <text:p>E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9</text:p>
          </table:table-cell>
          <table:table-cell office:value-type="string" calcext:value-type="string">
            <text:p>66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B</text:p>
          </table:table-cell>
          <table:table-cell table:formula="of:=VLOOKUP([.N66];[.$A$3:.$B$39];2)" office:value-type="string" office:string-value="C7" calcext:value-type="string">
            <text:p>C7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KE</text:p>
          </table:table-cell>
          <table:table-cell office:value-type="string" calcext:value-type="string">
            <text:p>67</text:p>
          </table:table-cell>
          <table:table-cell table:style-name="Default"/>
          <table:table-cell office:value-type="string" calcext:value-type="string">
            <text:p>VCC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CLK</text:p>
          </table:table-cell>
          <table:table-cell office:value-type="string" calcext:value-type="string">
            <text:p>68</text:p>
          </table:table-cell>
          <table:table-cell table:style-name="Default" office:value-type="string" calcext:value-type="string">
            <text:p>Output</text:p>
          </table:table-cell>
          <table:table-cell office:value-type="string" calcext:value-type="string">
            <text:p>0C</text:p>
          </table:table-cell>
          <table:table-cell table:formula="of:=VLOOKUP([.N68];[.$A$3:.$B$39];2)" office:value-type="string" office:string-value="C8" calcext:value-type="string">
            <text:p>C8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M1</text:p>
          </table:table-cell>
          <table:table-cell office:value-type="string" calcext:value-type="string">
            <text:p>71</text:p>
          </table:table-cell>
          <table:table-cell table:style-name="Default"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DQ8</text:p>
          </table:table-cell>
          <table:table-cell office:value-type="string" calcext:value-type="string">
            <text:p>74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0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9</text:p>
          </table:table-cell>
          <table:table-cell office:value-type="string" calcext:value-type="string">
            <text:p>76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1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0</text:p>
          </table:table-cell>
          <table:table-cell office:value-type="string" calcext:value-type="string">
            <text:p>77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2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1</text:p>
          </table:table-cell>
          <table:table-cell office:value-type="string" calcext:value-type="string">
            <text:p>79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3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2</text:p>
          </table:table-cell>
          <table:table-cell office:value-type="string" calcext:value-type="string">
            <text:p>80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4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3</text:p>
          </table:table-cell>
          <table:table-cell office:value-type="string" calcext:value-type="string">
            <text:p>82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5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4</text:p>
          </table:table-cell>
          <table:table-cell office:value-type="string" calcext:value-type="string">
            <text:p>83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6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Q15</text:p>
          </table:table-cell>
          <table:table-cell office:value-type="string" calcext:value-type="string">
            <text:p>85</text:p>
          </table:table-cell>
          <table:table-cell table:style-name="Default" office:value-type="string" calcext:value-type="string">
            <text:p>Bidi</text:p>
          </table:table-cell>
          <table:table-cell/>
          <table:table-cell table:formula="of:=VLOOKUP([.N77];[.$E$3:.$F$39];2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7.1" table:style-name="ta1">
        <table:table-column table:style-name="co26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 table:number-columns-spanned="3" table:number-rows-spanned="1">
            <text:p>Standard(s)</text:p>
          </table:table-cell>
          <table:covered-table-cell table:number-columns-repeated="2" table:style-name="ce1"/>
          <table:table-cell table:style-name="ce1" office:value-type="string" calcext:value-type="string">
            <text:p>Block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1003"/>
          <table:table-cell table:style-name="ce25" table:number-columns-repeated="1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B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3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3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2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B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D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LED J15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3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29</text:p>
          </table:table-cell>
          <table:table-cell office:value-type="string" calcext:value-type="string">
            <text:p>DQ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W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C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LED J16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G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32</text:p>
          </table:table-cell>
          <table:table-cell office:value-type="string" calcext:value-type="string">
            <text:p>DQ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R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A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2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4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SDRAM U32</text:p>
          </table:table-cell>
          <table:table-cell office:value-type="string" calcext:value-type="string">
            <text:p>DQ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3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CMOS33D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DRAM</text:p>
          </table:table-cell>
          <table:table-cell office:value-type="string" calcext:value-type="string">
            <text:p>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29</text:p>
          </table:table-cell>
          <table:table-cell office:value-type="string" calcext:value-type="string">
            <text:p>DQ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/>
          <table:table-cell office:value-type="string" calcext:value-type="string">
            <text:p>SDRAM</text:p>
          </table:table-cell>
          <table:table-cell office:value-type="string" calcext:value-type="string">
            <text:p>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SDRAM U32</text:p>
          </table:table-cell>
          <table:table-cell office:value-type="string" calcext:value-type="string">
            <text:p>DQ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table:style-name="ce24" office:value-type="string" calcext:value-type="string">
            <text:p>Not document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LED J15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4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2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5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3</text:p>
          </table:table-cell>
          <table:table-cell table:style-name="ce23"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5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15</text:p>
          </table:table-cell>
          <table:table-cell table:style-name="ce23"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9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6</text:p>
          </table:table-cell>
          <table:table-cell table:style-name="ce23"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1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5</text:p>
          </table:table-cell>
          <table:table-cell table:style-name="ce23"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_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GTX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_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6</text:p>
          </table:table-cell>
          <table:table-cell office:value-type="string" calcext:value-type="string">
            <text:p>G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8</text:p>
          </table:table-cell>
          <table:table-cell office:value-type="string" calcext:value-type="string">
            <text:p>B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7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2"/>
          <table:table-cell office:value-type="string" calcext:value-type="string">
            <text:p>LED J7</text:p>
          </table:table-cell>
          <table:table-cell office:value-type="string" calcext:value-type="string">
            <text:p>R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9</text:p>
          </table:table-cell>
          <table:table-cell office:value-type="string" calcext:value-type="string">
            <text:p>R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GTXCL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User</text:p>
          </table:table-cell>
          <table:table-cell office:value-type="string" calcext:value-type="string">
            <text:p>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LED J10</text:p>
          </table:table-cell>
          <table:table-cell office:value-type="string" calcext:value-type="string">
            <text:p>B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0</text:p>
          </table:table-cell>
          <table:table-cell office:value-type="string" calcext:value-type="string">
            <text:p>RXD_D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CS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N11</text:p>
          </table:table-cell>
          <table:table-cell table:style-name="ce23" office:value-type="string" calcext:value-type="string">
            <text:p>bidi</text:p>
          </table:table-cell>
          <table:table-cell table:style-name="ce23" office:value-type="string" calcext:value-type="string">
            <text:p>LVCMOS18</text:p>
          </table:table-cell>
          <table:table-cell table:style-name="ce23" office:value-type="string" calcext:value-type="string">
            <text:p>SSTL18_II</text:p>
          </table:table-cell>
          <table:table-cell/>
          <table:table-cell office:value-type="string" calcext:value-type="string">
            <text:p>Flash</text:p>
          </table:table-cell>
          <table:table-cell office:value-type="string" calcext:value-type="string">
            <text:p>S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LVCMOS18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R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0</text:p>
          </table:table-cell>
          <table:table-cell office:value-type="string" calcext:value-type="string">
            <text:p>T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MD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RE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LVCMOS18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25MHz 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SSTL15D_II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PHY1</text:p>
          </table:table-cell>
          <table:table-cell office:value-type="string" calcext:value-type="string">
            <text:p>R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_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</text:p>
          </table:table-cell>
          <table:table-cell office:value-type="string" calcext:value-type="string">
            <text:p>M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CMOS25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VTTL33</text:p>
          </table:table-cell>
          <table:table-cell table:number-columns-repeated="2"/>
          <table:table-cell office:value-type="string" calcext:value-type="string">
            <text:p>Flash</text:p>
          </table:table-cell>
          <table:table-cell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3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CMOS18</text:p>
          </table:table-cell>
          <table:table-cell office:value-type="string" calcext:value-type="string">
            <text:p>SSTL18_II</text:p>
          </table:table-cell>
          <table:table-cell/>
          <table:table-cell office:value-type="string" calcext:value-type="string">
            <text:p>PHY1</text:p>
          </table:table-cell>
          <table:table-cell office:value-type="string" calcext:value-type="string">
            <text:p>T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LVTTL33</text:p>
          </table:table-cell>
          <table:table-cell office:value-type="string" calcext:value-type="string">
            <text:p>SSTL18_I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15</text:p>
          </table:table-cell>
          <table:table-cell office:value-type="string" calcext:value-type="string">
            <text:p>bidi</text:p>
          </table:table-cell>
          <table:table-cell office:value-type="string" calcext:value-type="string">
            <text:p>SSTL18_II</text:p>
          </table:table-cell>
          <table:table-cell office:value-type="string" calcext:value-type="string">
            <text:p>LVTTL33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v6.0'.A1:'v6.0'.D1048576">
          <table:sort>
            <table:sort-by table:field-number="0" table:data-type="automatic"/>
          </table:sort>
        </table:database-range>
        <table:database-range table:name="__Anonymous_Sheet_DB__3" table:target-range-address="'v7.1'.A1:'v7.1'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23:23:58.763955746</meta:creation-date>
    <dc:date>2020-08-22T04:23:29.147065397</dc:date>
    <meta:editing-duration>P1DT1H27M5S</meta:editing-duration>
    <meta:editing-cycles>41</meta:editing-cycles>
    <meta:generator>LibreOffice/6.0.7.3$Linux_X86_64 LibreOffice_project/00m0$Build-3</meta:generator>
    <meta:document-statistic meta:table-count="4" meta:cell-count="3483" meta:object-count="0"/>
  </office:meta>
</office:document-meta>
</file>